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C" style:family="table-column">
      <style:table-column-properties style:column-width="4.016in" style:rel-column-width="393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8847in"/>
    </style:style>
    <style:style style:name="Table2.C" style:family="table-column">
      <style:table-column-properties style:column-width="1.3465in"/>
    </style:style>
    <style:style style:name="Table2.F" style:family="table-column">
      <style:table-column-properties style:column-width="1.1208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0.8847in"/>
    </style:style>
    <style:style style:name="Table3.C" style:family="table-column">
      <style:table-column-properties style:column-width="1.3465in"/>
    </style:style>
    <style:style style:name="Table3.F" style:family="table-column">
      <style:table-column-properties style:column-width="1.120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153in"/>
    </style:style>
    <style:style style:name="Table4.B" style:family="table-column">
      <style:table-column-properties style:column-width="0.8847in"/>
    </style:style>
    <style:style style:name="Table4.C" style:family="table-column">
      <style:table-column-properties style:column-width="1.3465in"/>
    </style:style>
    <style:style style:name="Table4.F" style:family="table-column">
      <style:table-column-properties style:column-width="1.1208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153in"/>
    </style:style>
    <style:style style:name="Table5.B" style:family="table-column">
      <style:table-column-properties style:column-width="0.8847in"/>
    </style:style>
    <style:style style:name="Table5.C" style:family="table-column">
      <style:table-column-properties style:column-width="1.3465in"/>
    </style:style>
    <style:style style:name="Table5.F" style:family="table-column">
      <style:table-column-properties style:column-width="1.1208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153in"/>
    </style:style>
    <style:style style:name="Table6.B" style:family="table-column">
      <style:table-column-properties style:column-width="0.8847in"/>
    </style:style>
    <style:style style:name="Table6.C" style:family="table-column">
      <style:table-column-properties style:column-width="1.3465in"/>
    </style:style>
    <style:style style:name="Table6.F" style:family="table-column">
      <style:table-column-properties style:column-width="1.1208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153in"/>
    </style:style>
    <style:style style:name="Table7.B" style:family="table-column">
      <style:table-column-properties style:column-width="0.8847in"/>
    </style:style>
    <style:style style:name="Table7.C" style:family="table-column">
      <style:table-column-properties style:column-width="1.3465in"/>
    </style:style>
    <style:style style:name="Table7.F" style:family="table-column">
      <style:table-column-properties style:column-width="1.1208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9in" style:rel-column-width="13107*"/>
    </style:style>
    <style:style style:name="Table8.D" style:family="table-column">
      <style:table-column-properties style:column-width="2.6771in" style:rel-column-width="26214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3389in" style:rel-column-width="13107*"/>
    </style:style>
    <style:style style:name="Table9.D" style:family="table-column">
      <style:table-column-properties style:column-width="2.6771in" style:rel-column-width="26214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3389in" style:rel-column-width="13107*"/>
    </style:style>
    <style:style style:name="Table10.D" style:family="table-column">
      <style:table-column-properties style:column-width="2.6771in" style:rel-column-width="26214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389in" style:rel-column-width="13107*"/>
    </style:style>
    <style:style style:name="Table11.D" style:family="table-column">
      <style:table-column-properties style:column-width="2.6771in" style:rel-column-width="26214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3389in" style:rel-column-width="13107*"/>
    </style:style>
    <style:style style:name="Table12.D" style:family="table-column">
      <style:table-column-properties style:column-width="2.6771in" style:rel-column-width="26214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3389in" style:rel-column-width="13107*"/>
    </style:style>
    <style:style style:name="Table13.D" style:family="table-column">
      <style:table-column-properties style:column-width="2.6771in" style:rel-column-width="26214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1153in"/>
    </style:style>
    <style:style style:name="Table14.B" style:family="table-column">
      <style:table-column-properties style:column-width="0.8847in"/>
    </style:style>
    <style:style style:name="Table14.C" style:family="table-column">
      <style:table-column-properties style:column-width="1.3465in"/>
    </style:style>
    <style:style style:name="Table14.F" style:family="table-column">
      <style:table-column-properties style:column-width="1.1208in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3389in" style:rel-column-width="13107*"/>
    </style:style>
    <style:style style:name="Table15.D" style:family="table-column">
      <style:table-column-properties style:column-width="2.6771in" style:rel-column-width="26214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1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style:font-name="Ubuntu Condensed" fo:font-size="14pt" fo:letter-spacing="normal" officeooo:paragraph-rsid="0024725f" style:font-name-asian="Ubuntu Condensed" style:font-size-asian="14pt" style:font-style-asian="normal" style:font-weight-asian="normal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4725f" officeooo:paragraph-rsid="0023ad3e" style:font-name-asian="Ubuntu Condensed" style:font-size-asian="14pt" style:font-style-asian="normal" style:font-weight-asian="normal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74faf" officeooo:paragraph-rsid="00274faf" style:font-name-asian="Ubuntu Condensed" style:font-size-asian="14pt" style:font-style-asian="normal" style:font-weight-asian="normal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274faf" style:font-name-asian="Ubuntu Condensed" style:font-size-asian="14pt" style:font-style-asian="normal" style:font-weight-asian="normal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48b8fc" style:font-name-asian="Ubuntu Condensed" style:font-size-asian="14pt" style:font-style-asian="normal" style:font-weight-asian="normal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493e6e" style:font-name-asian="Ubuntu Condensed" style:font-size-asian="14pt" style:font-style-asian="normal" style:font-weight-asian="normal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4c6601" style:font-name-asian="Ubuntu Condensed" style:font-size-asian="14pt" style:font-style-asian="normal" style:font-weight-asian="normal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53436b" style:font-name-asian="Ubuntu Condensed" style:font-size-asian="14pt" style:font-style-asian="normal" style:font-weight-asian="normal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d02a2" officeooo:paragraph-rsid="002d3e7b" style:font-name-asian="Ubuntu Condensed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41d3bd" officeooo:paragraph-rsid="0041d3bd" style:font-name-asian="Ubuntu Condensed" style:font-size-asian="14pt" style:font-style-asian="normal" style:font-weight-asian="normal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48b8fc" officeooo:paragraph-rsid="0048b8fc" style:font-name-asian="Ubuntu Condensed" style:font-size-asian="14pt" style:font-style-asian="normal" style:font-weight-asian="normal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274faf" style:font-name-asian="Ubuntu Condensed" style:font-size-asian="12.25pt" style:font-style-asian="normal" style:font-weight-asian="normal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74faf" officeooo:paragraph-rsid="00274faf" style:font-name-asian="Ubuntu Condensed" style:font-size-asian="12.25pt" style:font-style-asian="normal" style:font-weight-asian="normal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74faf" officeooo:paragraph-rsid="00274faf" style:font-name-asian="Ubuntu Condensed" style:font-size-asian="16pt" style:font-style-asian="normal" style:font-weight-asian="normal" style:font-size-complex="16pt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9e1f7" officeooo:paragraph-rsid="00274faf" style:font-name-asian="Ubuntu Condensed" style:font-size-asian="16pt" style:font-style-asian="normal" style:font-weight-asian="normal" style:font-size-complex="16pt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9e1f7" officeooo:paragraph-rsid="0048b8fc" style:font-name-asian="Ubuntu Condensed" style:font-size-asian="16pt" style:font-style-asian="normal" style:font-weight-asian="normal" style:font-size-complex="16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9e1f7" officeooo:paragraph-rsid="00493e6e" style:font-name-asian="Ubuntu Condensed" style:font-size-asian="16pt" style:font-style-asian="normal" style:font-weight-asian="normal" style:font-size-complex="16pt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9e1f7" officeooo:paragraph-rsid="004c6601" style:font-name-asian="Ubuntu Condensed" style:font-size-asian="16pt" style:font-style-asian="normal" style:font-weight-asian="normal" style:font-size-complex="16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cdb20" officeooo:paragraph-rsid="002cdb20" style:font-name-asian="Ubuntu Condensed" style:font-size-asian="16pt" style:font-style-asian="normal" style:font-weight-asian="normal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cdb20" officeooo:paragraph-rsid="00274faf" style:font-name-asian="Ubuntu Condensed" style:font-size-asian="16pt" style:font-style-asian="normal" style:font-weight-asian="normal" style:font-size-complex="16pt"/>
    </style:style>
    <style:style style:name="P2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3980b8" officeooo:paragraph-rsid="00274faf" style:font-name-asian="Ubuntu Condensed" style:font-size-asian="16pt" style:font-style-asian="normal" style:font-weight-asian="normal" style:font-size-complex="16pt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9e1f7" officeooo:paragraph-rsid="00274faf" style:font-name-asian="Ubuntu Condensed" style:font-size-asian="14pt" style:font-style-asian="normal" style:font-weight-asian="normal" style:font-size-complex="16pt"/>
    </style:style>
    <style:style style:name="P2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cdb20" officeooo:paragraph-rsid="002ec0d3" style:font-name-asian="Ubuntu Condensed" style:font-size-asian="14pt" style:font-style-asian="normal" style:font-weight-asian="normal" style:font-size-complex="16pt"/>
    </style:style>
    <style:style style:name="P2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cdb20" officeooo:paragraph-rsid="00274faf" style:font-name-asian="Ubuntu Condensed" style:font-size-asian="14pt" style:font-style-asian="normal" style:font-weight-asian="normal" style:font-size-complex="16pt"/>
    </style:style>
    <style:style style:name="P2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8pt" fo:letter-spacing="normal" officeooo:rsid="00274faf" officeooo:paragraph-rsid="00274faf" style:font-name-asian="Ubuntu Condensed" style:font-size-asian="18pt" style:font-style-asian="normal" style:font-weight-asian="normal" style:font-size-complex="18pt"/>
    </style:style>
    <style:style style:name="P2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8pt" fo:letter-spacing="normal" officeooo:rsid="003980b8" officeooo:paragraph-rsid="003980b8" style:font-name-asian="Ubuntu Condensed" style:font-size-asian="18pt" style:font-style-asian="normal" style:font-weight-asian="normal" style:font-size-complex="18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Ubuntu Condensed" fo:font-size="18pt" officeooo:rsid="001c677a" officeooo:paragraph-rsid="001c677a" style:font-name-asian="Ubuntu Condensed" style:font-size-asian="18pt" style:font-size-complex="18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Ubuntu Condensed" fo:font-size="18pt" officeooo:rsid="001c6918" officeooo:paragraph-rsid="001c6918" style:font-name-asian="Ubuntu Condensed" style:font-size-asian="18pt" style:font-size-complex="18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Ubuntu Condensed" fo:font-size="18pt" officeooo:rsid="001daffb" officeooo:paragraph-rsid="001daffb" style:font-name-asian="Ubuntu Condensed" style:font-size-asian="18pt" style:font-size-complex="18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77a" officeooo:paragraph-rsid="001c677a" style:font-name-asian="Ubuntu Condensed" style:font-size-asian="14pt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77a" officeooo:paragraph-rsid="001daffb" style:font-name-asian="Ubuntu Condensed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918" officeooo:paragraph-rsid="001c677a" style:font-name-asian="Ubuntu Condensed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918" officeooo:paragraph-rsid="001c6918" style:font-name-asian="Ubuntu Condensed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daffb" officeooo:paragraph-rsid="001daffb" style:font-name-asian="Ubuntu Condensed" style:font-size-asian="14pt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Ubuntu Condensed" fo:font-size="14pt" officeooo:rsid="00089c06" officeooo:paragraph-rsid="001daffb" style:font-name-asian="Ubuntu Condensed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Ubuntu Condensed" fo:font-size="14pt" style:font-name-asian="Ubuntu Condensed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Ubuntu Condensed" fo:font-size="14pt" officeooo:paragraph-rsid="0023ad3e" style:font-name-asian="Ubuntu Condensed" style:font-size-asian="14pt" style:font-size-complex="14pt"/>
    </style:style>
    <style:style style:name="P38" style:family="paragraph" style:parent-style-name="Standard">
      <style:text-properties style:font-name="Ubuntu Condensed" fo:font-size="14pt" officeooo:rsid="00588cc5" officeooo:paragraph-rsid="00588cc5" style:font-name-asian="Ubuntu Condensed" style:font-size-asian="14pt" style:font-size-complex="14pt"/>
    </style:style>
    <style:style style:name="P39" style:family="paragraph" style:parent-style-name="Standard">
      <style:text-properties style:font-name="Ubuntu Condensed" fo:font-size="14pt" officeooo:paragraph-rsid="00588cc5" style:font-name-asian="Ubuntu Condensed" style:font-size-asian="14pt" style:font-size-complex="14pt"/>
    </style:style>
    <style:style style:name="P40" style:family="paragraph" style:parent-style-name="Standard">
      <style:text-properties style:font-name="Ubuntu Condensed" fo:font-size="14pt" officeooo:paragraph-rsid="005bd0f8" style:font-name-asian="Ubuntu Condensed" style:font-size-asian="14pt" style:font-size-complex="14pt"/>
    </style:style>
    <style:style style:name="P41" style:family="paragraph" style:parent-style-name="Standard">
      <style:text-properties style:font-name="Ubuntu Condensed" fo:font-size="14pt" officeooo:paragraph-rsid="005ed737" style:font-name-asian="Ubuntu Condensed" style:font-size-asian="14pt" style:font-size-complex="14pt"/>
    </style:style>
    <style:style style:name="P42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918" officeooo:paragraph-rsid="001c6918" style:font-name-asian="Ubuntu Condensed" style:font-size-asian="12.25pt" style:font-size-complex="14pt"/>
    </style:style>
    <style:style style:name="P43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daffb" officeooo:paragraph-rsid="001daffb" style:font-name-asian="Ubuntu Condensed" style:font-size-asian="12.25pt" style:font-size-complex="14pt"/>
    </style:style>
    <style:style style:name="P44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77a" officeooo:paragraph-rsid="001c677a" style:font-name-asian="Ubuntu Condensed" style:font-size-asian="12.25pt" style:font-size-complex="14pt"/>
    </style:style>
    <style:style style:name="P45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ed93e" officeooo:paragraph-rsid="001ed93e" style:font-name-asian="Ubuntu Condensed" style:font-size-asian="12.25pt" style:font-size-complex="14pt"/>
    </style:style>
    <style:style style:name="P46" style:family="paragraph" style:parent-style-name="Standard">
      <style:paragraph-properties fo:line-height="150%" fo:text-align="start" style:justify-single-word="false"/>
      <style:text-properties style:font-name="Ubuntu Condensed" fo:font-size="14pt" officeooo:rsid="0023ad3e" officeooo:paragraph-rsid="001ed93e" style:font-name-asian="Ubuntu Condensed" style:font-size-asian="12.25pt" style:font-size-complex="14pt"/>
    </style:style>
    <style:style style:name="P47" style:family="paragraph" style:parent-style-name="Standard">
      <style:paragraph-properties fo:line-height="150%" fo:text-align="start" style:justify-single-word="false"/>
      <style:text-properties style:font-name="Ubuntu Condensed" fo:font-size="16pt" officeooo:rsid="001c677a" officeooo:paragraph-rsid="001c677a" style:font-name-asian="Ubuntu Condensed" style:font-size-asian="16pt" style:font-size-complex="16pt"/>
    </style:style>
    <style:style style:name="P48" style:family="paragraph" style:parent-style-name="Standard">
      <style:paragraph-properties fo:line-height="150%" fo:text-align="start" style:justify-single-word="false"/>
      <style:text-properties style:font-name="Ubuntu Condensed" fo:font-size="16pt" officeooo:rsid="001c6918" officeooo:paragraph-rsid="001c6918" style:font-name-asian="Ubuntu Condensed" style:font-size-asian="16pt" style:font-size-complex="16pt"/>
    </style:style>
    <style:style style:name="P49" style:family="paragraph" style:parent-style-name="Standard">
      <style:paragraph-properties fo:line-height="150%" fo:text-align="start" style:justify-single-word="false"/>
      <style:text-properties style:font-name="Ubuntu Condensed" fo:font-size="16pt" officeooo:rsid="001daffb" officeooo:paragraph-rsid="001daffb" style:font-name-asian="Ubuntu Condensed" style:font-size-asian="16pt" style:font-size-complex="16pt"/>
    </style:style>
    <style:style style:name="P50" style:family="paragraph" style:parent-style-name="Standard">
      <style:paragraph-properties fo:line-height="150%" fo:text-align="start" style:justify-single-word="false"/>
      <style:text-properties style:font-name="Ubuntu Condensed" fo:font-size="16pt" officeooo:rsid="0023ad3e" officeooo:paragraph-rsid="0023ad3e" style:font-name-asian="Ubuntu Condensed" style:font-size-asian="16pt" style:font-size-complex="16pt"/>
    </style:style>
    <style:style style:name="P51" style:family="paragraph" style:parent-style-name="Standard">
      <style:paragraph-properties fo:line-height="150%" fo:text-align="start" style:justify-single-word="false"/>
      <style:text-properties style:font-name="Ubuntu Condensed" fo:font-size="16pt" officeooo:rsid="00274faf" officeooo:paragraph-rsid="00274faf" style:font-name-asian="Ubuntu Condensed" style:font-size-asian="16pt" style:font-size-complex="16pt"/>
    </style:style>
    <style:style style:name="P52" style:family="paragraph" style:parent-style-name="Standard">
      <style:paragraph-properties fo:line-height="150%" fo:text-align="start" style:justify-single-word="false"/>
      <style:text-properties style:font-name="Ubuntu Condensed" fo:font-size="16pt" officeooo:rsid="001ed93e" officeooo:paragraph-rsid="001ed93e" style:font-name-asian="Ubuntu Condensed" style:font-size-asian="16pt" style:font-size-complex="16pt"/>
    </style:style>
    <style:style style:name="P53" style:family="paragraph" style:parent-style-name="Standard">
      <style:paragraph-properties fo:line-height="150%" fo:text-align="start" style:justify-single-word="false"/>
      <style:text-properties style:font-name="Ubuntu Condensed" fo:font-size="16pt" officeooo:rsid="001daffb" officeooo:paragraph-rsid="001daffb" style:font-name-asian="Ubuntu Condensed" style:font-size-asian="14pt" style:font-size-complex="16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Ubuntu Condensed" fo:font-size="24pt" style:font-name-asian="Ubuntu Condensed" style:font-size-asian="24pt" style:font-size-complex="24pt"/>
    </style:style>
    <style:style style:name="P55" style:family="paragraph" style:parent-style-name="Standard">
      <style:paragraph-properties fo:line-height="150%" fo:text-align="start" style:justify-single-word="false"/>
      <style:text-properties style:font-name="Ubuntu Condensed" fo:font-size="20pt" style:font-name-asian="Ubuntu Condensed" style:font-size-asian="17.5pt" style:font-size-complex="20pt"/>
    </style:style>
    <style:style style:name="P56" style:family="paragraph" style:parent-style-name="Standard">
      <style:paragraph-properties fo:line-height="150%" fo:text-align="start" style:justify-single-word="false"/>
      <style:text-properties officeooo:paragraph-rsid="0024725f"/>
    </style:style>
    <style:style style:name="P57" style:family="paragraph" style:parent-style-name="Standard">
      <style:text-properties officeooo:paragraph-rsid="005ed737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style:font-name="Ubuntu Condensed" fo:font-size="14pt" fo:letter-spacing="normal" officeooo:paragraph-rsid="0024725f" style:font-name-asian="Ubuntu Condensed" style:font-size-asian="14pt" style:font-style-asian="normal" style:font-weight-asian="normal" style:font-size-complex="14pt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style:font-name="Ubuntu Condensed" fo:font-size="16pt" fo:letter-spacing="normal" officeooo:rsid="00274faf" officeooo:paragraph-rsid="00274faf" style:font-name-asian="Ubuntu Condensed" style:font-size-asian="16pt" style:font-style-asian="normal" style:font-weight-asian="normal" style:font-size-complex="16pt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letter-spacing="normal" officeooo:paragraph-rsid="0024725f" style:font-size-asian="12pt" style:font-style-asian="normal" style:font-weight-asian="normal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letter-spacing="normal" officeooo:paragraph-rsid="0024725f"/>
    </style:style>
    <style:style style:name="P62" style:family="paragraph" style:parent-style-name="Table_20_Contents">
      <style:paragraph-properties fo:text-align="center" style:justify-single-word="false"/>
      <style:text-properties style:font-name="Ubuntu Condensed" fo:font-size="14pt" officeooo:rsid="002ec0d3" officeooo:paragraph-rsid="002ec0d3" style:font-name-asian="Ubuntu Condensed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Ubuntu Condensed" fo:font-size="14pt" style:font-name-asian="Ubuntu Condensed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Ubuntu Condensed" fo:font-size="14pt" officeooo:paragraph-rsid="0048b8fc" style:font-name-asian="Ubuntu Condensed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Ubuntu Condensed" fo:font-size="14pt" officeooo:paragraph-rsid="00493e6e" style:font-name-asian="Ubuntu Condensed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Ubuntu Condensed" fo:font-size="14pt" officeooo:paragraph-rsid="004c6601" style:font-name-asian="Ubuntu Condensed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Ubuntu Condensed" fo:font-size="14pt" officeooo:paragraph-rsid="004f8204" style:font-name-asian="Ubuntu Condensed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Ubuntu Condensed" fo:font-size="14pt" officeooo:paragraph-rsid="00588cc5" style:font-name-asian="Ubuntu Condensed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Ubuntu Condensed" fo:font-size="14pt" officeooo:rsid="00312ebb" officeooo:paragraph-rsid="00312ebb" style:font-name-asian="Ubuntu Condensed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Ubuntu Condensed" fo:font-size="14pt" officeooo:rsid="00588cc5" officeooo:paragraph-rsid="00588cc5" style:font-name-asian="Ubuntu Condensed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Ubuntu Condensed" fo:font-size="14pt" officeooo:rsid="005a3b8c" officeooo:paragraph-rsid="005a3b8c" style:font-name-asian="Ubuntu Condensed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Ubuntu Condensed" fo:font-size="14pt" style:font-name-asian="Ubuntu Condensed" style:font-size-asian="12.25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Ubuntu Condensed" fo:font-size="14pt" officeooo:paragraph-rsid="005bd0f8" style:font-name-asian="Ubuntu Condensed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Ubuntu Condensed" fo:font-size="14pt" officeooo:paragraph-rsid="005ed737" style:font-name-asian="Ubuntu Condensed" style:font-size-asian="12.25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Ubuntu Condensed" fo:font-size="14pt" officeooo:paragraph-rsid="005fa7de" style:font-name-asian="Ubuntu Condensed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Ubuntu Condensed" fo:font-size="14pt" officeooo:rsid="0054290e" officeooo:paragraph-rsid="0054290e" style:font-name-asian="Ubuntu Condensed" style:font-size-asian="12.25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Ubuntu Condensed" fo:font-size="14pt" officeooo:rsid="0055ecb3" style:font-name-asian="Ubuntu Condensed" style:font-size-asian="12.25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Ubuntu Condensed" fo:font-size="14pt" officeooo:rsid="0055ecb3" officeooo:paragraph-rsid="0055ecb3" style:font-name-asian="Ubuntu Condensed" style:font-size-asian="12.25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Ubuntu Condensed" fo:font-size="14pt" officeooo:rsid="005852ba" officeooo:paragraph-rsid="005852ba" style:font-name-asian="Ubuntu Condensed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Ubuntu Condensed" fo:font-size="14pt" officeooo:rsid="005a3b8c" officeooo:paragraph-rsid="005a3b8c" style:font-name-asian="Ubuntu Condensed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Ubuntu Condensed" fo:font-size="14pt" officeooo:rsid="005d4084" officeooo:paragraph-rsid="005d4084" style:font-name-asian="Ubuntu Condensed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Ubuntu Condensed" fo:font-size="14pt" officeooo:rsid="005ed737" officeooo:paragraph-rsid="005ed737" style:font-name-asian="Ubuntu Condensed" style:font-size-asian="12.25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style:font-name="Ubuntu Condensed" fo:font-size="14pt" officeooo:rsid="005fa7de" officeooo:paragraph-rsid="005fa7de" style:font-name-asian="Ubuntu Condensed" style:font-size-asian="12.25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Ubuntu Condensed" fo:font-size="10.5pt" style:font-name-asian="Ubuntu Condensed" style:font-size-asian="10.5pt" style:font-size-complex="10.5pt"/>
    </style:style>
    <style:style style:name="P85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38810" style:font-name-asian="Ubuntu Condensed" style:font-size-asian="10.5pt" style:font-size-complex="10.5pt"/>
    </style:style>
    <style:style style:name="P86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421fc" style:font-name-asian="Ubuntu Condensed" style:font-size-asian="10.5pt" style:font-size-complex="10.5pt"/>
    </style:style>
    <style:style style:name="P87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8b8fc" style:font-name-asian="Ubuntu Condensed" style:font-size-asian="10.5pt" style:font-size-complex="10.5pt"/>
    </style:style>
    <style:style style:name="P88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93e6e" style:font-name-asian="Ubuntu Condensed" style:font-size-asian="10.5pt" style:font-size-complex="10.5pt"/>
    </style:style>
    <style:style style:name="P89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a8e9e" style:font-name-asian="Ubuntu Condensed" style:font-size-asian="10.5pt" style:font-size-complex="10.5pt"/>
    </style:style>
    <style:style style:name="P90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c6601" style:font-name-asian="Ubuntu Condensed" style:font-size-asian="10.5pt" style:font-size-complex="10.5pt"/>
    </style:style>
    <style:style style:name="P91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d87e3" style:font-name-asian="Ubuntu Condensed" style:font-size-asian="10.5pt" style:font-size-complex="10.5pt"/>
    </style:style>
    <style:style style:name="P92" style:family="paragraph" style:parent-style-name="Table_20_Contents">
      <style:paragraph-properties fo:text-align="center" style:justify-single-word="false"/>
      <style:text-properties style:font-name="Ubuntu Condensed" fo:font-size="10.5pt" officeooo:paragraph-rsid="004f8204" style:font-name-asian="Ubuntu Condensed" style:font-size-asian="10.5pt" style:font-size-complex="10.5pt"/>
    </style:style>
    <style:style style:name="P93" style:family="paragraph" style:parent-style-name="Table_20_Contents">
      <style:paragraph-properties fo:text-align="center" style:justify-single-word="false"/>
      <style:text-properties style:font-name="Ubuntu Condensed" fo:font-size="10.5pt" officeooo:rsid="00438810" officeooo:paragraph-rsid="00438810" style:font-name-asian="Ubuntu Condensed" style:font-size-asian="10.5pt" style:font-size-complex="10.5pt"/>
    </style:style>
    <style:style style:name="P94" style:family="paragraph" style:parent-style-name="Table_20_Contents">
      <style:paragraph-properties fo:text-align="center" style:justify-single-word="false"/>
      <style:text-properties style:font-name="Ubuntu Condensed" fo:font-size="10.5pt" officeooo:rsid="00438810" officeooo:paragraph-rsid="0048b8fc" style:font-name-asian="Ubuntu Condensed" style:font-size-asian="10.5pt" style:font-size-complex="10.5pt"/>
    </style:style>
    <style:style style:name="P95" style:family="paragraph" style:parent-style-name="Table_20_Contents">
      <style:paragraph-properties fo:text-align="center" style:justify-single-word="false"/>
      <style:text-properties style:font-name="Ubuntu Condensed" fo:font-size="10.5pt" officeooo:rsid="00438810" officeooo:paragraph-rsid="00493e6e" style:font-name-asian="Ubuntu Condensed" style:font-size-asian="10.5pt" style:font-size-complex="10.5pt"/>
    </style:style>
    <style:style style:name="P96" style:family="paragraph" style:parent-style-name="Table_20_Contents">
      <style:paragraph-properties fo:text-align="center" style:justify-single-word="false"/>
      <style:text-properties style:font-name="Ubuntu Condensed" fo:font-size="10.5pt" officeooo:rsid="00438810" officeooo:paragraph-rsid="004c6601" style:font-name-asian="Ubuntu Condensed" style:font-size-asian="10.5pt" style:font-size-complex="10.5pt"/>
    </style:style>
    <style:style style:name="P97" style:family="paragraph" style:parent-style-name="Table_20_Contents">
      <style:paragraph-properties fo:text-align="center" style:justify-single-word="false"/>
      <style:text-properties style:font-name="Ubuntu Condensed" fo:font-size="10.5pt" officeooo:rsid="00438810" officeooo:paragraph-rsid="004f8204" style:font-name-asian="Ubuntu Condensed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style:font-name="Ubuntu Condensed" fo:font-size="10.5pt" officeooo:rsid="00438810" officeooo:paragraph-rsid="00438810" style:font-name-asian="Ubuntu Condensed" style:font-size-asian="10.5pt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style:font-name="Ubuntu Condensed" fo:font-size="10.5pt" style:font-name-asian="Ubuntu Condensed" style:font-size-asian="10.5pt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style:font-name="Ubuntu Condensed" fo:font-size="10.5pt" officeooo:paragraph-rsid="00438810" style:font-name-asian="Ubuntu Condensed" style:font-size-asian="10.5pt" style:font-size-complex="10.5pt"/>
    </style:style>
    <style:style style:name="P101" style:family="paragraph" style:parent-style-name="Table_20_Contents">
      <style:paragraph-properties fo:text-align="center" style:justify-single-word="false"/>
      <style:text-properties style:font-name="Ubuntu Condensed" fo:font-size="10.5pt" officeooo:rsid="004421fc" officeooo:paragraph-rsid="004421fc" style:font-name-asian="Ubuntu Condensed" style:font-size-asian="10.5pt" style:font-size-complex="10.5pt"/>
    </style:style>
    <style:style style:name="P102" style:family="paragraph" style:parent-style-name="Table_20_Contents">
      <style:paragraph-properties fo:text-align="center" style:justify-single-word="false"/>
      <style:text-properties style:font-name="Ubuntu Condensed" fo:font-size="10.5pt" officeooo:rsid="0045507b" officeooo:paragraph-rsid="0045507b" style:font-name-asian="Ubuntu Condensed" style:font-size-asian="10.5pt" style:font-size-complex="10.5pt"/>
    </style:style>
    <style:style style:name="P103" style:family="paragraph" style:parent-style-name="Table_20_Contents">
      <style:paragraph-properties fo:text-align="center" style:justify-single-word="false"/>
      <style:text-properties style:font-name="Ubuntu Condensed" fo:font-size="10.5pt" officeooo:rsid="0047071d" officeooo:paragraph-rsid="0047071d" style:font-name-asian="Ubuntu Condensed" style:font-size-asian="10.5pt" style:font-size-complex="10.5pt"/>
    </style:style>
    <style:style style:name="P104" style:family="paragraph" style:parent-style-name="Table_20_Contents">
      <style:paragraph-properties fo:text-align="center" style:justify-single-word="false"/>
      <style:text-properties style:font-name="Ubuntu Condensed" fo:font-size="10.5pt" officeooo:rsid="00488e00" officeooo:paragraph-rsid="00488e00" style:font-name-asian="Ubuntu Condensed" style:font-size-asian="10.5pt" style:font-size-complex="10.5pt"/>
    </style:style>
    <style:style style:name="P105" style:family="paragraph" style:parent-style-name="Table_20_Contents">
      <style:paragraph-properties fo:text-align="center" style:justify-single-word="false"/>
      <style:text-properties style:font-name="Ubuntu Condensed" fo:font-size="10.5pt" officeooo:rsid="00488e00" officeooo:paragraph-rsid="004d5ccc" style:font-name-asian="Ubuntu Condensed" style:font-size-asian="10.5pt" style:font-size-complex="10.5pt"/>
    </style:style>
    <style:style style:name="P106" style:family="paragraph" style:parent-style-name="Table_20_Contents">
      <style:paragraph-properties fo:text-align="center" style:justify-single-word="false"/>
      <style:text-properties style:font-name="Ubuntu Condensed" fo:font-size="10.5pt" officeooo:rsid="00493e6e" officeooo:paragraph-rsid="00493e6e" style:font-name-asian="Ubuntu Condensed" style:font-size-asian="10.5pt" style:font-size-complex="10.5pt"/>
    </style:style>
    <style:style style:name="P107" style:family="paragraph" style:parent-style-name="Table_20_Contents">
      <style:paragraph-properties fo:text-align="center" style:justify-single-word="false"/>
      <style:text-properties style:font-name="Ubuntu Condensed" fo:font-size="10.5pt" officeooo:rsid="004a8e9e" officeooo:paragraph-rsid="004a8e9e" style:font-name-asian="Ubuntu Condensed" style:font-size-asian="10.5pt" style:font-size-complex="10.5pt"/>
    </style:style>
    <style:style style:name="P108" style:family="paragraph" style:parent-style-name="Table_20_Contents">
      <style:paragraph-properties fo:text-align="center" style:justify-single-word="false"/>
      <style:text-properties style:font-name="Ubuntu Condensed" fo:font-size="10.5pt" officeooo:rsid="004c6601" officeooo:paragraph-rsid="004c6601" style:font-name-asian="Ubuntu Condensed" style:font-size-asian="10.5pt" style:font-size-complex="10.5pt"/>
    </style:style>
    <style:style style:name="P109" style:family="paragraph" style:parent-style-name="Table_20_Contents">
      <style:paragraph-properties fo:text-align="center" style:justify-single-word="false"/>
      <style:text-properties style:font-name="Ubuntu Condensed" fo:font-size="10.5pt" officeooo:rsid="004d5ccc" officeooo:paragraph-rsid="004d5ccc" style:font-name-asian="Ubuntu Condensed" style:font-size-asian="10.5pt" style:font-size-complex="10.5pt"/>
    </style:style>
    <style:style style:name="P110" style:family="paragraph" style:parent-style-name="Table_20_Contents">
      <style:paragraph-properties fo:text-align="center" style:justify-single-word="false"/>
      <style:text-properties style:font-name="Ubuntu Condensed" fo:font-size="10.5pt" officeooo:rsid="004d87e3" officeooo:paragraph-rsid="004d87e3" style:font-name-asian="Ubuntu Condensed" style:font-size-asian="10.5pt" style:font-size-complex="10.5pt"/>
    </style:style>
    <style:style style:name="P111" style:family="paragraph" style:parent-style-name="Table_20_Contents">
      <style:paragraph-properties fo:text-align="center" style:justify-single-word="false"/>
      <style:text-properties style:font-name="Ubuntu Condensed" fo:font-size="10.5pt" officeooo:rsid="004f8204" officeooo:paragraph-rsid="004f8204" style:font-name-asian="Ubuntu Condensed" style:font-size-asian="10.5pt" style:font-size-complex="10.5pt"/>
    </style:style>
    <style:style style:name="P112" style:family="paragraph" style:parent-style-name="Table_20_Contents">
      <style:paragraph-properties fo:text-align="center" style:justify-single-word="false"/>
      <style:text-properties style:font-name="Ubuntu Condensed" fo:font-size="10.5pt" fo:font-style="normal" fo:font-weight="normal" style:font-name-asian="Ubuntu Condensed" style:font-size-asian="10.5pt" style:font-style-asian="normal" style:font-weight-asian="normal" style:font-size-complex="10.5pt" style:font-style-complex="normal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Ubuntu Condensed" fo:font-size="10.5pt" fo:font-style="normal" fo:font-weight="normal" officeooo:paragraph-rsid="0048b8fc" style:font-name-asian="Ubuntu Condensed" style:font-size-asian="10.5pt" style:font-style-asian="normal" style:font-weight-asian="normal" style:font-size-complex="10.5pt" style:font-style-complex="normal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Ubuntu Condensed" fo:font-size="10.5pt" fo:font-style="normal" fo:font-weight="normal" officeooo:paragraph-rsid="00493e6e" style:font-name-asian="Ubuntu Condensed" style:font-size-asian="10.5pt" style:font-style-asian="normal" style:font-weight-asian="normal" style:font-size-complex="10.5pt" style:font-style-complex="normal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Ubuntu Condensed" fo:font-size="10.5pt" fo:font-style="normal" fo:font-weight="normal" officeooo:paragraph-rsid="004c6601" style:font-name-asian="Ubuntu Condensed" style:font-size-asian="10.5pt" style:font-style-asian="normal" style:font-weight-asian="normal" style:font-size-complex="10.5pt" style:font-style-complex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Ubuntu Condensed" fo:font-size="10.5pt" fo:font-style="normal" fo:font-weight="normal" officeooo:paragraph-rsid="004f8204" style:font-name-asian="Ubuntu Condensed" style:font-size-asian="10.5pt" style:font-style-asian="normal" style:font-weight-asian="normal" style:font-size-complex="10.5pt" style:font-style-complex="normal" style:font-weight-complex="normal"/>
    </style:style>
    <style:style style:name="P117" style:family="paragraph" style:parent-style-name="Standard">
      <style:paragraph-properties fo:line-height="150%" fo:text-align="start" style:justify-single-word="false"/>
      <style:text-properties style:font-name="Ubuntu Condensed" fo:font-size="18pt" officeooo:rsid="001c6918" officeooo:paragraph-rsid="001c6918" style:font-name-asian="Ubuntu Condensed" style:font-size-asian="18pt" style:font-size-complex="18pt"/>
    </style:style>
    <style:style style:name="P118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ed93e" officeooo:paragraph-rsid="001ed93e" style:font-name-asian="Ubuntu Condensed" style:font-size-asian="14pt" style:font-size-complex="14pt"/>
    </style:style>
    <style:style style:name="P119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ed93e" officeooo:paragraph-rsid="0022f9e9" style:font-name-asian="Ubuntu Condensed" style:font-size-asian="14pt" style:font-size-complex="14pt"/>
    </style:style>
    <style:style style:name="P120" style:family="paragraph" style:parent-style-name="Standard">
      <style:paragraph-properties fo:line-height="150%" fo:text-align="start" style:justify-single-word="false"/>
      <style:text-properties style:font-name="Ubuntu Condensed" fo:font-size="14pt" officeooo:rsid="00212e6b" officeooo:paragraph-rsid="001ed93e" style:font-name-asian="Ubuntu Condensed" style:font-size-asian="14pt" style:font-size-complex="14pt"/>
    </style:style>
    <style:style style:name="P121" style:family="paragraph" style:parent-style-name="Standard">
      <style:paragraph-properties fo:line-height="150%" fo:text-align="start" style:justify-single-word="false"/>
      <style:text-properties style:font-name="Ubuntu Condensed" fo:font-size="14pt" officeooo:rsid="001c677a" officeooo:paragraph-rsid="001c677a" style:font-name-asian="Ubuntu Condensed" style:font-size-asian="14pt" style:font-size-complex="14pt"/>
    </style:style>
    <style:style style:name="P122" style:family="paragraph" style:parent-style-name="Standard">
      <style:paragraph-properties fo:line-height="150%" fo:text-align="center" style:justify-single-word="false"/>
      <style:text-properties style:font-name="Ubuntu Condensed" fo:font-size="14pt" officeooo:rsid="001c677a" officeooo:paragraph-rsid="006e8680" style:font-name-asian="Ubuntu Condensed" style:font-size-asian="14pt" style:font-size-complex="14pt"/>
    </style:style>
    <style:style style:name="P12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29e1f7" officeooo:paragraph-rsid="004f8204" style:font-name-asian="Ubuntu Condensed" style:font-size-asian="16pt" style:font-style-asian="normal" style:font-weight-asian="normal" style:font-size-complex="16pt"/>
    </style:style>
    <style:style style:name="P12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6pt" fo:letter-spacing="normal" officeooo:rsid="003980b8" officeooo:paragraph-rsid="00669cb5" style:font-name-asian="Ubuntu Condensed" style:font-size-asian="16pt" style:font-style-asian="normal" style:font-weight-asian="normal" style:font-size-complex="16pt"/>
    </style:style>
    <style:style style:name="P12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Ubuntu Condensed" fo:font-size="14pt" fo:letter-spacing="normal" officeooo:rsid="0029e1f7" officeooo:paragraph-rsid="00669cb5" style:font-name-asian="Ubuntu Condensed" style:font-size-asian="14pt" style:font-style-asian="normal" style:font-weight-asian="normal" style:font-size-complex="14pt"/>
    </style:style>
    <style:style style:name="P126" style:family="paragraph" style:parent-style-name="Standard">
      <style:text-properties style:font-name="Ubuntu Condensed" fo:font-size="14pt" officeooo:paragraph-rsid="005fa7de" style:font-name-asian="Ubuntu Condensed" style:font-size-asian="14pt" style:font-size-complex="14pt"/>
    </style:style>
    <style:style style:name="P127" style:family="paragraph" style:parent-style-name="Standard">
      <style:text-properties officeooo:paragraph-rsid="006b81df"/>
    </style:style>
    <style:style style:name="P128" style:family="paragraph" style:parent-style-name="Table_20_Contents">
      <style:paragraph-properties fo:text-align="center" style:justify-single-word="false"/>
      <style:text-properties style:font-name="Ubuntu Condensed" fo:font-size="14pt" style:font-name-asian="Ubuntu Condensed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Ubuntu Condensed" fo:font-size="14pt" officeooo:paragraph-rsid="00669cb5" style:font-name-asian="Ubuntu Condensed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Ubuntu Condensed" fo:font-size="14pt" officeooo:rsid="006e8680" officeooo:paragraph-rsid="006e8680" style:font-name-asian="Ubuntu Condensed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Ubuntu Condensed" fo:font-size="14pt" officeooo:paragraph-rsid="006b81df" style:font-name-asian="Ubuntu Condensed" style:font-size-asian="12.25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Ubuntu Condensed" fo:font-size="14pt" officeooo:rsid="006c358e" officeooo:paragraph-rsid="006c358e" style:font-name-asian="Ubuntu Condensed" style:font-size-asian="12.25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Ubuntu Condensed" fo:font-size="14pt" officeooo:rsid="006dd5b2" officeooo:paragraph-rsid="006dd5b2" style:font-name-asian="Ubuntu Condensed" style:font-size-asian="12.25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Ubuntu Condensed" fo:font-size="10.5pt" officeooo:paragraph-rsid="00669cb5" style:font-name-asian="Ubuntu Condensed" style:font-size-asian="10.5pt" style:font-size-complex="10.5pt"/>
    </style:style>
    <style:style style:name="P135" style:family="paragraph" style:parent-style-name="Table_20_Contents">
      <style:paragraph-properties fo:text-align="center" style:justify-single-word="false"/>
      <style:text-properties style:font-name="Ubuntu Condensed" fo:font-size="10.5pt" officeooo:rsid="00669cb5" officeooo:paragraph-rsid="00669cb5" style:font-name-asian="Ubuntu Condensed" style:font-size-asian="10.5pt" style:font-size-complex="10.5pt"/>
    </style:style>
    <style:style style:name="P136" style:family="paragraph" style:parent-style-name="Table_20_Contents">
      <style:paragraph-properties fo:text-align="center" style:justify-single-word="false"/>
      <style:text-properties style:font-name="Ubuntu Condensed" fo:font-size="10.5pt" officeooo:rsid="00691ece" officeooo:paragraph-rsid="00691ece" style:font-name-asian="Ubuntu Condensed" style:font-size-asian="10.5pt" style:font-size-complex="10.5pt"/>
    </style:style>
    <style:style style:name="P137" style:family="paragraph" style:parent-style-name="Table_20_Contents">
      <style:paragraph-properties fo:text-align="center" style:justify-single-word="false"/>
      <style:text-properties style:font-name="Ubuntu Condensed" fo:font-size="10.5pt" officeooo:rsid="00691ece" officeooo:paragraph-rsid="006939a6" style:font-name-asian="Ubuntu Condensed" style:font-size-asian="10.5pt" style:font-size-complex="10.5pt"/>
    </style:style>
    <style:style style:name="P138" style:family="paragraph" style:parent-style-name="Table_20_Contents">
      <style:paragraph-properties fo:text-align="center" style:justify-single-word="false"/>
      <style:text-properties style:font-name="Ubuntu Condensed" fo:font-size="10.5pt" officeooo:rsid="006939a6" officeooo:paragraph-rsid="006939a6" style:font-name-asian="Ubuntu Condensed" style:font-size-asian="10.5pt" style:font-size-complex="10.5pt"/>
    </style:style>
    <style:style style:name="P139" style:family="paragraph" style:parent-style-name="Table_20_Contents">
      <style:paragraph-properties fo:text-align="center" style:justify-single-word="false"/>
      <style:text-properties style:font-name="Ubuntu Condensed" fo:font-size="10.5pt" officeooo:rsid="006a345f" officeooo:paragraph-rsid="006a345f" style:font-name-asian="Ubuntu Condensed" style:font-size-asian="10.5pt" style:font-size-complex="10.5pt"/>
    </style:style>
    <style:style style:name="P140" style:family="paragraph">
      <style:paragraph-properties fo:text-align="start"/>
    </style:style>
    <style:style style:name="P141" style:family="paragraph">
      <loext:graphic-properties draw:fill-color="#cccccc"/>
      <style:paragraph-properties fo:text-align="start"/>
    </style:style>
    <style:style style:name="P142" style:family="paragraph">
      <style:paragraph-properties fo:text-align="center"/>
    </style:style>
    <style:style style:name="P143" style:family="paragraph">
      <loext:graphic-properties draw:fill-color="#999999"/>
      <style:paragraph-properties fo:text-align="center"/>
      <style:text-properties style:font-name="Ubuntu Condensed" fo:font-size="14pt" style:font-size-asian="14pt" style:font-size-complex="14pt"/>
    </style:style>
    <style:style style:name="P144" style:family="paragraph">
      <loext:graphic-properties draw:fill-color="#999999"/>
      <style:paragraph-properties fo:text-align="center"/>
      <style:text-properties style:font-name="Ubuntu Condensed" fo:font-size="10pt" style:font-name-asian="Ubuntu Condensed" style:font-size-asian="10pt" style:font-size-complex="10pt"/>
    </style:style>
    <style:style style:name="P145" style:family="paragraph">
      <loext:graphic-properties draw:fill-color="#cccccc"/>
    </style:style>
    <style:style style:name="P146" style:family="paragraph">
      <loext:graphic-properties draw:fill-color="#999999"/>
      <style:paragraph-properties fo:text-align="start"/>
      <style:text-properties style:font-name="Ubuntu Condensed" fo:font-size="10pt" style:font-name-asian="Ubuntu Condensed" style:font-size-asian="10pt" style:font-size-complex="10pt"/>
    </style:style>
    <style:style style:name="P147" style:family="paragraph">
      <loext:graphic-properties draw:fill-color="#cccccc"/>
      <style:text-properties style:font-name="Ubuntu Condensed" fo:font-size="12pt" style:font-name-asian="Ubuntu Condensed" style:font-size-asian="12pt" style:font-size-complex="12pt"/>
    </style:style>
    <style:style style:name="P148" style:family="paragraph">
      <loext:graphic-properties draw:fill-color="#999999"/>
      <style:text-properties style:font-name="Ubuntu Condensed" fo:font-size="12pt" style:font-name-asian="Ubuntu Condensed" style:font-size-asian="12pt" style:font-size-complex="12pt"/>
    </style:style>
    <style:style style:name="P149" style:family="paragraph">
      <loext:graphic-properties draw:fill-color="#999999"/>
      <style:paragraph-properties fo:text-align="center"/>
    </style:style>
    <style:style style:name="P150" style:family="paragraph">
      <loext:graphic-properties draw:fill-color="#999999"/>
      <style:paragraph-properties fo:text-align="center"/>
      <style:text-properties style:font-name="Ubuntu Condensed"/>
    </style:style>
    <style:style style:name="P151" style:family="paragraph">
      <loext:graphic-properties draw:fill-color="#729fcf"/>
    </style:style>
    <style:style style:name="P152" style:family="paragraph">
      <loext:graphic-properties draw:fill-color="#cccccc"/>
      <style:paragraph-properties fo:text-align="center"/>
      <style:text-properties style:font-name="Ubuntu Condensed" fo:font-size="10.5pt" style:font-name-asian="Ubuntu Condensed" style:font-size-asian="10.5pt" style:font-size-complex="10.5pt"/>
    </style:style>
    <style:style style:name="P153" style:family="paragraph">
      <loext:graphic-properties draw:fill-color="#cccccc"/>
      <style:paragraph-properties fo:text-align="center"/>
      <style:text-properties style:font-name="Ubuntu Condensed" style:font-name-asian="Ubuntu Condensed"/>
    </style:style>
    <style:style style:name="P154" style:family="paragraph">
      <style:paragraph-properties fo:text-align="center"/>
      <style:text-properties fo:font-size="12pt"/>
    </style:style>
    <style:style style:name="P155" style:family="paragraph">
      <style:paragraph-properties fo:text-align="center"/>
      <style:text-properties fo:color="#ce181e"/>
    </style:style>
    <style:style style:name="P156" style:family="paragraph">
      <loext:graphic-properties draw:fill-color="#cccccc"/>
      <style:paragraph-properties fo:text-align="center"/>
      <style:text-properties fo:color="#ce181e" fo:font-size="10.5pt" style:font-name-asian="Ubuntu Condensed" style:font-size-asian="10.5pt" style:font-size-complex="10.5pt"/>
    </style:style>
    <style:style style:name="P157" style:family="paragraph">
      <loext:graphic-properties draw:fill-color="#cccccc"/>
      <style:paragraph-properties fo:text-align="center"/>
      <style:text-properties fo:font-size="10.5pt" style:font-name-asian="Ubuntu Condensed" style:font-size-asian="10.5pt" style:font-size-complex="10.5pt"/>
    </style:style>
    <style:style style:name="P158" style:family="paragraph">
      <loext:graphic-properties draw:fill-color="#cccccc"/>
      <style:paragraph-properties fo:text-align="center"/>
      <style:text-properties style:font-name="Ubuntu Condensed" fo:font-size="14pt" style:font-size-asian="14pt" style:font-size-complex="14pt"/>
    </style:style>
    <style:style style:name="P159" style:family="paragraph">
      <loext:graphic-properties draw:fill-color="#cccccc"/>
      <style:paragraph-properties fo:text-align="center"/>
      <style:text-properties fo:font-size="14pt" style:font-name-asian="Ubuntu Condensed" style:font-size-asian="14pt" style:font-size-complex="14pt"/>
    </style:style>
    <style:style style:name="T1" style:family="text">
      <style:text-properties officeooo:rsid="001c677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6918" style:font-size-asian="14pt" style:font-size-complex="14pt"/>
    </style:style>
    <style:style style:name="T4" style:family="text">
      <style:text-properties fo:font-size="14pt" officeooo:rsid="001daffb" style:font-size-asian="14pt" style:font-size-complex="14pt"/>
    </style:style>
    <style:style style:name="T5" style:family="text">
      <style:text-properties fo:font-size="14pt" officeooo:rsid="0063e113" style:font-size-asian="14pt" style:font-size-complex="14pt"/>
    </style:style>
    <style:style style:name="T6" style:family="text">
      <style:text-properties officeooo:rsid="001daffb"/>
    </style:style>
    <style:style style:name="T7" style:family="text">
      <style:text-properties style:font-name="Ubuntu Condensed" style:font-name-asian="Ubuntu Condensed"/>
    </style:style>
    <style:style style:name="T8" style:family="text">
      <style:text-properties style:font-name="Ubuntu Condensed" officeooo:rsid="00089c06" style:font-name-asian="Ubuntu Condensed"/>
    </style:style>
    <style:style style:name="T9" style:family="text">
      <style:text-properties style:font-name="Ubuntu Condensed" officeooo:rsid="001fc96b" style:font-name-asian="Ubuntu Condensed"/>
    </style:style>
    <style:style style:name="T10" style:family="text">
      <style:text-properties style:font-name="Ubuntu Condensed" officeooo:rsid="00212e6b" style:font-name-asian="Ubuntu Condensed"/>
    </style:style>
    <style:style style:name="T11" style:family="text">
      <style:text-properties style:font-name="Ubuntu Condensed" officeooo:rsid="0022f9e9" style:font-name-asian="Ubuntu Condensed"/>
    </style:style>
    <style:style style:name="T12" style:family="text">
      <style:text-properties style:font-name="Ubuntu Condensed" officeooo:rsid="00232c97" style:font-name-asian="Ubuntu Condensed"/>
    </style:style>
    <style:style style:name="T13" style:family="text">
      <style:text-properties style:font-name="Ubuntu Condensed" officeooo:rsid="0023ad3e" style:font-name-asian="Ubuntu Condensed"/>
    </style:style>
    <style:style style:name="T14" style:family="text">
      <style:text-properties style:font-name="Ubuntu Condensed" fo:font-size="14pt" style:font-name-asian="Ubuntu Condensed" style:font-size-asian="14pt" style:font-size-complex="14pt"/>
    </style:style>
    <style:style style:name="T15" style:family="text">
      <style:text-properties style:font-name="Ubuntu Condensed" fo:font-size="14pt" style:font-name-asian="Ubuntu Condensed" style:font-size-asian="14pt" style:font-style-asian="normal" style:font-weight-asian="normal" style:font-size-complex="14pt"/>
    </style:style>
    <style:style style:name="T16" style:family="text">
      <style:text-properties style:font-name="Ubuntu Condensed" fo:font-size="14pt" fo:font-style="normal" fo:font-weight="normal" style:font-name-asian="Ubuntu Condensed" style:font-size-asian="14pt" style:font-size-complex="14pt"/>
    </style:style>
    <style:style style:name="T17" style:family="text">
      <style:text-properties officeooo:rsid="00232c97"/>
    </style:style>
    <style:style style:name="T18" style:family="text">
      <style:text-properties fo:font-variant="normal" fo:text-transform="none" fo:color="#000000" fo:letter-spacing="normal" fo:font-style="normal" fo:font-weight="normal" officeooo:rsid="002446f3"/>
    </style:style>
    <style:style style:name="T19" style:family="text">
      <style:text-properties fo:font-variant="normal" fo:text-transform="none" fo:color="#000000" fo:letter-spacing="normal" fo:font-style="normal" fo:font-weight="normal" officeooo:rsid="002446f3" style:font-style-asian="normal" style:font-weight-asian="normal"/>
    </style:style>
    <style:style style:name="T20" style:family="text">
      <style:text-properties fo:font-variant="normal" fo:text-transform="none" fo:color="#000000" fo:letter-spacing="normal" style:font-style-asian="normal" style:font-weight-asian="normal"/>
    </style:style>
    <style:style style:name="T21" style:family="text">
      <style:text-properties fo:font-variant="normal" fo:text-transform="none" fo:color="#000000" fo:letter-spacing="normal" officeooo:rsid="002446f3" style:font-style-asian="normal" style:font-weight-asian="normal"/>
    </style:style>
    <style:style style:name="T22" style:family="text">
      <style:text-properties fo:font-variant="normal" fo:text-transform="none" fo:color="#000000" fo:letter-spacing="normal" officeooo:rsid="0024725f" style:font-style-asian="normal" style:font-weight-asian="normal"/>
    </style:style>
    <style:style style:name="T23" style:family="text">
      <style:text-properties fo:font-variant="normal" fo:text-transform="none" fo:color="#000000" style:font-name="Ubuntu Condensed" fo:font-size="14pt" fo:letter-spacing="normal" officeooo:rsid="002446f3" style:font-name-asian="Ubuntu Condensed" style:font-size-asian="14pt" style:font-style-asian="normal" style:font-weight-asian="normal" style:font-size-complex="14pt"/>
    </style:style>
    <style:style style:name="T24" style:family="text">
      <style:text-properties fo:font-variant="normal" fo:text-transform="none" fo:color="#000000" style:font-name="Ubuntu Condensed" fo:font-size="14pt" fo:letter-spacing="normal" officeooo:rsid="0024725f" style:font-name-asian="Ubuntu Condensed" style:font-size-asian="14pt" style:font-style-asian="normal" style:font-weight-asian="normal" style:font-size-complex="14pt"/>
    </style:style>
    <style:style style:name="T25" style:family="text">
      <style:text-properties fo:font-variant="normal" fo:text-transform="none" fo:color="#000000" style:font-name="Ubuntu Condensed" fo:font-size="14pt" fo:letter-spacing="normal" fo:font-style="normal" fo:font-weight="normal" officeooo:rsid="0024725f" style:font-name-asian="Ubuntu Condensed" style:font-size-asian="14pt" style:font-style-asian="normal" style:font-weight-asian="normal" style:font-size-complex="14pt"/>
    </style:style>
    <style:style style:name="T26" style:family="text">
      <style:text-properties fo:font-variant="normal" fo:text-transform="none" style:font-name="Ubuntu Condensed" fo:font-size="14pt" fo:letter-spacing="normal" fo:font-style="normal" fo:font-weight="normal" style:font-name-asian="Ubuntu Condensed" style:font-size-asian="14pt" style:font-size-complex="14pt"/>
    </style:style>
    <style:style style:name="T27" style:family="text">
      <style:text-properties fo:font-variant="normal" fo:text-transform="none" style:font-name="Ubuntu Condensed" fo:font-size="14pt" fo:letter-spacing="normal" style:font-name-asian="Ubuntu Condensed" style:font-size-asian="14pt" style:font-style-asian="normal" style:font-weight-asian="normal" style:font-size-complex="14pt"/>
    </style:style>
    <style:style style:name="T28" style:family="text">
      <style:text-properties officeooo:rsid="0023ad3e"/>
    </style:style>
    <style:style style:name="T29" style:family="text">
      <style:text-properties style:font-size-asian="12pt" style:font-style-asian="normal" style:font-weight-asian="normal"/>
    </style:style>
    <style:style style:name="T30" style:family="text">
      <style:text-properties officeooo:rsid="0041d3bd"/>
    </style:style>
    <style:style style:name="T31" style:family="text">
      <style:text-properties officeooo:rsid="00438810"/>
    </style:style>
    <style:style style:name="T32" style:family="text">
      <style:text-properties officeooo:rsid="004421fc"/>
    </style:style>
    <style:style style:name="T33" style:family="text">
      <style:text-properties officeooo:rsid="0045507b"/>
    </style:style>
    <style:style style:name="T34" style:family="text">
      <style:text-properties officeooo:rsid="00488e00"/>
    </style:style>
    <style:style style:name="T35" style:family="text">
      <style:text-properties officeooo:rsid="00493e6e"/>
    </style:style>
    <style:style style:name="T36" style:family="text">
      <style:text-properties officeooo:rsid="004a8e9e"/>
    </style:style>
    <style:style style:name="T37" style:family="text">
      <style:text-properties officeooo:rsid="004c6601"/>
    </style:style>
    <style:style style:name="T38" style:family="text">
      <style:text-properties officeooo:rsid="004d5ccc"/>
    </style:style>
    <style:style style:name="T39" style:family="text">
      <style:text-properties officeooo:rsid="004d87e3"/>
    </style:style>
    <style:style style:name="T40" style:family="text">
      <style:text-properties officeooo:rsid="004f8204"/>
    </style:style>
    <style:style style:name="T41" style:family="text">
      <style:text-properties officeooo:rsid="005852ba"/>
    </style:style>
    <style:style style:name="T42" style:family="text">
      <style:text-properties officeooo:rsid="00588cc5"/>
    </style:style>
    <style:style style:name="T43" style:family="text">
      <style:text-properties officeooo:rsid="005a3b8c"/>
    </style:style>
    <style:style style:name="T44" style:family="text">
      <style:text-properties officeooo:rsid="005bd0f8"/>
    </style:style>
    <style:style style:name="T45" style:family="text">
      <style:text-properties officeooo:rsid="005d4084"/>
    </style:style>
    <style:style style:name="T46" style:family="text">
      <style:text-properties officeooo:rsid="005ed737"/>
    </style:style>
    <style:style style:name="T47" style:family="text">
      <style:text-properties officeooo:rsid="005fa7de"/>
    </style:style>
    <style:style style:name="T48" style:family="text">
      <style:text-properties officeooo:rsid="00669cb5"/>
    </style:style>
    <style:style style:name="T49" style:family="text">
      <style:text-properties officeooo:rsid="0067f3e1"/>
    </style:style>
    <style:style style:name="T50" style:family="text">
      <style:text-properties officeooo:rsid="006939a6"/>
    </style:style>
    <style:style style:name="T51" style:family="text">
      <style:text-properties officeooo:rsid="006a345f"/>
    </style:style>
    <style:style style:name="T52" style:family="text">
      <style:text-properties officeooo:rsid="006b81df"/>
    </style:style>
    <style:style style:name="T53" style:family="text">
      <style:text-properties officeooo:rsid="006c358e"/>
    </style:style>
    <style:style style:name="T54" style:family="text">
      <style:text-properties style:font-name="Ubuntu Condensed" fo:font-size="14pt" style:font-size-asian="14pt" style:font-size-complex="14pt"/>
    </style:style>
    <style:style style:name="T55" style:family="text">
      <style:text-properties style:font-name="Ubuntu Condensed" fo:font-size="10pt" style:font-name-asian="Ubuntu Condensed" style:font-size-asian="10pt" style:font-size-complex="10pt"/>
    </style:style>
    <style:style style:name="T56" style:family="text">
      <style:text-properties style:font-name="Ubuntu Condensed" fo:font-size="12pt" style:font-name-asian="Ubuntu Condensed" style:font-size-asian="12pt" style:font-size-complex="12pt"/>
    </style:style>
    <style:style style:name="T57" style:family="text">
      <style:text-properties style:font-name="Ubuntu Condensed"/>
    </style:style>
    <style:style style:name="T58" style:family="text">
      <style:text-properties style:font-name="Ubuntu Condensed" fo:font-size="10.5pt" style:font-name-asian="Ubuntu Condensed" style:font-size-asian="10.5pt" style:font-size-complex="10.5pt"/>
    </style:style>
    <style:style style:name="T59" style:family="text">
      <style:text-properties fo:color="#ce181e" fo:font-size="10.5pt" style:font-name-asian="Ubuntu Condensed" style:font-size-asian="10.5pt" style:font-size-complex="10.5pt"/>
    </style:style>
    <style:style style:name="T60" style:family="text">
      <style:text-properties fo:font-size="10.5pt" style:font-name-asian="Ubuntu Condensed" style:font-size-asian="10.5pt" style:font-size-complex="10.5pt"/>
    </style:style>
    <style:style style:name="T61" style:family="text">
      <style:text-properties fo:font-size="14pt" style:font-name-asian="Ubuntu Condensed" style:font-size-asian="14pt" style:font-size-complex="14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9402in" fo:min-width="2.5028in" fo:padding-top="0.0098in" fo:padding-bottom="0.0098in" fo:padding-left="0.0098in" fo:padding-right="0.0098in" style:run-through="foreground"/>
    </style:style>
    <style:style style:name="gr4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3283in" fo:min-width="1.2244in" fo:padding-top="0.0098in" fo:padding-bottom="0.0098in" fo:padding-left="0.0098in" fo:padding-right="0.0098in" style:run-through="foreground"/>
    </style:style>
    <style:style style:name="gr5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8283in" fo:min-width="0.7138in" fo:padding-top="0.0098in" fo:padding-bottom="0.0098in" fo:padding-left="0.0098in" fo:padding-right="0.0098in" style:run-through="foreground"/>
    </style:style>
    <style:style style:name="gr6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9402in" fo:min-width="2.5028in" fo:padding-top="0.0098in" fo:padding-bottom="0.0098in" fo:padding-left="0.0098in" fo:padding-right="0.0098in" style:run-through="foreground"/>
    </style:style>
    <style:style style:name="gr7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8173in" fo:min-width="0.9319in" fo:padding-top="0.0098in" fo:padding-bottom="0.0098in" fo:padding-left="0.0098in" fo:padding-right="0.0098in" style:run-through="foreground"/>
    </style:style>
    <style:style style:name="gr8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3.5346in" fo:min-width="1.7953in" fo:padding-top="0.0098in" fo:padding-bottom="0.0098in" fo:padding-left="0.0098in" fo:padding-right="0.0098in" style:run-through="foreground"/>
    </style:style>
    <style:style style:name="gr9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3193in" fo:min-width="0.5484in" fo:padding-top="0.0098in" fo:padding-bottom="0.0098in" fo:padding-left="0.0098in" fo:padding-right="0.0098in" style:run-through="foreground"/>
    </style:style>
    <style:style style:name="gr10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3.1126in" fo:min-width="1.0811in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draw:marker-start-width="0.1689in" draw:marker-end="Arrow" draw:marker-end-width="0.0992in" draw:fill-color="#999999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3.561in" fo:min-width="1.5508in" fo:padding-top="0.0098in" fo:padding-bottom="0.0098in" fo:padding-left="0.0098in" fo:padding-right="0.0098in" style:run-through="foreground"/>
    </style:style>
    <style:style style:name="gr14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0.2728in" fo:min-width="1.4083in" fo:padding-top="0.0098in" fo:padding-bottom="0.0098in" fo:padding-left="0.0098in" fo:padding-right="0.0098in" style:run-through="foreground"/>
    </style:style>
    <style:style style:name="gr15" style:family="graphic">
      <style:graphic-properties svg:stroke-width="0.0201in" draw:marker-start-width="0.1689in" draw:marker-end-width="0.1689in" draw:fill-color="#999999" draw:textarea-horizontal-align="justify" draw:textarea-vertical-align="middle" draw:auto-grow-height="false" fo:min-height="2.7047in" fo:min-width="1.2882in" fo:padding-top="0.0098in" fo:padding-bottom="0.0098in" fo:padding-left="0.0098in" fo:padding-right="0.0098in" style:run-through="foreground"/>
    </style:style>
    <style:style style:name="gr16" style:family="graphic">
      <style:graphic-properties svg:stroke-width="0.0201in" draw:marker-start-width="0.1689in" draw:marker-end-width="0.1689in" draw:fill-color="#729fcf" draw:textarea-horizontal-align="justify" draw:textarea-vertical-align="middle" draw:auto-grow-height="false" fo:min-height="0.1472in" fo:min-width="0.2638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489in" fo:min-width="1.0307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18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498in" fo:min-width="1.7165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19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489in" fo:min-width="1.4472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0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489in" fo:min-width="1.2909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24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2.2819in" fo:min-width="0.2335in" fo:padding-top="0.0098in" fo:padding-bottom="0.0098in" fo:padding-left="0.0098in" fo:padding-right="0.0098in" style:run-through="foreground"/>
    </style:style>
    <style:style style:name="gr25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4283in" fo:min-width="1.2661in" fo:padding-top="0.0098in" fo:padding-bottom="0.0098in" fo:padding-left="0.0098in" fo:padding-right="0.0098in" style:run-through="foreground"/>
    </style:style>
    <style:style style:name="gr26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3492in" fo:min-width="0.6972in" fo:padding-top="0.0098in" fo:padding-bottom="0.0098in" fo:padding-left="0.0098in" fo:padding-right="0.0098in" style:run-through="foreground"/>
    </style:style>
    <style:style style:name="gr27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2.298in" fo:min-width="0.2335in" fo:padding-top="0.0098in" fo:padding-bottom="0.0098in" fo:padding-left="0.0098in" fo:padding-right="0.0098in" style:run-through="foreground"/>
    </style:style>
    <style:style style:name="gr28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2.2909in" fo:min-width="0.2335in" fo:padding-top="0.0098in" fo:padding-bottom="0.0098in" fo:padding-left="0.0098in" fo:padding-right="0.0098in" style:run-through="foreground"/>
    </style:style>
    <style:style style:name="gr29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2.3083in" fo:min-width="0.2335in" fo:padding-top="0.0098in" fo:padding-bottom="0.0098in" fo:padding-left="0.0098in" fo:padding-right="0.0098in" style:run-through="foreground"/>
    </style:style>
    <style:style style:name="gr30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2.3165in" fo:min-width="0.2335in" fo:padding-top="0.0098in" fo:padding-bottom="0.0098in" fo:padding-left="0.0098in" fo:padding-right="0.0098in" style:run-through="foreground"/>
    </style:style>
    <style:style style:name="gr31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2.2791in" fo:min-width="0.2335in" fo:padding-top="0.0098in" fo:padding-bottom="0.0098in" fo:padding-left="0.0098in" fo:padding-right="0.0098in" style:run-through="foreground"/>
    </style:style>
    <style:style style:name="gr32" style:family="graphic">
      <style:graphic-properties svg:stroke-width="0.0201in" draw:marker-start-width="0.1689in" draw:marker-end-width="0.1689in" draw:fill-color="#cccccc" draw:textarea-horizontal-align="justify" draw:textarea-vertical-align="middle" draw:auto-grow-height="false" fo:min-height="0.489in" fo:min-width="1.4283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Maker Studio软件概要设计说明书</text:p>
      <text:p text:style-name="P55"/>
      <text:p text:style-name="P36">最后修订日期:<text:span text:style-name="T1">2017.11.17</text:span></text:p>
      <text:p text:style-name="P30">修订者:<text:a xlink:type="simple" xlink:href="mailto:nightingale-phw@qq.com" text:style-name="Internet_20_link" text:visited-style-name="Visited_20_Internet_20_Link">nightingale-phw@qq.com</text:a>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63">修订者</text:p>
          </table:table-cell>
          <table:table-cell table:style-name="Table16.A1" office:value-type="string">
            <text:p text:style-name="P63">修订日期</text:p>
          </table:table-cell>
          <table:table-cell table:style-name="Table16.C1" office:value-type="string">
            <text:p text:style-name="P63">修订内容</text:p>
          </table:table-cell>
        </table:table-row>
        <table:table-row>
          <table:table-cell table:style-name="Table16.A2" office:value-type="string">
            <text:p text:style-name="P122"><text:a xlink:type="simple" xlink:href="mailto:nightingale-phw@qq.com" text:style-name="Internet_20_link" text:visited-style-name="Visited_20_Internet_20_Link">nightingale-phw@qq.com</text:a></text:p>
          </table:table-cell>
          <table:table-cell table:style-name="Table16.A2" office:value-type="string">
            <text:p text:style-name="P130">11.17</text:p>
          </table:table-cell>
          <table:table-cell table:style-name="Table16.C2" office:value-type="string">
            <text:p text:style-name="P63">增加模块接口</text:p>
          </table:table-cell>
        </table:table-row>
        <table:table-row>
          <table:table-cell table:style-name="Table16.A2" office:value-type="string">
            <text:p text:style-name="P122"><text:a xlink:type="simple" xlink:href="mailto:nightingale-phw@qq.com" text:style-name="Internet_20_link" text:visited-style-name="Visited_20_Internet_20_Link">nightingale-phw@qq.com</text:a></text:p>
          </table:table-cell>
          <table:table-cell table:style-name="Table16.A2" office:value-type="string">
            <text:p text:style-name="P130">11.20</text:p>
          </table:table-cell>
          <table:table-cell table:style-name="Table16.C2" office:value-type="string">
            <text:p text:style-name="P63">增加任务管理需求</text:p>
          </table:table-cell>
        </table:table-row>
      </table:table>
      <text:p text:style-name="P30"/>
      <text:p text:style-name="P30"/>
      <text:p text:style-name="P27">1.引言</text:p>
      <text:p text:style-name="P27"/>
      <text:p text:style-name="P47">1.1.编写目的及背景</text:p>
      <text:p text:style-name="P47"/>
      <text:p text:style-name="P47"><text:tab/><text:span text:style-name="T2">学习软件专业不知不觉已经快3年了，从最开始的喜欢到后来的热爱，我觉得除了我们自己的兴趣，更加重要的是工作室的几位老师对我们的大力支持和栽培。自从</text:span><text:span text:style-name="T3">15年申请加入工作室后，那时候的工作室还只有不到十人，但自己非常喜欢这样的环境。一边帮助老师建设工作室，一边在两位老师的指导下快速的成长。时间一年一年的这样过去，到了我们快要毕业时，偶尔回想起那时在工作室不知疲倦，成群结伴的钻研的场景，心里还是有些失落，因为再也回不去了。在最后的这段时间里，非常想给工作室留下点儿东西，虽然可能作用不是很大，但它至少能够证明我们曾经在这里呆过。</text:span></text:p>
      <text:p text:style-name="P32"/>
      <text:p text:style-name="P48">1.2.编写组</text:p>
      <text:p text:style-name="P42"/>
      <text:p text:style-name="P28"><text:tab/><text:span text:style-name="T2">软件代号:Maker Studio</text:span></text:p>
      <text:p text:style-name="P28"><text:span text:style-name="T2"><text:tab/></text:span><text:span text:style-name="T5">指导老师:练佳熠 禤鲜</text:span></text:p>
      <text:p text:style-name="P28"><text:span text:style-name="T2"><text:tab/></text:span><text:span text:style-name="T4">组长:彭浩文</text:span></text:p>
      <text:p text:style-name="P33"><text:tab/>小组成员:彭浩文 伍锐保 黄海滨</text:p>
      <text:p text:style-name="P33"><text:soft-page-break/></text:p>
      <text:p text:style-name="P49">1.3.名词定义</text:p>
      <text:p text:style-name="P43"/>
      <text:p text:style-name="P34"><text:tab/>MS:软件名缩写</text:p>
      <text:p text:style-name="P44"><text:tab/>DD:<text:span text:style-name="T6">Data Dictionary，数据字典</text:span></text:p>
      <text:p text:style-name="P44"><text:tab/></text:p>
      <text:p text:style-name="P49">1.4.参考资料</text:p>
      <text:p text:style-name="P30"><text:tab/></text:p>
      <text:p text:style-name="P31"><text:tab/><text:span text:style-name="T6">《Java编程思想 第四版》机械工业出版社——</text:span><text:span text:style-name="T8">Bruce Eckel</text:span></text:p>
      <text:p text:style-name="P35"><text:tab/>《Java核心技术 卷I》</text:p>
      <text:p text:style-name="P35"/>
      <text:p text:style-name="P35"/>
      <text:p text:style-name="P35"><text:tab/>… ….</text:p>
      <text:p text:style-name="P35"/>
      <text:p text:style-name="P29">2.总体设计</text:p>
      <text:p text:style-name="P53"/>
      <text:p text:style-name="P49">2.1.需求设定</text:p>
      <text:p text:style-name="P53"/>
      <text:p text:style-name="P52"><draw:g text:anchor-type="paragraph" draw:z-index="14" draw:style-name="gr22"><draw:g draw:style-name="gr2"><draw:line draw:name="Shape10" draw:style-name="gr23" draw:text-style-name="P142" svg:x1="2.8374in" svg:y1="1.8508in" svg:x2="3.9567in" svg:y2="1.8508in"><text:p/></draw:line><draw:custom-shape draw:name="Shape10" draw:style-name="gr24" draw:text-style-name="P156" svg:width="0.2795in" svg:height="2.328in" svg:x="2.6945in" svg:y="2.024in"><text:p text:style-name="P155"><text:span text:style-name="T59">查</text:span></text:p><text:p text:style-name="P155"><text:span text:style-name="T59">看</text:span></text:p><text:p text:style-name="P155"><text:span text:style-name="T59">\</text:span></text:p><text:p text:style-name="P155"><text:span text:style-name="T59">审</text:span></text:p><text:p text:style-name="P155"><text:span text:style-name="T59">批</text:span></text:p><text:p text:style-name="P155"><text:span text:style-name="T59">学</text:span></text:p><text:p text:style-name="P155"><text:span text:style-name="T59">生</text:span></text:p><text:p text:style-name="P155"><text:span text:style-name="T59">学</text:span></text:p><text:p text:style-name="P155"><text:span text:style-name="T59">习</text:span></text:p><text:p text:style-name="P155"><text:span text:style-name="T59">规</text:span></text:p><text:p text:style-name="P155"><text:span text:style-name="T59">划</text:span></text:p><text:p text:style-name="P155"><text:span text:style-name="T59">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6" svg:width="0.2795in" svg:height="2.328in" svg:x="2.9736in" svg:y="2.024in"><text:p text:style-name="P155"><text:span text:style-name="T59">分</text:span></text:p><text:p text:style-name="P155"><text:span text:style-name="T59">享</text:span></text:p><text:p text:style-name="P155"><text:span text:style-name="T59">学</text:span></text:p><text:p text:style-name="P155"><text:span text:style-name="T59">生</text:span></text:p><text:p text:style-name="P155"><text:span text:style-name="T59">学</text:span></text:p><text:p text:style-name="P155"><text:span text:style-name="T59">习</text:span></text:p><text:p text:style-name="P155"><text:span text:style-name="T59">规</text:span></text:p><text:p text:style-name="P155"><text:span text:style-name="T59">划</text:span></text:p><text:p text:style-name="P155"><text:span text:style-name="T59">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6" svg:width="0.2795in" svg:height="2.328in" svg:x="3.2528in" svg:y="2.024in"><text:p text:style-name="P155"><text:span text:style-name="T59">发</text:span></text:p><text:p text:style-name="P155"><text:span text:style-name="T59">布</text:span></text:p><text:p text:style-name="P155"><text:span text:style-name="T59">学</text:span></text:p><text:p text:style-name="P155"><text:span text:style-name="T59">习</text:span></text:p><text:p text:style-name="P155"><text:span text:style-name="T59">规</text:span></text:p><text:p text:style-name="P155"><text:span text:style-name="T59">划</text:span></text:p><text:p text:style-name="P155"><text:span text:style-name="T59">表</text:span></text:p><text:p text:style-name="P155"><text:span text:style-name="T59">模</text:span></text:p><text:p text:style-name="P155"><text:span text:style-name="T59">板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6" svg:width="0.2795in" svg:height="2.328in" svg:x="3.5319in" svg:y="2.024in"><text:p text:style-name="P155"><text:span text:style-name="T59">培</text:span></text:p><text:p text:style-name="P155"><text:span text:style-name="T59">训</text:span></text:p><text:p text:style-name="P155"><text:span text:style-name="T59">任</text:span></text:p><text:p text:style-name="P155"><text:span text:style-name="T59">务</text:span></text:p><text:p text:style-name="P155"><text:span text:style-name="T59">发</text:span></text:p><text:p text:style-name="P155"><text:span text:style-name="T59">布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3.8118in" svg:y="2.024in"><text:p text:style-name="P142"><text:span text:style-name="T60">发</text:span></text:p><text:p text:style-name="P142"><text:span text:style-name="T60">布</text:span></text:p><text:p text:style-name="P142"><text:span text:style-name="T60">通</text:span></text:p><text:p text:style-name="P142"><text:span text:style-name="T60">知</text:span></text:p><text:p text:style-name="P142"><text:span text:style-name="T60">公</text:span></text:p><text:p text:style-name="P142"><text:span text:style-name="T60">告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2.8378in" svg:y1="1.8429in" svg:x2="2.8378in" svg:y2="2.0331in"><text:p/></draw:line><draw:line draw:name="Shape9" draw:style-name="gr23" draw:text-style-name="P142" svg:x1="3.1087in" svg:y1="1.8429in" svg:x2="3.1087in" svg:y2="2.0331in"><text:p/></draw:line><draw:line draw:name="Shape9" draw:style-name="gr23" draw:text-style-name="P142" svg:x1="3.3972in" svg:y1="1.8429in" svg:x2="3.3972in" svg:y2="2.0331in"><text:p/></draw:line><draw:line draw:name="Shape9" draw:style-name="gr23" draw:text-style-name="P142" svg:x1="3.6764in" svg:y1="1.8429in" svg:x2="3.6764in" svg:y2="2.0331in"><text:p/></draw:line><draw:line draw:name="Shape9" draw:style-name="gr23" draw:text-style-name="P142" svg:x1="3.9563in" svg:y1="1.8429in" svg:x2="3.9563in" svg:y2="2.0331in"><text:p/></draw:line></draw:g><draw:g draw:style-name="gr2"><draw:line draw:name="Shape10" draw:style-name="gr23" draw:text-style-name="P142" svg:x1="4.3673in" svg:y1="1.8504in" svg:x2="5.739in" svg:y2="1.8504in"><text:p/></draw:line><draw:custom-shape draw:name="Shape10" draw:style-name="gr24" draw:text-style-name="P157" svg:width="0.2795in" svg:height="2.328in" svg:x="4.2055in" svg:y="2.024in"><text:p text:style-name="P142"><text:span text:style-name="T60">单</text:span></text:p><text:p text:style-name="P142"><text:span text:style-name="T60">个</text:span></text:p><text:p text:style-name="P142"><text:span text:style-name="T60">\</text:span></text:p><text:p text:style-name="P142"><text:span text:style-name="T60">批</text:span></text:p><text:p text:style-name="P142"><text:span text:style-name="T60">量</text:span></text:p><text:p text:style-name="P142"><text:span text:style-name="T60">注</text:span></text:p><text:p text:style-name="P142"><text:span text:style-name="T60">册</text:span></text:p><text:p text:style-name="P142"><text:span text:style-name="T60">教</text:span></text:p><text:p text:style-name="P142"><text:span text:style-name="T60">师</text:span></text:p><text:p text:style-name="P142"><text:span text:style-name="T60">\</text:span></text:p><text:p text:style-name="P142"><text:span text:style-name="T60">学</text:span></text:p><text:p text:style-name="P142"><text:span text:style-name="T60">生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4.4854in" svg:y="2.024in"><text:p text:style-name="P142"><text:span text:style-name="T60">对</text:span></text:p><text:p text:style-name="P142"><text:span text:style-name="T60">用</text:span></text:p><text:p text:style-name="P142"><text:span text:style-name="T60">户</text:span></text:p><text:p text:style-name="P142"><text:span text:style-name="T60">的</text:span></text:p><text:p text:style-name="P142"><text:span text:style-name="T60">增</text:span></text:p><text:p text:style-name="P142"><text:span text:style-name="T60">删</text:span></text:p><text:p text:style-name="P142"><text:span text:style-name="T60">改</text:span></text:p><text:p text:style-name="P142"><text:span text:style-name="T60">查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4.7618in" svg:y="2.024in"><text:p text:style-name="P142"><text:span text:style-name="T60">查</text:span></text:p><text:p text:style-name="P142"><text:span text:style-name="T60">询</text:span></text:p><text:p text:style-name="P142"><text:span text:style-name="T60">\</text:span></text:p><text:p text:style-name="P142"><text:span text:style-name="T60">修</text:span></text:p><text:p text:style-name="P142"><text:span text:style-name="T60">改</text:span></text:p><text:p text:style-name="P142"><text:span text:style-name="T60">借</text:span></text:p><text:p text:style-name="P142"><text:span text:style-name="T60">书</text:span></text:p><text:p text:style-name="P142"><text:span text:style-name="T60">还</text:span></text:p><text:p text:style-name="P142"><text:span text:style-name="T60">书</text:span></text:p><text:p text:style-name="P142"><text:span text:style-name="T60">记</text:span></text:p><text:p text:style-name="P142"><text:span text:style-name="T60">录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5.0417in" svg:y="2.024in"><text:p text:style-name="P142"><text:span text:style-name="T60">通</text:span></text:p><text:p text:style-name="P142"><text:span text:style-name="T60">知</text:span></text:p><text:p text:style-name="P142"><text:span text:style-name="T60">公</text:span></text:p><text:p text:style-name="P142"><text:span text:style-name="T60">告</text:span></text:p><text:p text:style-name="P142"><text:span text:style-name="T60">的</text:span></text:p><text:p text:style-name="P142"><text:span text:style-name="T60">管</text:span></text:p><text:p text:style-name="P142"><text:span text:style-name="T60">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5.3217in" svg:y="2.024in"><text:p text:style-name="P142"><text:span text:style-name="T60">培</text:span></text:p><text:p text:style-name="P142"><text:span text:style-name="T60">训</text:span></text:p><text:p text:style-name="P142"><text:span text:style-name="T60">资</text:span></text:p><text:p text:style-name="P142"><text:span text:style-name="T60">料</text:span></text:p><text:p text:style-name="P142"><text:span text:style-name="T60">管</text:span></text:p><text:p text:style-name="P142"><text:span text:style-name="T60">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5.6016in" svg:y="2.024in"><text:p text:style-name="P142"><text:span text:style-name="T60">会</text:span></text:p><text:p text:style-name="P142"><text:span text:style-name="T60">议</text:span></text:p><text:p text:style-name="P142"><text:span text:style-name="T60">记</text:span></text:p><text:p text:style-name="P142"><text:span text:style-name="T60">录</text:span></text:p><text:p text:style-name="P142"><text:span text:style-name="T60">管</text:span></text:p><text:p text:style-name="P142"><text:span text:style-name="T60">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4.3681in" svg:y1="1.8429in" svg:x2="4.3681in" svg:y2="2.0331in"><text:p/></draw:line><draw:line draw:name="Shape9" draw:style-name="gr23" draw:text-style-name="P142" svg:x1="4.6354in" svg:y1="1.8429in" svg:x2="4.6354in" svg:y2="2.0331in"><text:p/></draw:line><draw:line draw:name="Shape9" draw:style-name="gr23" draw:text-style-name="P142" svg:x1="4.9118in" svg:y1="1.8429in" svg:x2="4.9118in" svg:y2="2.0331in"><text:p/></draw:line><draw:line draw:name="Shape9" draw:style-name="gr23" draw:text-style-name="P142" svg:x1="5.1972in" svg:y1="1.8429in" svg:x2="5.1972in" svg:y2="2.0331in"><text:p/></draw:line><draw:line draw:name="Shape9" draw:style-name="gr23" draw:text-style-name="P142" svg:x1="5.4681in" svg:y1="1.8429in" svg:x2="5.4681in" svg:y2="2.0331in"><text:p/></draw:line><draw:line draw:name="Shape9" draw:style-name="gr23" draw:text-style-name="P142" svg:x1="5.739in" svg:y1="1.8429in" svg:x2="5.739in" svg:y2="2.0331in"><text:p/></draw:line></draw:g><draw:g draw:style-name="gr2"><draw:custom-shape draw:name="Shape8" draw:style-name="gr25" draw:text-style-name="P158" svg:width="1.3331in" svg:height="0.4953in" svg:x="2.0799in" svg:y="0.0984in"><text:p text:style-name="P142"><text:span text:style-name="T54">Maker Stud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2.748in" svg:y1="0.5937in" svg:x2="2.748in" svg:y2="0.9319in"><text:p/></draw:line><draw:line draw:name="Shape11" draw:style-name="gr23" draw:text-style-name="P142" svg:x1="0.8646in" svg:y1="0.9402in" svg:x2="5.213in" svg:y2="0.9402in"><text:p/></draw:line><draw:g draw:style-name="gr2"><draw:custom-shape draw:name="Shape10" draw:style-name="gr26" draw:text-style-name="P159" svg:width="0.7559in" svg:height="0.4079in" svg:x="0.4933in" svg:y="1.2012in"><text:p text:style-name="P142"><text:span text:style-name="T61">学生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0.8701in" svg:y1="0.9402in" svg:x2="0.8701in" svg:y2="1.2028in"><text:p/></draw:line></draw:g><draw:g draw:style-name="gr2"><draw:custom-shape draw:name="Shape10" draw:style-name="gr26" draw:text-style-name="P159" svg:width="0.7559in" svg:height="0.4079in" svg:x="2.637in" svg:y="1.2012in"><text:p text:style-name="P142"><text:span text:style-name="T61">教师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2.9917in" svg:y1="0.9402in" svg:x2="2.9917in" svg:y2="1.2028in"><text:p/></draw:line></draw:g><draw:g draw:style-name="gr2"><draw:custom-shape draw:name="Shape10" draw:style-name="gr26" draw:text-style-name="P159" svg:width="0.7559in" svg:height="0.4079in" svg:x="4.837in" svg:y="1.2012in"><text:p text:style-name="P142"><text:span text:style-name="T61">管理员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5.2087in" svg:y1="0.9402in" svg:x2="5.2087in" svg:y2="1.2028in"><text:p/></draw:line></draw:g><draw:line draw:name="Shape9" draw:style-name="gr23" draw:text-style-name="P142" svg:x1="2.9969in" svg:y1="1.6028in" svg:x2="2.9969in" svg:y2="1.8654in"><text:p/></draw:line><draw:line draw:name="Shape9" draw:style-name="gr23" draw:text-style-name="P142" svg:x1="5.1969in" svg:y1="1.6028in" svg:x2="5.1969in" svg:y2="1.8654in"><text:p/></draw:line><draw:line draw:name="Shape9" draw:style-name="gr23" draw:text-style-name="P142" svg:x1="0.8646in" svg:y1="1.6028in" svg:x2="0.8646in" svg:y2="1.8654in"><text:p/></draw:line></draw:g><draw:g draw:style-name="gr2"><draw:line draw:name="Shape11" draw:style-name="gr23" draw:text-style-name="P142" svg:x1="0.4764in" svg:y1="1.8535in" svg:x2="2.4283in" svg:y2="1.8535in"><text:p/></draw:line><draw:line draw:name="Shape9" draw:style-name="gr23" draw:text-style-name="P142" svg:x1="1.0425in" svg:y1="1.8528in" svg:x2="1.0425in" svg:y2="2.0429in"><text:p/></draw:line><draw:line draw:name="Shape9" draw:style-name="gr23" draw:text-style-name="P142" svg:x1="0.4807in" svg:y1="1.8528in" svg:x2="0.4807in" svg:y2="2.0083in"><text:p/></draw:line><draw:line draw:name="Shape9" draw:style-name="gr23" draw:text-style-name="P142" svg:x1="0.7598in" svg:y1="1.8531in" svg:x2="0.7598in" svg:y2="2.0524in"><text:p/></draw:line><draw:custom-shape draw:name="Shape10" draw:style-name="gr27" draw:text-style-name="P156" svg:width="0.2795in" svg:height="2.3441in" svg:x="0.6126in" svg:y="2.0165in"><text:p text:style-name="P142"><text:span text:style-name="T60">借</text:span></text:p><text:p text:style-name="P142"><text:span text:style-name="T60">书</text:span></text:p><text:p text:style-name="P142"><text:span text:style-name="T60">还</text:span></text:p><text:p text:style-name="P142"><text:span text:style-name="T60">书</text:span></text:p><text:p text:style-name="P142"><text:span text:style-name="T60">登</text:span></text:p><text:p text:style-name="P142"><text:span text:style-name="T60">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0.8953in" svg:y="2.0319in"><text:p text:style-name="P142"><text:span text:style-name="T60">修</text:span></text:p><text:p text:style-name="P142"><text:span text:style-name="T60">改</text:span></text:p><text:p text:style-name="P142"><text:span text:style-name="T60">自</text:span></text:p><text:p text:style-name="P142"><text:span text:style-name="T60">我</text:span></text:p><text:p text:style-name="P142"><text:span text:style-name="T60">信</text:span></text:p><text:p text:style-name="P142"><text:span text:style-name="T60">息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1.3232in" svg:y1="1.8528in" svg:x2="1.3232in" svg:y2="2.0429in"><text:p/></draw:line><draw:custom-shape draw:name="Shape10" draw:style-name="gr28" draw:text-style-name="P156" svg:width="0.2795in" svg:height="2.337in" svg:x="1.1752in" svg:y="2.0319in"><text:p text:style-name="P155"><text:span text:style-name="T59">填</text:span></text:p><text:p text:style-name="P155"><text:span text:style-name="T59">写</text:span></text:p><text:p text:style-name="P155"><text:span text:style-name="T59">学</text:span></text:p><text:p text:style-name="P155"><text:span text:style-name="T59">习</text:span></text:p><text:p text:style-name="P155"><text:span text:style-name="T59">规</text:span></text:p><text:p text:style-name="P155"><text:span text:style-name="T59">划</text:span></text:p><text:p text:style-name="P155"><text:span text:style-name="T59">表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1.6028in" svg:y1="1.8528in" svg:x2="1.6028in" svg:y2="2.0429in"><text:p/></draw:line><draw:custom-shape draw:name="Shape10" draw:style-name="gr29" draw:text-style-name="P157" svg:width="0.2795in" svg:height="2.3543in" svg:x="1.4551in" svg:y="2.0319in"><text:p text:style-name="P142"><text:span text:style-name="T60">查</text:span></text:p><text:p text:style-name="P142"><text:span text:style-name="T60">看</text:span></text:p><text:p text:style-name="P142"><text:span text:style-name="T60">成</text:span></text:p><text:p text:style-name="P142"><text:span text:style-name="T60">员</text:span></text:p><text:p text:style-name="P142"><text:span text:style-name="T60">通</text:span></text:p><text:p text:style-name="P142"><text:span text:style-name="T60">讯</text:span></text:p><text:p text:style-name="P142"><text:span text:style-name="T60">方</text:span></text:p><text:p text:style-name="P142"><text:span text:style-name="T60">式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1.885in" svg:y1="1.8528in" svg:x2="1.885in" svg:y2="2.0429in"><text:p/></draw:line><draw:custom-shape draw:name="Shape10" draw:style-name="gr30" draw:text-style-name="P156" svg:width="0.2795in" svg:height="2.363in" svg:x="1.737in" svg:y="2.0319in"><text:p text:style-name="P155"><text:span text:style-name="T59">分</text:span></text:p><text:p text:style-name="P155"><text:span text:style-name="T59">享</text:span></text:p><text:p text:style-name="P155"><text:span text:style-name="T59">\</text:span></text:p><text:p text:style-name="P155"><text:span text:style-name="T59">查</text:span></text:p><text:p text:style-name="P155"><text:span text:style-name="T59">看</text:span></text:p><text:p text:style-name="P155"><text:span text:style-name="T59">学</text:span></text:p><text:p text:style-name="P155"><text:span text:style-name="T59">习</text:span></text:p><text:p text:style-name="P155"><text:span text:style-name="T59">规</text:span></text:p><text:p text:style-name="P155"><text:span text:style-name="T59">划</text:span></text:p><text:p text:style-name="P155"><text:span text:style-name="T59">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2.1646in" svg:y1="1.8528in" svg:x2="2.1646in" svg:y2="2.0429in"><text:p/></draw:line><draw:custom-shape draw:name="Shape10" draw:style-name="gr30" draw:text-style-name="P157" svg:width="0.2795in" svg:height="2.363in" svg:x="2.0169in" svg:y="2.0319in"><text:p text:style-name="P142"><text:span text:style-name="T60">培</text:span></text:p><text:p text:style-name="P142"><text:span text:style-name="T60">训</text:span></text:p><text:p text:style-name="P142"><text:span text:style-name="T60">计</text:span></text:p><text:p text:style-name="P142"><text:span text:style-name="T60">划</text:span></text:p><text:p text:style-name="P142"><text:span text:style-name="T60">\</text:span></text:p><text:p text:style-name="P142"><text:span text:style-name="T60">系</text:span></text:p><text:p text:style-name="P142"><text:span text:style-name="T60">统</text:span></text:p><text:p text:style-name="P142"><text:span text:style-name="T60">消</text:span></text:p><text:p text:style-name="P142"><text:span text:style-name="T60">息</text:span></text:p><text:p text:style-name="P142"><text:span text:style-name="T60">查</text:span></text:p><text:p text:style-name="P142"><text:span text:style-name="T60">看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24" draw:text-style-name="P157" svg:width="0.2795in" svg:height="2.328in" svg:x="0.3335in" svg:y="2.024in"><text:p text:style-name="P142"><text:span text:style-name="T60">登</text:span></text:p><text:p text:style-name="P142"><text:span text:style-name="T60">录</text:span></text:p><text:p text:style-name="P142"><text:span text:style-name="T60">注</text:span></text:p><text:p text:style-name="P142"><text:span text:style-name="T60">册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0" draw:style-name="gr31" draw:text-style-name="P157" svg:width="0.2795in" svg:height="2.3252in" svg:x="2.2961in" svg:y="2.0319in"><text:p text:style-name="P142"><text:span text:style-name="T60">下</text:span></text:p><text:p text:style-name="P142"><text:span text:style-name="T60">载</text:span></text:p><text:p text:style-name="P142"><text:span text:style-name="T60">资</text:span></text:p><text:p text:style-name="P142"><text:span text:style-name="T60">料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23" draw:text-style-name="P142" svg:x1="2.4291in" svg:y1="1.8508in" svg:x2="2.4291in" svg:y2="2.0409in"><text:p/></draw:line></draw:g></draw:g><text:soft-page-break/></text:p>
      <text:p text:style-name="P52"/>
      <text:p text:style-name="P52">2.2.开发运行环境</text:p>
      <text:p text:style-name="P45"/>
      <text:p text:style-name="P118"><text:span text:style-name="T7"><text:tab/>系统</text:span><text:span text:style-name="T11">:</text:span><text:span text:style-name="T7">Windows </text:span><text:span text:style-name="T9">10 64bit</text:span></text:p>
      <text:p text:style-name="P118"><text:span text:style-name="T9"><text:tab/></text:span><text:span text:style-name="T11">JDK版本:</text:span><text:span text:style-name="T9">Java Development Kit 1.8.0_144</text:span></text:p>
      <text:p text:style-name="P118"><text:span text:style-name="T9"><text:tab/>后端</text:span><text:span text:style-name="T11">开发工具:</text:span><text:span text:style-name="T10">IntelliJ IDEA 2017.2</text:span></text:p>
      <text:p text:style-name="P119"><text:span text:style-name="T10"><text:tab/>前端</text:span><text:span text:style-name="T11">开发工具:</text:span><text:span text:style-name="T10">WebStorm 2017.2</text:span></text:p>
      <text:p text:style-name="P120"><text:tab/>数据库:MySql 5.7</text:p>
      <text:p text:style-name="P118"><text:span text:style-name="T10"><text:tab/></text:span><text:span text:style-name="T11">数据库管理:</text:span><text:span text:style-name="T10">MySql </text:span><text:span text:style-name="T11">W</text:span><text:span text:style-name="T10">orkbench</text:span></text:p>
      <text:p text:style-name="P118"><text:span text:style-name="T10"><text:tab/>版本控制器</text:span><text:span text:style-name="T12">:Github</text:span></text:p>
      <text:p text:style-name="P118"><text:span text:style-name="T12"><text:tab/></text:span><text:span text:style-name="T13">服务容器:Apache Tomcat 8.5</text:span></text:p>
      <text:p text:style-name="P46"/>
      <text:p text:style-name="P50"><text:span text:style-name="T17">2.</text:span>3.基本设计概念和处理流程</text:p>
      <text:p text:style-name="P50"><text:tab/></text:p>
      <text:p text:style-name="P50"><text:tab/><text:span text:style-name="T14">系统采用前后端分离开发模式，遵循RESTful协议。</text:span></text:p>
      <text:p text:style-name="P37"><text:soft-page-break/><text:span text:style-name="T28"><text:tab/>前端采用layui2.2作为后台框架，layui是现今最流行的经典模块化框架，其模块化的概念非常适合开发后台框架，</text:span><text:span text:style-name="T18">layui </text:span><text:span text:style-name="T21">是一款采用自身模块规范编写的情怀级前端</text:span><text:span text:style-name="T18">UI</text:span><text:span text:style-name="T21">框架，遵循原生</text:span><text:span text:style-name="T18">HTML/CSS/JS</text:span><text:span text:style-name="T21">的书写与组织形式，门槛极低，拿来即用。其外在极简，却又不失饱满的内在，体积轻盈，组件丰盈，从核心代码到</text:span><text:span text:style-name="T18">API</text:span><text:span text:style-name="T21">的每一处细节都经过精心雕琢，非常适合界面的快速开发。</text:span><text:span text:style-name="T18">layui </text:span><text:span text:style-name="T21">首个版本发布于</text:span><text:span text:style-name="T18">2016</text:span><text:span text:style-name="T21">年金秋，她区别于那些基于</text:span><text:span text:style-name="T18">MVVM</text:span><text:span text:style-name="T21">底层的</text:span><text:span text:style-name="T18">UI</text:span><text:span text:style-name="T21">框架，却并非逆道而行，而是信奉返璞归真之道。准确地说，她更多是为服务端程序员量身定做，你无需涉足各种前端工具的复杂配置，只需面对浏览器本身，让一切你所需要的元素与交互，从这里信手拈来。</text:span><text:span text:style-name="T19">layui </text:span><text:span text:style-name="T21">兼容人类正在使用的全部浏览器（</text:span><text:span text:style-name="T19">IE6/7</text:span><text:span text:style-name="T21">除外），可作为</text:span><text:span text:style-name="T19">PC</text:span><text:span text:style-name="T21">端后台系统与前台界面的速成开发方案。</text:span></text:p>
      <text:p text:style-name="P56"><text:span text:style-name="T23"><text:tab/>后端</text:span><text:span text:style-name="T24">采用</text:span><text:span text:style-name="T23">Spring</text:span><text:span text:style-name="T24">+SpringMVC+MyBatis(SSM)框架开发，SSM也是现今最流行的最成熟的后端快速开发框架。</text:span><text:span text:style-name="T25">SSH</text:span><text:span text:style-name="T24">通常指的是 </text:span><text:span text:style-name="T25">Struts2 </text:span><text:span text:style-name="T24">做控制器</text:span><text:span text:style-name="T25">(controller)</text:span><text:span text:style-name="T24">，</text:span><text:span text:style-name="T25">spring </text:span><text:span text:style-name="T24">管理各层的组件，</text:span><text:span text:style-name="T25">hibernate </text:span><text:span text:style-name="T24">负责持久化层。</text:span><text:span text:style-name="T26">SSM</text:span><text:span text:style-name="T27">则指的是 </text:span><text:span text:style-name="T26">SpringMVC </text:span><text:span text:style-name="T27">做控制器</text:span><text:span text:style-name="T26">(controller)</text:span><text:span text:style-name="T27">，</text:span><text:span text:style-name="T26">Spring </text:span><text:span text:style-name="T27">管理各层的组件，</text:span><text:span text:style-name="T26">MyBatis </text:span><text:span text:style-name="T27">负责持久化层。</text:span></text:p>
      <text:p text:style-name="P1"><text:tab/>共同点:</text:p>
      <text:p text:style-name="P56"><text:span text:style-name="T26"><text:tab/>1.Spring</text:span><text:span text:style-name="T27">依赖注入</text:span><text:span text:style-name="T26">DI</text:span><text:span text:style-name="T27">来管理各层的组件。</text:span></text:p>
      <text:p text:style-name="P56"><text:span text:style-name="T26"><text:tab/>2.</text:span><text:span text:style-name="T27">使用面向切面编程</text:span><text:span text:style-name="T26">AOP</text:span><text:span text:style-name="T27">管理事物、日志、权限等。</text:span></text:p>
      <text:p text:style-name="P58"><text:tab/>不同点:</text:p>
      <text:p text:style-name="P61"><text:span text:style-name="T16"><text:tab/>1.Struts2 </text:span><text:span text:style-name="T15">和 </text:span><text:span text:style-name="T16">SpringMVC </text:span><text:span text:style-name="T15">控制器</text:span><text:span text:style-name="T16">(controller)</text:span><text:span text:style-name="T15">控制视图和模型的交互机制的不同，</text:span><text:span text:style-name="T16">Struts2</text:span><text:span text:style-name="T15">是</text:span><text:span text:style-name="T16">Action</text:span><text:span text:style-name="T15">类级别，</text:span><text:span text:style-name="T16">SpringMVC</text:span><text:span text:style-name="T15">是方法级别，更容易实现</text:span><text:span text:style-name="T16">RESTful</text:span><text:span text:style-name="T15">风格</text:span><text:span text:style-name="T29">。</text:span></text:p>
      <text:p text:style-name="P60"/>
      <text:p text:style-name="P59">2.4.系统结构</text:p>
      <text:p text:style-name="P2"><draw:g text:anchor-type="paragraph" draw:z-index="0" draw:style-name="gr1"><draw:g draw:style-name="gr2"><draw:g draw:style-name="gr2"><draw:custom-shape draw:name="Shape3" draw:style-name="gr3" draw:text-style-name="P141" svg:width="2.6252in" svg:height="1.063in" svg:x="2.122in" svg:y="0.1173in"><text:p text:style-name="P140"><text:s text:c="7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4" draw:text-style-name="P143" svg:width="1.2815in" svg:height="0.3858in" svg:x="2.3618in" svg:y="0.2425in"><text:p text:style-name="P142"><text:span text:style-name="T54">Spring MV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5" draw:text-style-name="P144" svg:width="0.813in" svg:height="0.9276in" svg:x="3.7366in" svg:y="0.1799in"><text:p text:style-name="P142"><text:span text:style-name="T55">1.</text:span><text:span text:style-name="T55">表单校验</text:span></text:p><text:p text:style-name="P142"><text:span text:style-name="T55">2. </text:span><text:span text:style-name="T55">控制跳转</text:span></text:p><text:p text:style-name="P142"><text:span text:style-name="T55">3. </text:span><text:span text:style-name="T55">调用服务</text:span></text:p><text:p text:style-name="P142"><text:span text:style-name="T55">4. </text:span><text:span text:style-name="T55">异常处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4" draw:text-style-name="P143" svg:width="1.2815in" svg:height="0.3858in" svg:x="2.3618in" svg:y="0.6799in"><text:p text:style-name="P142"><text:span text:style-name="T54">Controller</text:span><text:span text:style-name="T54">层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2"><draw:custom-shape draw:name="Shape3" draw:style-name="gr6" draw:text-style-name="P145" svg:width="2.6252in" svg:height="1.063in" svg:x="2.122in" svg:y="1.42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4" draw:text-style-name="P143" svg:width="1.2815in" svg:height="0.3858in" svg:x="2.2366in" svg:y="1.7945in"><text:p text:style-name="P142"><text:span text:style-name="T54">Service</text:span><text:span text:style-name="T54">层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7" draw:text-style-name="P146" svg:width="1.0421in" svg:height="0.9276in" svg:x="3.6118in" svg:y="1.4925in"><text:p text:style-name="P140"><text:span text:style-name="T55">1.</text:span><text:span text:style-name="T55">校验查询条件</text:span></text:p><text:p text:style-name="P140"><text:span text:style-name="T55">2.</text:span><text:span text:style-name="T55">调用</text:span><text:span text:style-name="T55">Dao</text:span><text:span text:style-name="T55">层</text:span></text:p><text:p text:style-name="P140"><text:span text:style-name="T55">3.</text:span><text:span text:style-name="T55">业务逻辑处理</text:span></text:p><text:p text:style-name="P140"><text:span text:style-name="T55">4.</text:span><text:span text:style-name="T55">数据封装</text:span></text:p><text:p text:style-name="P140"><text:span text:style-name="T55">5.</text:span><text:span text:style-name="T55">异常处理</text:span></text:p><text:p text:style-name="P140"><text:span text:style-name="T55">6.</text:span><text:span text:style-name="T55">事务处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2"><draw:custom-shape draw:name="Shape3" draw:style-name="gr6" draw:text-style-name="P145" svg:width="2.6252in" svg:height="1.063in" svg:x="2.1319in" svg:y="2.78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4" draw:text-style-name="P143" svg:width="1.2815in" svg:height="0.3858in" svg:x="2.2783in" svg:y="2.9197in"><text:p text:style-name="P142"><text:span text:style-name="T54">Dao</text:span><text:span text:style-name="T54">层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4" draw:text-style-name="P143" svg:width="1.2815in" svg:height="0.3858in" svg:x="2.2783in" svg:y="3.3571in"><text:p text:style-name="P142"><text:span text:style-name="T54">MyBatis</text:span><text:span text:style-name="T54">框架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7" draw:text-style-name="P146" svg:width="1.0421in" svg:height="0.9276in" svg:x="3.6429in" svg:y="2.8469in"><text:p text:style-name="P140"><text:span text:style-name="T55">1.</text:span><text:span text:style-name="T55">执行数据库操</text:span></text:p><text:p text:style-name="P140"><text:span text:style-name="T55">作</text:span></text:p><text:p text:style-name="P140"><text:span text:style-name="T55">2.</text:span><text:span text:style-name="T55">事务控制</text:span></text:p><text:p text:style-name="P140"><text:span text:style-name="T55">3.</text:span><text:span text:style-name="T55">持久化数据</text:span></text:p><text:p text:style-name="P140"><text:span text:style-name="T55">4.</text:span><text:span text:style-name="T55">连接数据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draw:style-name="gr2"><draw:custom-shape draw:name="Shape1" draw:style-name="gr8" draw:text-style-name="P147" svg:width="2.0106in" svg:height="3.7504in" svg:x="-0.0236in" svg:y="0.117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9" draw:text-style-name="P143" svg:width="0.6043in" svg:height="0.3752in" svg:x="1.3075in" svg:y="0.6071in"><text:p text:style-name="P142"><text:span text:style-name="T54">HTM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9" draw:text-style-name="P143" svg:width="0.6043in" svg:height="0.3752in" svg:x="1.3075in" svg:y="1.4051in"><text:p text:style-name="P142"><text:span text:style-name="T54">JQue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9" draw:text-style-name="P143" svg:width="0.6043in" svg:height="0.3752in" svg:x="1.3075in" svg:y="2.1925in"><text:p text:style-name="P142"><text:span text:style-name="T54">c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9" draw:text-style-name="P143" svg:width="0.6043in" svg:height="0.3752in" svg:x="1.3075in" svg:y="2.9799in"><text:p text:style-name="P142"><text:span text:style-name="T54">aja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10" draw:text-style-name="P148" svg:width="1.2189in" svg:height="3.2504in" svg:x="0.039in" svg:y="0.4299in"><text:p><text:span text:style-name="T56">1.</text:span><text:span text:style-name="T56">显示返回的</text:span></text:p><text:p><text:span text:style-name="T56">数据</text:span></text:p><text:p><text:span text:style-name="T56"/></text:p><text:p><text:span text:style-name="T56">2. JS</text:span><text:span text:style-name="T56">数据校验</text:span></text:p><text:p><text:span text:style-name="T56"/></text:p><text:p><text:span text:style-name="T56">3. </text:span><text:span text:style-name="T56">传递隐藏值</text:span></text:p><text:p><text:span text:style-name="T56"/></text:p><text:p><text:span text:style-name="T56">4. Ajax</text:span><text:span text:style-name="T56">调用</text:span></text:p><text:p><text:span text:style-name="T56"/></text:p><text:p><text:span text:style-name="T56">5. </text:span><text:span text:style-name="T56">页面显示与</text:span></text:p><text:p><text:span text:style-name="T56">返回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9" draw:style-name="gr11" draw:text-style-name="P149" svg:x1="1.8571in" svg:y1="0.8362in" svg:x2="2.4717in" svg:y2="0.5598in"><text:p/></draw:line><draw:line draw:name="Shape10" draw:style-name="gr12" draw:text-style-name="P142" svg:x1="1.9118in" svg:y1="1.6602in" svg:x2="2.4717in" svg:y2="0.5118in"><text:p/></draw:line><draw:line draw:name="Shape11" draw:style-name="gr12" draw:text-style-name="P142" svg:x1="1.8362in" svg:y1="2.4406in" svg:x2="2.4717in" svg:y2="0.5598in"><text:p/></draw:line><draw:line draw:name="Shape12" draw:style-name="gr12" draw:text-style-name="P142" svg:x1="1.8571in" svg:y1="3.2543in" svg:x2="2.4717in" svg:y2="0.5118in"><text:p/></draw:line></draw:g><draw:g draw:style-name="gr2"><draw:custom-shape draw:name="Shape1" draw:style-name="gr13" draw:text-style-name="P147" svg:width="1.7398in" svg:height="3.7504in" svg:x="4.8827in" svg:y="0.1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7" draw:style-name="gr14" draw:text-style-name="P149" svg:width="1.4587in" svg:height="0.3232in" svg:x="5.0181in" svg:y="0.4091in"><text:p text:style-name="P142"><text:span text:style-name="T56">Spring</text:span><text:span text:style-name="T56">框架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8" draw:style-name="gr15" draw:text-style-name="P150" svg:width="1.448in" svg:height="2.865in" svg:x="5.0283in" svg:y="0.8469in"><text:p text:style-name="P142"><text:span text:style-name="T57">持有各层依赖的对象</text:span></text:p><text:p text:style-name="P142"><text:span text:style-name="T57">实体，通过依赖注入</text:span></text:p><text:p text:style-name="P142"><text:span text:style-name="T57">的注入到需要的地方，</text:span></text:p><text:p text:style-name="P142"><text:span text:style-name="T57">主要包括</text:span><text:span text:style-name="T57">Service</text:span><text:span text:style-name="T57">层的</text:span></text:p><text:p text:style-name="P142"><text:span text:style-name="T57">对象，</text:span><text:span text:style-name="T57">Dao</text:span><text:span text:style-name="T57">层的对象</text:span></text:p><text:p text:style-name="P142"><text:span text:style-name="T57">等，降低系统分层之</text:span></text:p><text:p text:style-name="P142"><text:span text:style-name="T57">间的耦合性。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3" draw:style-name="gr16" draw:text-style-name="P151" svg:width="0.3232in" svg:height="0.3335in" svg:x="4.6382in" svg:y="0.523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3" draw:style-name="gr16" draw:text-style-name="P151" svg:width="0.3232in" svg:height="0.3335in" svg:x="4.6382in" svg:y="1.819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3" draw:style-name="gr16" draw:text-style-name="P151" svg:width="0.3232in" svg:height="0.3335in" svg:x="4.6382in" svg:y="3.123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draw:g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1"><draw:custom-shape text:anchor-type="paragraph" draw:z-index="2" draw:name="Shape2" draw:style-name="gr18" draw:text-style-name="P153" svg:width="1.7921in" svg:height="0.5732in" svg:x="2.2217in" svg:y="1.8764in"><text:p text:style-name="P142"><text:span text:style-name="T7">Maker Studio</text:span><text:span text:style-name="T7">办</text:span><text:span text:style-name="T7">公系统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17" draw:text-style-name="P152" svg:width="1.1043in" svg:height="0.563in" svg:x="1.3571in" svg:y="2.9575in"><text:p text:style-name="P142"><text:span text:style-name="T58">图</text:span><text:span text:style-name="T58">书</text:span><text:span text:style-name="T58">管</text:span><text:span text:style-name="T58">理</text:span><text:span text:style-name="T58">模</text:span><text:span text:style-name="T58">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17" draw:text-style-name="P152" svg:width="1.1043in" svg:height="0.563in" svg:x="0.6071in" svg:y="1.8709in"><text:p text:style-name="P142"><text:span text:style-name="T58">文</text:span><text:span text:style-name="T58">件</text:span><text:span text:style-name="T58">管</text:span><text:span text:style-name="T58">理</text:span><text:span text:style-name="T58">模</text:span><text:span text:style-name="T58">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21" draw:text-style-name="P142" svg:x1="2.378in" svg:y1="1.4819in" svg:x2="2.6071in" svg:y2="1.8154in"><text:p/></draw:line><draw:line text:anchor-type="paragraph" draw:z-index="10" draw:name="Shape5" draw:style-name="gr21" draw:text-style-name="P154" svg:x1="1.763in" svg:y1="2.1472in" svg:x2="2.1701in" svg:y2="2.1472in"><text:p/></draw:line><draw:line text:anchor-type="paragraph" draw:z-index="11" draw:name="Shape6" draw:style-name="gr21" draw:text-style-name="P142" svg:x1="1.9717in" svg:y1="2.8846in" svg:x2="2.6906in" svg:y2="2.5118in"><text:p/></draw:line><text:span text:style-name="T22">2.</text:span><text:span text:style-name="T20">5.系统体系结构</text:span></text:p>
      <text:p text:style-name="P14"/>
      <text:p text:style-name="P14"><draw:custom-shape text:anchor-type="paragraph" draw:z-index="3" draw:name="Shape1" draw:style-name="gr17" draw:text-style-name="P152" svg:width="1.1043in" svg:height="0.563in" svg:x="2.6764in" svg:y="0.0783in"><text:p text:style-name="P142"><text:span text:style-name="T58">用户权限模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17" draw:text-style-name="P152" svg:width="1.1043in" svg:height="0.563in" svg:x="1.2528in" svg:y="0.0783in"><text:p text:style-name="P142"><text:span text:style-name="T58">用户管理模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custom-shape text:anchor-type="paragraph" draw:z-index="15" draw:name="Shape1" draw:style-name="gr32" draw:text-style-name="P152" svg:width="1.5024in" svg:height="0.563in" svg:x="4.3902in" svg:y="0.0819in"><text:p text:style-name="P142"><text:span text:style-name="T58">工作任务管理模</text:span><text:span text:style-name="T58">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line text:anchor-type="paragraph" draw:z-index="9" draw:name="Shape4" draw:style-name="gr21" draw:text-style-name="P142" svg:x1="3.1957in" svg:y1="-0.0398in" svg:x2="3.1957in" svg:y2="0.2705in"><text:p/></draw:line></text:p>
      <text:p text:style-name="P14"><draw:line text:anchor-type="paragraph" draw:z-index="16" draw:name="Shape8" draw:style-name="gr21" draw:text-style-name="P142" svg:x1="4.1071in" svg:y1="0.0142in" svg:x2="4.3299in" svg:y2="-0.122in"><text:p/></draw:line></text:p>
      <text:p text:style-name="P14"><draw:line text:anchor-type="paragraph" draw:z-index="12" draw:name="Shape7" draw:style-name="gr21" draw:text-style-name="P142" svg:x1="3.5236in" svg:y1="0.2437in" svg:x2="3.6472in" svg:y2="0.598in"><text:p/></draw:line><draw:custom-shape text:anchor-type="paragraph" draw:z-index="6" draw:name="Shape1" draw:style-name="gr20" draw:text-style-name="P152" svg:width="1.365in" svg:height="0.563in" svg:x="4.5417in" svg:y="-0.0398in"><text:p text:style-name="P142"><text:span text:style-name="T58">系</text:span><text:span text:style-name="T58">统</text:span><text:span text:style-name="T58">消</text:span><text:span text:style-name="T58">息</text:span><text:span text:style-name="T58">/</text:span><text:span text:style-name="T58">通</text:span><text:span text:style-name="T58">告</text:span><text:span text:style-name="T58">模</text:span><text:span text:style-name="T58">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name="Shape8" draw:style-name="gr21" draw:text-style-name="P142" svg:x1="4.1071in" svg:y1="-0.1217in" svg:x2="4.4571in" svg:y2="0.2122in"><text:p/></draw:line></text:p>
      <text:p text:style-name="P14"><draw:custom-shape text:anchor-type="paragraph" draw:z-index="5" draw:name="Shape1" draw:style-name="gr19" draw:text-style-name="P152" svg:width="1.5213in" svg:height="0.563in" svg:x="2.8835in" svg:y="0.2665in"><text:p text:style-name="P142"><text:span text:style-name="T58">学</text:span><text:span text:style-name="T58">习</text:span><text:span text:style-name="T58">计</text:span><text:span text:style-name="T58">划</text:span><text:span text:style-name="T58">表</text:span><text:span text:style-name="T58">管</text:span><text:span text:style-name="T58">理</text:span><text:span text:style-name="T58">模</text:span><text:span text:style-name="T58">块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/>
      <text:p text:style-name="P14">2.6.数据库体系结构</text:p>
      <text:p text:style-name="P14"/>
      <text:p text:style-name="P3"><text:tab/>另请参见附件:《数据库字典》</text:p>
      <text:p text:style-name="P3"/>
      <text:p text:style-name="P25"><text:soft-page-break/>3.软件设计说明</text:p>
      <text:p text:style-name="P25"><text:tab/></text:p>
      <text:p text:style-name="P15">3.1.系统初始化</text:p>
      <text:p text:style-name="P4"><text:tab/>系统启动Tomcat服务时，通过InitServlet完成初始化工作，初始化以下功能:</text:p>
      <text:p text:style-name="P9"><text:tab/><text:tab/>1．读取Spring配置文件，进行数据源、bean容器等初始化。</text:p>
      <text:p text:style-name="P9"><text:tab/><text:tab/>2．读取MyBatis的配置文件，初始化所有持久类。</text:p>
      <text:p text:style-name="P22"/>
      <text:p text:style-name="P15">3.2.使用的开源产品(依赖Jar包)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62">产品名</text:p>
          </table:table-cell>
          <table:table-cell table:style-name="Table1.A1" office:value-type="string">
            <text:p text:style-name="P63">版本</text:p>
          </table:table-cell>
          <table:table-cell table:style-name="Table1.C1" office:value-type="string">
            <text:p text:style-name="P63">描述</text:p>
          </table:table-cell>
        </table:table-row>
        <table:table-row>
          <table:table-cell table:style-name="Table1.A2" office:value-type="string">
            <text:p text:style-name="P63">Spring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3">统一管理、事务管理等</text:p>
          </table:table-cell>
        </table:table-row>
        <table:table-row>
          <table:table-cell table:style-name="Table1.A2" office:value-type="string">
            <text:p text:style-name="P63">Spring MVC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3">控制器</text:p>
          </table:table-cell>
        </table:table-row>
        <table:table-row>
          <table:table-cell table:style-name="Table1.A2" office:value-type="string">
            <text:p text:style-name="P63">MyBatis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3">数据持久层框架</text:p>
          </table:table-cell>
        </table:table-row>
        <table:table-row>
          <table:table-cell table:style-name="Table1.A2" office:value-type="string">
            <text:p text:style-name="P63">fastJson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3">Json转换工具</text:p>
          </table:table-cell>
        </table:table-row>
        <table:table-row>
          <table:table-cell table:style-name="Table1.A2" office:value-type="string">
            <text:p text:style-name="P63">Junit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3">单元测试工具</text:p>
          </table:table-cell>
        </table:table-row>
        <table:table-row>
          <table:table-cell table:style-name="Table1.A2" office:value-type="string">
            <text:p text:style-name="P63">mysql-connector</text:p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9">数据库链接工具</text:p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69"/>
          </table:table-cell>
        </table:table-row>
      </table:table>
      <text:p text:style-name="P23"/>
      <text:p text:style-name="P20">3.3.类关系图例</text:p>
      <text:p text:style-name="P24"><text:tab/></text:p>
      <text:p text:style-name="P19"/>
      <text:p text:style-name="P19"/>
      <text:p text:style-name="P19"/>
      <text:p text:style-name="P19"/>
      <text:p text:style-name="P19"/>
      <text:p text:style-name="P26">4.接口设计</text:p>
      <text:p text:style-name="P12"/>
      <text:p text:style-name="P21">4.1.外部接口设计</text:p>
      <text:p text:style-name="P4"><text:tab/>所有外部接口前缀:http://<text:span text:style-name="T30">127.0.0.1:8080/ms</text:span></text:p>
      <text:p text:style-name="P10"><text:soft-page-break/>用户模块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>
          <table:table-cell table:style-name="Table2.A1" office:value-type="string">
            <text:p text:style-name="P63">接口地址</text:p>
          </table:table-cell>
          <table:table-cell table:style-name="Table2.A1" office:value-type="string">
            <text:p text:style-name="P63">访问方法</text:p>
          </table:table-cell>
          <table:table-cell table:style-name="Table2.A1" office:value-type="string">
            <text:p text:style-name="P63">请求参数</text:p>
          </table:table-cell>
          <table:table-cell table:style-name="Table2.A1" office:value-type="string">
            <text:p text:style-name="P63">返回</text:p>
          </table:table-cell>
          <table:table-cell table:style-name="Table2.A1" office:value-type="string">
            <text:p text:style-name="P63">授权</text:p>
          </table:table-cell>
          <table:table-cell table:style-name="Table2.F1" office:value-type="string">
            <text:p text:style-name="P63">描述</text:p>
          </table:table-cell>
        </table:table-row>
        <table:table-row>
          <table:table-cell table:style-name="Table2.A2" office:value-type="string">
            <text:p text:style-name="P112">/user/<text:span text:style-name="T31">login</text:span></text:p>
          </table:table-cell>
          <table:table-cell table:style-name="Table2.A2" office:value-type="string">
            <text:p text:style-name="P93">POST</text:p>
          </table:table-cell>
          <table:table-cell table:style-name="Table2.A2" office:value-type="string">
            <text:p text:style-name="P98">email:邮箱地址，选填，与username二选一；</text:p>
            <text:p text:style-name="P98">username:用户名，与email二选一；</text:p>
            <text:p text:style-name="P98">password:密码，必须；</text:p>
          </table:table-cell>
          <table:table-cell table:style-name="Table2.A2" office:value-type="string">
            <text:p text:style-name="P100">json，其中</text:p>
            <text:p text:style-name="P100">status:<text:span text:style-name="T31">200成功，其它失败；</text:span></text:p>
            <text:p text:style-name="P99">message:服务器应答信息；</text:p>
            <text:p text:style-name="P99">data:服务器返回数据；</text:p>
          </table:table-cell>
          <table:table-cell table:style-name="Table2.A2" office:value-type="string">
            <text:p text:style-name="P85">无</text:p>
          </table:table-cell>
          <table:table-cell table:style-name="Table2.F2" office:value-type="string">
            <text:p text:style-name="P84">登录</text:p>
          </table:table-cell>
        </table:table-row>
        <table:table-row>
          <table:table-cell table:style-name="Table2.A2" office:value-type="string">
            <text:p text:style-name="P84">/user/<text:span text:style-name="T31">logout</text:span></text:p>
          </table:table-cell>
          <table:table-cell table:style-name="Table2.A2" office:value-type="string">
            <text:p text:style-name="P93">GET</text:p>
          </table:table-cell>
          <table:table-cell table:style-name="Table2.A2" office:value-type="string">
            <text:p text:style-name="P93">无</text:p>
          </table:table-cell>
          <table:table-cell table:style-name="Table2.A2" office:value-type="string">
            <text:p text:style-name="P85">json</text:p>
          </table:table-cell>
          <table:table-cell table:style-name="Table2.A2" office:value-type="string">
            <text:p text:style-name="P86">学生</text:p>
            <text:p text:style-name="P86">教师</text:p>
            <text:p text:style-name="P86">管理员</text:p>
          </table:table-cell>
          <table:table-cell table:style-name="Table2.F2" office:value-type="string">
            <text:p text:style-name="P84">注销</text:p>
          </table:table-cell>
        </table:table-row>
        <table:table-row>
          <table:table-cell table:style-name="Table2.A2" office:value-type="string">
            <text:p text:style-name="P84">/user/<text:span text:style-name="T32">me</text:span></text:p>
          </table:table-cell>
          <table:table-cell table:style-name="Table2.A2" office:value-type="string">
            <text:p text:style-name="P101">GET</text:p>
          </table:table-cell>
          <table:table-cell table:style-name="Table2.A2" office:value-type="string">
            <text:p text:style-name="P101">无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86">学生</text:p>
            <text:p text:style-name="P86">教师</text:p>
            <text:p text:style-name="P86">管理员</text:p>
          </table:table-cell>
          <table:table-cell table:style-name="Table2.F2" office:value-type="string">
            <text:p text:style-name="P84">获取个人信息</text:p>
          </table:table-cell>
        </table:table-row>
        <table:table-row>
          <table:table-cell table:style-name="Table2.A2" office:value-type="string">
            <text:p text:style-name="P84">/user/<text:span text:style-name="T32">{id}</text:span></text:p>
          </table:table-cell>
          <table:table-cell table:style-name="Table2.A2" office:value-type="string">
            <text:p text:style-name="P102">POST</text:p>
          </table:table-cell>
          <table:table-cell table:style-name="Table2.A2" office:value-type="string">
            <text:p text:style-name="P102">id:用户id，必选；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2">学生</text:p>
            <text:p text:style-name="P102">教师</text:p>
            <text:p text:style-name="P102">管理员</text:p>
          </table:table-cell>
          <table:table-cell table:style-name="Table2.F2" office:value-type="string">
            <text:p text:style-name="P84">更新个人信息</text:p>
          </table:table-cell>
        </table:table-row>
        <table:table-row>
          <table:table-cell table:style-name="Table2.A2" office:value-type="string">
            <text:p text:style-name="P84">/user/<text:span text:style-name="T33">{id}</text:span></text:p>
          </table:table-cell>
          <table:table-cell table:style-name="Table2.A2" office:value-type="string">
            <text:p text:style-name="P102">DELETE</text:p>
          </table:table-cell>
          <table:table-cell table:style-name="Table2.A2" office:value-type="string">
            <text:p text:style-name="P102">id:用户id，必选；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2">学生</text:p>
            <text:p text:style-name="P102">教师</text:p>
            <text:p text:style-name="P102">管理员</text:p>
          </table:table-cell>
          <table:table-cell table:style-name="Table2.F2" office:value-type="string">
            <text:p text:style-name="P84">删除一个用户</text:p>
          </table:table-cell>
        </table:table-row>
        <table:table-row>
          <table:table-cell table:style-name="Table2.A2" office:value-type="string">
            <text:p text:style-name="P84">/users</text:p>
          </table:table-cell>
          <table:table-cell table:style-name="Table2.A2" office:value-type="string">
            <text:p text:style-name="P102">PUT</text:p>
          </table:table-cell>
          <table:table-cell table:style-name="Table2.A2" office:value-type="string">
            <text:p text:style-name="P102">path:excel文件路径，必须；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2">管理员</text:p>
          </table:table-cell>
          <table:table-cell table:style-name="Table2.F2" office:value-type="string">
            <text:p text:style-name="P84">批量导入用户</text:p>
          </table:table-cell>
        </table:table-row>
        <table:table-row>
          <table:table-cell table:style-name="Table2.A2" office:value-type="string">
            <text:p text:style-name="P84">/user<text:span text:style-name="T33">s</text:span></text:p>
          </table:table-cell>
          <table:table-cell table:style-name="Table2.A2" office:value-type="string">
            <text:p text:style-name="P102">DELETE</text:p>
          </table:table-cell>
          <table:table-cell table:style-name="Table2.A2" office:value-type="string">
            <text:p text:style-name="P102">ids:id数组串，必须；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2">管理员</text:p>
          </table:table-cell>
          <table:table-cell table:style-name="Table2.F2" office:value-type="string">
            <text:p text:style-name="P84">批量删除用户</text:p>
          </table:table-cell>
        </table:table-row>
        <table:table-row>
          <table:table-cell table:style-name="Table2.A2" office:value-type="string">
            <text:p text:style-name="P84">/users</text:p>
          </table:table-cell>
          <table:table-cell table:style-name="Table2.A2" office:value-type="string">
            <text:p text:style-name="P103">GET</text:p>
          </table:table-cell>
          <table:table-cell table:style-name="Table2.A2" office:value-type="string">
            <text:p text:style-name="P103">无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3">管理员</text:p>
          </table:table-cell>
          <table:table-cell table:style-name="Table2.F2" office:value-type="string">
            <text:p text:style-name="P103">获取所有用户</text:p>
          </table:table-cell>
        </table:table-row>
        <table:table-row>
          <table:table-cell table:style-name="Table2.A2" office:value-type="string">
            <text:p text:style-name="P84">/user</text:p>
          </table:table-cell>
          <table:table-cell table:style-name="Table2.A2" office:value-type="string">
            <text:p text:style-name="P104">PUT</text:p>
          </table:table-cell>
          <table:table-cell table:style-name="Table2.A2" office:value-type="string">
            <text:p text:style-name="P104">username:用户名，必须；</text:p>
            <text:p text:style-name="P104">password:密码，必须；</text:p>
            <text:p text:style-name="P104">email:电子邮箱，必须；</text:p>
            <text:p text:style-name="P104">其余字段为选填；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4">无</text:p>
          </table:table-cell>
          <table:table-cell table:style-name="Table2.F2" office:value-type="string">
            <text:p text:style-name="P103">注册</text:p>
          </table:table-cell>
        </table:table-row>
        <table:table-row>
          <table:table-cell table:style-name="Table2.A2" office:value-type="string">
            <text:p text:style-name="P84">/user/<text:span text:style-name="T38">repass</text:span></text:p>
          </table:table-cell>
          <table:table-cell table:style-name="Table2.A2" office:value-type="string">
            <text:p text:style-name="P109">POST</text:p>
          </table:table-cell>
          <table:table-cell table:style-name="Table2.A2" office:value-type="string">
            <text:p text:style-name="P109">old_pass:旧密码，必须；</text:p>
            <text:p text:style-name="P109">re_pass:新密码，必须；</text:p>
          </table:table-cell>
          <table:table-cell table:style-name="Table2.A2" office:value-type="string">
            <text:p text:style-name="P102">Json</text:p>
          </table:table-cell>
          <table:table-cell table:style-name="Table2.A2" office:value-type="string">
            <text:p text:style-name="P105">学生</text:p>
            <text:p text:style-name="P105">教师</text:p>
            <text:p text:style-name="P105">管理员</text:p>
          </table:table-cell>
          <table:table-cell table:style-name="Table2.F2" office:value-type="string">
            <text:p text:style-name="P103">修改密码</text:p>
          </table:table-cell>
        </table:table-row>
      </table:table>
      <text:p text:style-name="P4"/>
      <text:p text:style-name="P4">用户权限模块<text:span text:style-name="T34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 table:number-columns-repeated="2"/>
        <table:table-column table:style-name="Table3.F"/>
        <table:table-row>
          <table:table-cell table:style-name="Table3.A1" office:value-type="string">
            <text:p text:style-name="P64">接口地址</text:p>
          </table:table-cell>
          <table:table-cell table:style-name="Table3.A1" office:value-type="string">
            <text:p text:style-name="P64">访问方法</text:p>
          </table:table-cell>
          <table:table-cell table:style-name="Table3.A1" office:value-type="string">
            <text:p text:style-name="P64">请求参数</text:p>
          </table:table-cell>
          <table:table-cell table:style-name="Table3.A1" office:value-type="string">
            <text:p text:style-name="P64">返回</text:p>
          </table:table-cell>
          <table:table-cell table:style-name="Table3.A1" office:value-type="string">
            <text:p text:style-name="P64">授权</text:p>
          </table:table-cell>
          <table:table-cell table:style-name="Table3.F1" office:value-type="string">
            <text:p text:style-name="P64">描述</text:p>
          </table:table-cell>
        </table:table-row>
        <table:table-row>
          <table:table-cell table:style-name="Table3.A2" office:value-type="string">
            <text:p text:style-name="P113">/auth</text:p>
          </table:table-cell>
          <table:table-cell table:style-name="Table3.A2" office:value-type="string">
            <text:p text:style-name="P94">GET</text:p>
          </table:table-cell>
          <table:table-cell table:style-name="Table3.A2" office:value-type="string">
            <text:p text:style-name="P94"/>
          </table:table-cell>
          <table:table-cell table:style-name="Table3.A2" office:value-type="string">
            <text:p text:style-name="P87"/>
          </table:table-cell>
          <table:table-cell table:style-name="Table3.A2" office:value-type="string">
            <text:p text:style-name="P87"/>
          </table:table-cell>
          <table:table-cell table:style-name="Table3.F2" office:value-type="string">
            <text:p text:style-name="P87"/>
          </table:table-cell>
        </table:table-row>
      </table:table>
      <text:p text:style-name="P16"/>
      <text:p text:style-name="P16"/>
      <text:p text:style-name="P16"/>
      <text:p text:style-name="P11">系统消息/通告模块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 table:number-columns-repeated="2"/>
        <table:table-column table:style-name="Table4.F"/>
        <text:soft-page-break/>
        <table:table-row>
          <table:table-cell table:style-name="Table4.A1" office:value-type="string">
            <text:p text:style-name="P64">接口地址</text:p>
          </table:table-cell>
          <table:table-cell table:style-name="Table4.A1" office:value-type="string">
            <text:p text:style-name="P64">访问方法</text:p>
          </table:table-cell>
          <table:table-cell table:style-name="Table4.A1" office:value-type="string">
            <text:p text:style-name="P64">请求参数</text:p>
          </table:table-cell>
          <table:table-cell table:style-name="Table4.A1" office:value-type="string">
            <text:p text:style-name="P64">返回</text:p>
          </table:table-cell>
          <table:table-cell table:style-name="Table4.A1" office:value-type="string">
            <text:p text:style-name="P64">授权</text:p>
          </table:table-cell>
          <table:table-cell table:style-name="Table4.F1" office:value-type="string">
            <text:p text:style-name="P64">描述</text:p>
          </table:table-cell>
        </table:table-row>
        <table:table-row>
          <table:table-cell table:style-name="Table4.A2" office:value-type="string">
            <text:p text:style-name="P113">/m<text:span text:style-name="T35">sg</text:span></text:p>
          </table:table-cell>
          <table:table-cell table:style-name="Table4.A2" office:value-type="string">
            <text:p text:style-name="P106">GET</text:p>
          </table:table-cell>
          <table:table-cell table:style-name="Table4.A2" office:value-type="string">
            <text:p text:style-name="P106">无</text:p>
          </table:table-cell>
          <table:table-cell table:style-name="Table4.A2" office:value-type="string">
            <text:p text:style-name="P87">json</text:p>
          </table:table-cell>
          <table:table-cell table:style-name="Table4.A2" office:value-type="string">
            <text:p text:style-name="P87">学生</text:p>
            <text:p text:style-name="P87">教师</text:p>
            <text:p text:style-name="P87">管理员</text:p>
          </table:table-cell>
          <table:table-cell table:style-name="Table4.F2" office:value-type="string">
            <text:p text:style-name="P87">获取最新系统消息</text:p>
          </table:table-cell>
        </table:table-row>
        <table:table-row>
          <table:table-cell table:style-name="Table4.A2" office:value-type="string">
            <text:p text:style-name="P113">/msg</text:p>
          </table:table-cell>
          <table:table-cell table:style-name="Table4.A2" office:value-type="string">
            <text:p text:style-name="P106">PUT</text:p>
          </table:table-cell>
          <table:table-cell table:style-name="Table4.A2" office:value-type="string">
            <text:p text:style-name="P106">msg对象</text:p>
          </table:table-cell>
          <table:table-cell table:style-name="Table4.A2" office:value-type="string">
            <text:p text:style-name="P87">json</text:p>
          </table:table-cell>
          <table:table-cell table:style-name="Table4.A2" office:value-type="string">
            <text:p text:style-name="P87">教师</text:p>
            <text:p text:style-name="P87">管理员</text:p>
          </table:table-cell>
          <table:table-cell table:style-name="Table4.F2" office:value-type="string">
            <text:p text:style-name="P87">新增一条系统消息</text:p>
          </table:table-cell>
        </table:table-row>
        <table:table-row>
          <table:table-cell table:style-name="Table4.A2" office:value-type="string">
            <text:p text:style-name="P113">/msg</text:p>
          </table:table-cell>
          <table:table-cell table:style-name="Table4.A2" office:value-type="string">
            <text:p text:style-name="P106">POST</text:p>
          </table:table-cell>
          <table:table-cell table:style-name="Table4.A2" office:value-type="string">
            <text:p text:style-name="P106">msg对象</text:p>
          </table:table-cell>
          <table:table-cell table:style-name="Table4.A2" office:value-type="string">
            <text:p text:style-name="P87">json</text:p>
          </table:table-cell>
          <table:table-cell table:style-name="Table4.A2" office:value-type="string">
            <text:p text:style-name="P87">教师</text:p>
            <text:p text:style-name="P87">管理员</text:p>
          </table:table-cell>
          <table:table-cell table:style-name="Table4.F2" office:value-type="string">
            <text:p text:style-name="P87">修改一条系统消息</text:p>
          </table:table-cell>
        </table:table-row>
        <table:table-row>
          <table:table-cell table:style-name="Table4.A2" office:value-type="string">
            <text:p text:style-name="P113">/msg</text:p>
          </table:table-cell>
          <table:table-cell table:style-name="Table4.A2" office:value-type="string">
            <text:p text:style-name="P106">DELETE</text:p>
          </table:table-cell>
          <table:table-cell table:style-name="Table4.A2" office:value-type="string">
            <text:p text:style-name="P106">id:消息id</text:p>
          </table:table-cell>
          <table:table-cell table:style-name="Table4.A2" office:value-type="string">
            <text:p text:style-name="P87">Json</text:p>
          </table:table-cell>
          <table:table-cell table:style-name="Table4.A2" office:value-type="string">
            <text:p text:style-name="P87">教师</text:p>
            <text:p text:style-name="P87">管理员</text:p>
          </table:table-cell>
          <table:table-cell table:style-name="Table4.F2" office:value-type="string">
            <text:p text:style-name="P87">删除一条消息对象</text:p>
          </table:table-cell>
        </table:table-row>
        <table:table-row>
          <table:table-cell table:style-name="Table4.A2" office:value-type="string">
            <text:p text:style-name="P113">/msgs</text:p>
          </table:table-cell>
          <table:table-cell table:style-name="Table4.A2" office:value-type="string">
            <text:p text:style-name="P106">GET</text:p>
          </table:table-cell>
          <table:table-cell table:style-name="Table4.A2" office:value-type="string">
            <text:p text:style-name="P106">无</text:p>
          </table:table-cell>
          <table:table-cell table:style-name="Table4.A2" office:value-type="string">
            <text:p text:style-name="P87">Json</text:p>
          </table:table-cell>
          <table:table-cell table:style-name="Table4.A2" office:value-type="string">
            <text:p text:style-name="P87">教师</text:p>
            <text:p text:style-name="P87">管理员</text:p>
          </table:table-cell>
          <table:table-cell table:style-name="Table4.F2" office:value-type="string">
            <text:p text:style-name="P87">获取所有消息记录</text:p>
          </table:table-cell>
        </table:table-row>
        <table:table-row>
          <table:table-cell table:style-name="Table4.A2" office:value-type="string">
            <text:p text:style-name="P113">/msgs</text:p>
          </table:table-cell>
          <table:table-cell table:style-name="Table4.A2" office:value-type="string">
            <text:p text:style-name="P106">DELETE</text:p>
          </table:table-cell>
          <table:table-cell table:style-name="Table4.A2" office:value-type="string">
            <text:p text:style-name="P106">ids:消息id数组串</text:p>
          </table:table-cell>
          <table:table-cell table:style-name="Table4.A2" office:value-type="string">
            <text:p text:style-name="P87">Json</text:p>
          </table:table-cell>
          <table:table-cell table:style-name="Table4.A2" office:value-type="string">
            <text:p text:style-name="P87">教师</text:p>
            <text:p text:style-name="P87">管理员</text:p>
          </table:table-cell>
          <table:table-cell table:style-name="Table4.F2" office:value-type="string">
            <text:p text:style-name="P87">批量删除消息记录</text:p>
          </table:table-cell>
        </table:table-row>
      </table:table>
      <text:p text:style-name="P16"/>
      <text:p text:style-name="P5">学习计划表管理模块<text:span text:style-name="T35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2"/>
        <table:table-column table:style-name="Table5.F"/>
        <table:table-row>
          <table:table-cell table:style-name="Table5.A1" office:value-type="string">
            <text:p text:style-name="P65">接口地址</text:p>
          </table:table-cell>
          <table:table-cell table:style-name="Table5.A1" office:value-type="string">
            <text:p text:style-name="P65">访问方法</text:p>
          </table:table-cell>
          <table:table-cell table:style-name="Table5.A1" office:value-type="string">
            <text:p text:style-name="P65">请求参数</text:p>
          </table:table-cell>
          <table:table-cell table:style-name="Table5.A1" office:value-type="string">
            <text:p text:style-name="P65">返回</text:p>
          </table:table-cell>
          <table:table-cell table:style-name="Table5.A1" office:value-type="string">
            <text:p text:style-name="P65">授权</text:p>
          </table:table-cell>
          <table:table-cell table:style-name="Table5.F1" office:value-type="string">
            <text:p text:style-name="P65">描述</text:p>
          </table:table-cell>
        </table:table-row>
        <table:table-row>
          <table:table-cell table:style-name="Table5.A2" office:value-type="string">
            <text:p text:style-name="P114">/planform</text:p>
          </table:table-cell>
          <table:table-cell table:style-name="Table5.A2" office:value-type="string">
            <text:p text:style-name="P95">PUT</text:p>
          </table:table-cell>
          <table:table-cell table:style-name="Table5.A2" office:value-type="string">
            <text:p text:style-name="P107">planform对象</text:p>
          </table:table-cell>
          <table:table-cell table:style-name="Table5.A2" office:value-type="string">
            <text:p text:style-name="P88">Json</text:p>
          </table:table-cell>
          <table:table-cell table:style-name="Table5.A2" office:value-type="string">
            <text:p text:style-name="P88">学生</text:p>
            <text:p text:style-name="P88">教师</text:p>
            <text:p text:style-name="P88">管理员</text:p>
          </table:table-cell>
          <table:table-cell table:style-name="Table5.F2" office:value-type="string">
            <text:p text:style-name="P88">填写一张学习计划表</text:p>
          </table:table-cell>
        </table:table-row>
        <table:table-row>
          <table:table-cell table:style-name="Table5.A2" office:value-type="string">
            <text:p text:style-name="P114">/planform</text:p>
          </table:table-cell>
          <table:table-cell table:style-name="Table5.A2" office:value-type="string">
            <text:p text:style-name="P95">POST</text:p>
          </table:table-cell>
          <table:table-cell table:style-name="Table5.A2" office:value-type="string">
            <text:p text:style-name="P107">planform对象</text:p>
          </table:table-cell>
          <table:table-cell table:style-name="Table5.A2" office:value-type="string">
            <text:p text:style-name="P88">Json</text:p>
          </table:table-cell>
          <table:table-cell table:style-name="Table5.A2" office:value-type="string">
            <text:p text:style-name="P88">学生</text:p>
            <text:p text:style-name="P88">教师</text:p>
            <text:p text:style-name="P88">管理员</text:p>
          </table:table-cell>
          <table:table-cell table:style-name="Table5.F2" office:value-type="string">
            <text:p text:style-name="P88">更新一张学习计划表</text:p>
          </table:table-cell>
        </table:table-row>
        <table:table-row>
          <table:table-cell table:style-name="Table5.A2" office:value-type="string">
            <text:p text:style-name="P114">/planform/<text:span text:style-name="T36">{id}</text:span></text:p>
          </table:table-cell>
          <table:table-cell table:style-name="Table5.A2" office:value-type="string">
            <text:p text:style-name="P95">GET</text:p>
          </table:table-cell>
          <table:table-cell table:style-name="Table5.A2" office:value-type="string">
            <text:p text:style-name="P107">id:计划表id，必须；</text:p>
          </table:table-cell>
          <table:table-cell table:style-name="Table5.A2" office:value-type="string">
            <text:p text:style-name="P88">Json</text:p>
          </table:table-cell>
          <table:table-cell table:style-name="Table5.A2" office:value-type="string">
            <text:p text:style-name="P88">学生</text:p>
            <text:p text:style-name="P88">教师</text:p>
            <text:p text:style-name="P88">管理员</text:p>
          </table:table-cell>
          <table:table-cell table:style-name="Table5.F2" office:value-type="string">
            <text:p text:style-name="P88">获取一张学习计划表的内容</text:p>
          </table:table-cell>
        </table:table-row>
        <table:table-row>
          <table:table-cell table:style-name="Table5.A2" office:value-type="string">
            <text:p text:style-name="P114">/planform/<text:span text:style-name="T36">{id}</text:span></text:p>
          </table:table-cell>
          <table:table-cell table:style-name="Table5.A2" office:value-type="string">
            <text:p text:style-name="P95">DELETE</text:p>
          </table:table-cell>
          <table:table-cell table:style-name="Table5.A2" office:value-type="string">
            <text:p text:style-name="P107">id:计划表id，必须；</text:p>
          </table:table-cell>
          <table:table-cell table:style-name="Table5.A2" office:value-type="string">
            <text:p text:style-name="P88">Json</text:p>
          </table:table-cell>
          <table:table-cell table:style-name="Table5.A2" office:value-type="string">
            <text:p text:style-name="P89">学生</text:p>
            <text:p text:style-name="P89">教师</text:p>
            <text:p text:style-name="P89">管理员</text:p>
          </table:table-cell>
          <table:table-cell table:style-name="Table5.F2" office:value-type="string">
            <text:p text:style-name="P88">删除一张学习计划表</text:p>
          </table:table-cell>
        </table:table-row>
        <table:table-row>
          <table:table-cell table:style-name="Table5.A2" office:value-type="string">
            <text:p text:style-name="P114">/planforms</text:p>
          </table:table-cell>
          <table:table-cell table:style-name="Table5.A2" office:value-type="string">
            <text:p text:style-name="P95">GET</text:p>
          </table:table-cell>
          <table:table-cell table:style-name="Table5.A2" office:value-type="string">
            <text:p text:style-name="P107">无</text:p>
          </table:table-cell>
          <table:table-cell table:style-name="Table5.A2" office:value-type="string">
            <text:p text:style-name="P88">Json</text:p>
          </table:table-cell>
          <table:table-cell table:style-name="Table5.A2" office:value-type="string">
            <text:p text:style-name="P89">教师</text:p>
            <text:p text:style-name="P89">管理员</text:p>
          </table:table-cell>
          <table:table-cell table:style-name="Table5.F2" office:value-type="string">
            <text:p text:style-name="P88">获取所有学习规划表</text:p>
          </table:table-cell>
        </table:table-row>
        <table:table-row>
          <table:table-cell table:style-name="Table5.A2" office:value-type="string">
            <text:p text:style-name="P114">/planform/<text:span text:style-name="T36">share</text:span></text:p>
          </table:table-cell>
          <table:table-cell table:style-name="Table5.A2" office:value-type="string">
            <text:p text:style-name="P107">POST</text:p>
          </table:table-cell>
          <table:table-cell table:style-name="Table5.A2" office:value-type="string">
            <text:p text:style-name="P107">无</text:p>
          </table:table-cell>
          <table:table-cell table:style-name="Table5.A2" office:value-type="string">
            <text:p text:style-name="P88">Json</text:p>
          </table:table-cell>
          <table:table-cell table:style-name="Table5.A2" office:value-type="string">
            <text:p text:style-name="P107">学生</text:p>
            <text:p text:style-name="P107">教师</text:p>
            <text:p text:style-name="P107">管理员</text:p>
          </table:table-cell>
          <table:table-cell table:style-name="Table5.F2" office:value-type="string">
            <text:p text:style-name="P88">分享一张学习规划表</text:p>
          </table:table-cell>
        </table:table-row>
        <table:table-row>
          <table:table-cell table:style-name="Table5.A2" office:value-type="string">
            <text:p text:style-name="P114">/planform/approve</text:p>
          </table:table-cell>
          <table:table-cell table:style-name="Table5.A2" office:value-type="string">
            <text:p text:style-name="P108">POST</text:p>
          </table:table-cell>
          <table:table-cell table:style-name="Table5.A2" office:value-type="string">
            <text:p text:style-name="P108">suggestion:审批意见，必须；</text:p>
          </table:table-cell>
          <table:table-cell table:style-name="Table5.A2" office:value-type="string">
            <text:p text:style-name="P88">Josn</text:p>
          </table:table-cell>
          <table:table-cell table:style-name="Table5.A2" office:value-type="string">
            <text:p text:style-name="P107">教师</text:p>
            <text:p text:style-name="P107">管理员</text:p>
          </table:table-cell>
          <table:table-cell table:style-name="Table5.F2" office:value-type="string">
            <text:p text:style-name="P88">审批一张学习规划表</text:p>
          </table:table-cell>
        </table:table-row>
        <table:table-row>
          <table:table-cell table:style-name="Table5.A2" office:value-type="string">
            <text:p text:style-name="P114">/planform/template</text:p>
          </table:table-cell>
          <table:table-cell table:style-name="Table5.A2" office:value-type="string">
            <text:p text:style-name="P108">POST</text:p>
          </table:table-cell>
          <table:table-cell table:style-name="Table5.A2" office:value-type="string">
            <text:p text:style-name="P108">template对象</text:p>
          </table:table-cell>
          <table:table-cell table:style-name="Table5.A2" office:value-type="string">
            <text:p text:style-name="P88">Josn</text:p>
          </table:table-cell>
          <table:table-cell table:style-name="Table5.A2" office:value-type="string">
            <text:p text:style-name="P107">教师</text:p>
            <text:p text:style-name="P107">管理员</text:p>
          </table:table-cell>
          <table:table-cell table:style-name="Table5.F2" office:value-type="string">
            <text:p text:style-name="P88">更改学习规划表的模板</text:p>
          </table:table-cell>
        </table:table-row>
      </table:table>
      <text:p text:style-name="P17"/>
      <text:p text:style-name="P6">图书管理模块<text:span text:style-name="T37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 table:number-columns-repeated="2"/>
        <table:table-column table:style-name="Table6.F"/>
        <table:table-row>
          <table:table-cell table:style-name="Table6.A1" office:value-type="string">
            <text:p text:style-name="P66">接口地址</text:p>
          </table:table-cell>
          <table:table-cell table:style-name="Table6.A1" office:value-type="string">
            <text:p text:style-name="P66">访问方法</text:p>
          </table:table-cell>
          <table:table-cell table:style-name="Table6.A1" office:value-type="string">
            <text:p text:style-name="P66">请求参数</text:p>
          </table:table-cell>
          <table:table-cell table:style-name="Table6.A1" office:value-type="string">
            <text:p text:style-name="P66">返回</text:p>
          </table:table-cell>
          <table:table-cell table:style-name="Table6.A1" office:value-type="string">
            <text:p text:style-name="P66">授权</text:p>
          </table:table-cell>
          <table:table-cell table:style-name="Table6.F1" office:value-type="string">
            <text:p text:style-name="P66">描述</text:p>
          </table:table-cell>
        </table:table-row>
        <table:table-row>
          <table:table-cell table:style-name="Table6.A2" office:value-type="string">
            <text:p text:style-name="P115">/book</text:p>
          </table:table-cell>
          <table:table-cell table:style-name="Table6.A2" office:value-type="string">
            <text:p text:style-name="P96">POST</text:p>
          </table:table-cell>
          <table:table-cell table:style-name="Table6.A2" office:value-type="string">
            <text:p text:style-name="P96">book对象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0">管理员</text:p>
          </table:table-cell>
          <table:table-cell table:style-name="Table6.F2" office:value-type="string">
            <text:p text:style-name="P90">修改图书信息</text:p>
          </table:table-cell>
        </table:table-row>
        <table:table-row>
          <table:table-cell table:style-name="Table6.A2" office:value-type="string">
            <text:p text:style-name="P115">/book</text:p>
          </table:table-cell>
          <table:table-cell table:style-name="Table6.A2" office:value-type="string">
            <text:p text:style-name="P96">PUT</text:p>
          </table:table-cell>
          <table:table-cell table:style-name="Table6.A2" office:value-type="string">
            <text:p text:style-name="P96">book对象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0">管理员</text:p>
          </table:table-cell>
          <table:table-cell table:style-name="Table6.F2" office:value-type="string">
            <text:p text:style-name="P90">新增一本图书</text:p>
          </table:table-cell>
        </table:table-row>
        <table:table-row>
          <table:table-cell table:style-name="Table6.A2" office:value-type="string">
            <text:p text:style-name="P115">/book/<text:span text:style-name="T39">{id}</text:span></text:p>
          </table:table-cell>
          <table:table-cell table:style-name="Table6.A2" office:value-type="string">
            <text:p text:style-name="P96">DELETE</text:p>
          </table:table-cell>
          <table:table-cell table:style-name="Table6.A2" office:value-type="string">
            <text:p text:style-name="P110">id:图书id，必须；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0">管理员</text:p>
          </table:table-cell>
          <table:table-cell table:style-name="Table6.F2" office:value-type="string">
            <text:p text:style-name="P90">删除一本图书</text:p>
          </table:table-cell>
        </table:table-row>
        <table:table-row>
          <table:table-cell table:style-name="Table6.A2" office:value-type="string">
            <text:p text:style-name="P115">/book/<text:span text:style-name="T39">{id}</text:span></text:p>
          </table:table-cell>
          <table:table-cell table:style-name="Table6.A2" office:value-type="string">
            <text:p text:style-name="P110">GET</text:p>
          </table:table-cell>
          <table:table-cell table:style-name="Table6.A2" office:value-type="string">
            <text:p text:style-name="P110">id:图书id，必须；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0">管理员</text:p>
          </table:table-cell>
          <table:table-cell table:style-name="Table6.F2" office:value-type="string">
            <text:p text:style-name="P90">获取一本图书的<text:soft-page-break/>信息</text:p>
          </table:table-cell>
        </table:table-row>
        <table:table-row>
          <table:table-cell table:style-name="Table6.A2" office:value-type="string">
            <text:p text:style-name="P115">/books</text:p>
          </table:table-cell>
          <table:table-cell table:style-name="Table6.A2" office:value-type="string">
            <text:p text:style-name="P110">GET</text:p>
          </table:table-cell>
          <table:table-cell table:style-name="Table6.A2" office:value-type="string">
            <text:p text:style-name="P110">无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0">管理员</text:p>
          </table:table-cell>
          <table:table-cell table:style-name="Table6.F2" office:value-type="string">
            <text:p text:style-name="P90">获取所有图书的信息</text:p>
          </table:table-cell>
        </table:table-row>
        <table:table-row>
          <table:table-cell table:style-name="Table6.A2" office:value-type="string">
            <text:p text:style-name="P115">/books</text:p>
          </table:table-cell>
          <table:table-cell table:style-name="Table6.A2" office:value-type="string">
            <text:p text:style-name="P110">DELETE</text:p>
          </table:table-cell>
          <table:table-cell table:style-name="Table6.A2" office:value-type="string">
            <text:p text:style-name="P110">ids:图书id数组串，必须；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0">管理员</text:p>
          </table:table-cell>
          <table:table-cell table:style-name="Table6.F2" office:value-type="string">
            <text:p text:style-name="P90">批量删除信息</text:p>
          </table:table-cell>
        </table:table-row>
        <table:table-row>
          <table:table-cell table:style-name="Table6.A2" office:value-type="string">
            <text:p text:style-name="P115">/book/borrow</text:p>
          </table:table-cell>
          <table:table-cell table:style-name="Table6.A2" office:value-type="string">
            <text:p text:style-name="P110">POST</text:p>
          </table:table-cell>
          <table:table-cell table:style-name="Table6.A2" office:value-type="string">
            <text:p text:style-name="P110">无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1">学生</text:p>
            <text:p text:style-name="P91">教师</text:p>
            <text:p text:style-name="P91">管理员</text:p>
          </table:table-cell>
          <table:table-cell table:style-name="Table6.F2" office:value-type="string">
            <text:p text:style-name="P90">借书</text:p>
          </table:table-cell>
        </table:table-row>
        <table:table-row>
          <table:table-cell table:style-name="Table6.A2" office:value-type="string">
            <text:p text:style-name="P115">/book/return</text:p>
          </table:table-cell>
          <table:table-cell table:style-name="Table6.A2" office:value-type="string">
            <text:p text:style-name="P110">POST</text:p>
          </table:table-cell>
          <table:table-cell table:style-name="Table6.A2" office:value-type="string">
            <text:p text:style-name="P110">无</text:p>
          </table:table-cell>
          <table:table-cell table:style-name="Table6.A2" office:value-type="string">
            <text:p text:style-name="P90">Json</text:p>
          </table:table-cell>
          <table:table-cell table:style-name="Table6.A2" office:value-type="string">
            <text:p text:style-name="P91">学生</text:p>
            <text:p text:style-name="P91">教师</text:p>
            <text:p text:style-name="P91">管理员</text:p>
          </table:table-cell>
          <table:table-cell table:style-name="Table6.F2" office:value-type="string">
            <text:p text:style-name="P90">还书</text:p>
          </table:table-cell>
        </table:table-row>
      </table:table>
      <text:p text:style-name="P18"/>
      <text:p text:style-name="P7">文件管理模块<text:span text:style-name="T40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 table:number-columns-repeated="2"/>
        <table:table-column table:style-name="Table7.F"/>
        <table:table-row>
          <table:table-cell table:style-name="Table7.A1" office:value-type="string">
            <text:p text:style-name="P67">接口地址</text:p>
          </table:table-cell>
          <table:table-cell table:style-name="Table7.A1" office:value-type="string">
            <text:p text:style-name="P67">访问方法</text:p>
          </table:table-cell>
          <table:table-cell table:style-name="Table7.A1" office:value-type="string">
            <text:p text:style-name="P67">请求参数</text:p>
          </table:table-cell>
          <table:table-cell table:style-name="Table7.A1" office:value-type="string">
            <text:p text:style-name="P67">返回</text:p>
          </table:table-cell>
          <table:table-cell table:style-name="Table7.A1" office:value-type="string">
            <text:p text:style-name="P67">授权</text:p>
          </table:table-cell>
          <table:table-cell table:style-name="Table7.F1" office:value-type="string">
            <text:p text:style-name="P67">描述</text:p>
          </table:table-cell>
        </table:table-row>
        <table:table-row>
          <table:table-cell table:style-name="Table7.A2" office:value-type="string">
            <text:p text:style-name="P116">/file/<text:span text:style-name="T40">upload</text:span></text:p>
          </table:table-cell>
          <table:table-cell table:style-name="Table7.A2" office:value-type="string">
            <text:p text:style-name="P111">PUT</text:p>
          </table:table-cell>
          <table:table-cell table:style-name="Table7.A2" office:value-type="string">
            <text:p text:style-name="P97"/>
          </table:table-cell>
          <table:table-cell table:style-name="Table7.A2" office:value-type="string">
            <text:p text:style-name="P111">Json</text:p>
          </table:table-cell>
          <table:table-cell table:style-name="Table7.A2" office:value-type="string">
            <text:p text:style-name="P111">教师</text:p>
            <text:p text:style-name="P111">管理员</text:p>
          </table:table-cell>
          <table:table-cell table:style-name="Table7.F2" office:value-type="string">
            <text:p text:style-name="P92">上传文件</text:p>
          </table:table-cell>
        </table:table-row>
        <table:table-row>
          <table:table-cell table:style-name="Table7.A2" office:value-type="string">
            <text:p text:style-name="P116">/file/download</text:p>
          </table:table-cell>
          <table:table-cell table:style-name="Table7.A2" office:value-type="string">
            <text:p text:style-name="P111">POST</text:p>
          </table:table-cell>
          <table:table-cell table:style-name="Table7.A2" office:value-type="string">
            <text:p text:style-name="P97">无</text:p>
          </table:table-cell>
          <table:table-cell table:style-name="Table7.A2" office:value-type="string">
            <text:p text:style-name="P111">Json</text:p>
          </table:table-cell>
          <table:table-cell table:style-name="Table7.A2" office:value-type="string">
            <text:p text:style-name="P111">学生</text:p>
            <text:p text:style-name="P111">教师</text:p>
            <text:p text:style-name="P111">管理员</text:p>
          </table:table-cell>
          <table:table-cell table:style-name="Table7.F2" office:value-type="string">
            <text:p text:style-name="P92">下载文件</text:p>
          </table:table-cell>
        </table:table-row>
        <table:table-row>
          <table:table-cell table:style-name="Table7.A2" office:value-type="string">
            <text:p text:style-name="P116">/file/<text:span text:style-name="T40">{id}</text:span></text:p>
          </table:table-cell>
          <table:table-cell table:style-name="Table7.A2" office:value-type="string">
            <text:p text:style-name="P111">GET</text:p>
          </table:table-cell>
          <table:table-cell table:style-name="Table7.A2" office:value-type="string">
            <text:p text:style-name="P97">id<text:span text:style-name="T40">:文件id，必须；</text:span></text:p>
          </table:table-cell>
          <table:table-cell table:style-name="Table7.A2" office:value-type="string">
            <text:p text:style-name="P111">Json</text:p>
          </table:table-cell>
          <table:table-cell table:style-name="Table7.A2" office:value-type="string">
            <text:p text:style-name="P111">学生</text:p>
            <text:p text:style-name="P111">教师</text:p>
            <text:p text:style-name="P111">管理员</text:p>
          </table:table-cell>
          <table:table-cell table:style-name="Table7.F2" office:value-type="string">
            <text:p text:style-name="P92">查看文件详情</text:p>
          </table:table-cell>
        </table:table-row>
        <table:table-row>
          <table:table-cell table:style-name="Table7.A2" office:value-type="string">
            <text:p text:style-name="P116">/file/<text:span text:style-name="T40">{id}</text:span></text:p>
          </table:table-cell>
          <table:table-cell table:style-name="Table7.A2" office:value-type="string">
            <text:p text:style-name="P111">DELETE</text:p>
          </table:table-cell>
          <table:table-cell table:style-name="Table7.A2" office:value-type="string">
            <text:p text:style-name="P111">id:文件id，必须；</text:p>
          </table:table-cell>
          <table:table-cell table:style-name="Table7.A2" office:value-type="string">
            <text:p text:style-name="P111">Json</text:p>
          </table:table-cell>
          <table:table-cell table:style-name="Table7.A2" office:value-type="string">
            <text:p text:style-name="P111">管理员</text:p>
          </table:table-cell>
          <table:table-cell table:style-name="Table7.F2" office:value-type="string">
            <text:p text:style-name="P92">删除一个文件</text:p>
          </table:table-cell>
        </table:table-row>
        <table:table-row>
          <table:table-cell table:style-name="Table7.A2" office:value-type="string">
            <text:p text:style-name="P116">/files</text:p>
          </table:table-cell>
          <table:table-cell table:style-name="Table7.A2" office:value-type="string">
            <text:p text:style-name="P111">GET</text:p>
          </table:table-cell>
          <table:table-cell table:style-name="Table7.A2" office:value-type="string">
            <text:p text:style-name="P111">无</text:p>
          </table:table-cell>
          <table:table-cell table:style-name="Table7.A2" office:value-type="string">
            <text:p text:style-name="P111">Json</text:p>
          </table:table-cell>
          <table:table-cell table:style-name="Table7.A2" office:value-type="string">
            <text:p text:style-name="P111">管理员</text:p>
          </table:table-cell>
          <table:table-cell table:style-name="Table7.F2" office:value-type="string">
            <text:p text:style-name="P92">获取所有文件信息</text:p>
          </table:table-cell>
        </table:table-row>
        <table:table-row>
          <table:table-cell table:style-name="Table7.A2" office:value-type="string">
            <text:p text:style-name="P116">/files</text:p>
          </table:table-cell>
          <table:table-cell table:style-name="Table7.A2" office:value-type="string">
            <text:p text:style-name="P111">DELETE</text:p>
          </table:table-cell>
          <table:table-cell table:style-name="Table7.A2" office:value-type="string">
            <text:p text:style-name="P111">ids:文件id数组串</text:p>
          </table:table-cell>
          <table:table-cell table:style-name="Table7.A2" office:value-type="string">
            <text:p text:style-name="P111">Json</text:p>
          </table:table-cell>
          <table:table-cell table:style-name="Table7.A2" office:value-type="string">
            <text:p text:style-name="P111">管理员</text:p>
          </table:table-cell>
          <table:table-cell table:style-name="Table7.F2" office:value-type="string">
            <text:p text:style-name="P92">批量删除文件</text:p>
          </table:table-cell>
        </table:table-row>
      </table:table>
      <text:p text:style-name="P123"/>
      <text:p text:style-name="P125">工作任务管理模块<text:span text:style-name="T48">: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A" table:number-columns-repeated="2"/>
        <table:table-column table:style-name="Table14.F"/>
        <table:table-row>
          <table:table-cell table:style-name="Table14.A1" office:value-type="string">
            <text:p text:style-name="P129">接口地址</text:p>
          </table:table-cell>
          <table:table-cell table:style-name="Table14.A1" office:value-type="string">
            <text:p text:style-name="P129">访问方法</text:p>
          </table:table-cell>
          <table:table-cell table:style-name="Table14.A1" office:value-type="string">
            <text:p text:style-name="P129">请求参数</text:p>
          </table:table-cell>
          <table:table-cell table:style-name="Table14.A1" office:value-type="string">
            <text:p text:style-name="P129">返回</text:p>
          </table:table-cell>
          <table:table-cell table:style-name="Table14.A1" office:value-type="string">
            <text:p text:style-name="P129">授权</text:p>
          </table:table-cell>
          <table:table-cell table:style-name="Table14.F1" office:value-type="string">
            <text:p text:style-name="P129">描述</text:p>
          </table:table-cell>
        </table:table-row>
        <table:table-row>
          <table:table-cell table:style-name="Table14.A2" office:value-type="string">
            <text:p text:style-name="P134">/missi<text:span text:style-name="T48">on</text:span></text:p>
          </table:table-cell>
          <table:table-cell table:style-name="Table14.A2" office:value-type="string">
            <text:p text:style-name="P135">PUT</text:p>
          </table:table-cell>
          <table:table-cell table:style-name="Table14.A2" office:value-type="string">
            <text:p text:style-name="P135">mission对象，必须；</text:p>
          </table:table-cell>
          <table:table-cell table:style-name="Table14.A2" office:value-type="string">
            <text:p text:style-name="P134">Json</text:p>
          </table:table-cell>
          <table:table-cell table:style-name="Table14.A2" office:value-type="string">
            <text:p text:style-name="P134">教师</text:p>
            <text:p text:style-name="P134">管理员</text:p>
          </table:table-cell>
          <table:table-cell table:style-name="Table14.F2" office:value-type="string">
            <text:p text:style-name="P134">添加一个新任务</text:p>
          </table:table-cell>
        </table:table-row>
        <table:table-row>
          <table:table-cell table:style-name="Table14.A2" office:value-type="string">
            <text:p text:style-name="P134">/mission/<text:span text:style-name="T48">{id}</text:span></text:p>
          </table:table-cell>
          <table:table-cell table:style-name="Table14.A2" office:value-type="string">
            <text:p text:style-name="P135">DELETE</text:p>
          </table:table-cell>
          <table:table-cell table:style-name="Table14.A2" office:value-type="string">
            <text:p text:style-name="P135">id:任务id，必须；</text:p>
          </table:table-cell>
          <table:table-cell table:style-name="Table14.A2" office:value-type="string">
            <text:p text:style-name="P134">Json</text:p>
          </table:table-cell>
          <table:table-cell table:style-name="Table14.A2" office:value-type="string">
            <text:p text:style-name="P134">教师</text:p>
            <text:p text:style-name="P134">管理员</text:p>
          </table:table-cell>
          <table:table-cell table:style-name="Table14.F2" office:value-type="string">
            <text:p text:style-name="P134">删除一个任务</text:p>
          </table:table-cell>
        </table:table-row>
        <table:table-row>
          <table:table-cell table:style-name="Table14.A2" office:value-type="string">
            <text:p text:style-name="P134">/mission/<text:span text:style-name="T48">{id}</text:span></text:p>
          </table:table-cell>
          <table:table-cell table:style-name="Table14.A2" office:value-type="string">
            <text:p text:style-name="P135">GET</text:p>
          </table:table-cell>
          <table:table-cell table:style-name="Table14.A2" office:value-type="string">
            <text:p text:style-name="P135">id:任务id，必须；</text:p>
          </table:table-cell>
          <table:table-cell table:style-name="Table14.A2" office:value-type="string">
            <text:p text:style-name="P135">Json</text:p>
          </table:table-cell>
          <table:table-cell table:style-name="Table14.A2" office:value-type="string">
            <text:p text:style-name="P135">学生</text:p>
            <text:p text:style-name="P135">教师</text:p>
            <text:p text:style-name="P135">管理员</text:p>
          </table:table-cell>
          <table:table-cell table:style-name="Table14.F2" office:value-type="string">
            <text:p text:style-name="P134">获取一个任务的详情</text:p>
          </table:table-cell>
        </table:table-row>
        <table:table-row>
          <table:table-cell table:style-name="Table14.A2" office:value-type="string">
            <text:p text:style-name="P134">/mission</text:p>
          </table:table-cell>
          <table:table-cell table:style-name="Table14.A2" office:value-type="string">
            <text:p text:style-name="P135">POST</text:p>
          </table:table-cell>
          <table:table-cell table:style-name="Table14.A2" office:value-type="string">
            <text:p text:style-name="P135">mission对象，必须；</text:p>
          </table:table-cell>
          <table:table-cell table:style-name="Table14.A2" office:value-type="string">
            <text:p text:style-name="P135">Json</text:p>
          </table:table-cell>
          <table:table-cell table:style-name="Table14.A2" office:value-type="string">
            <text:p text:style-name="P135">教师</text:p>
            <text:p text:style-name="P135">管理员</text:p>
          </table:table-cell>
          <table:table-cell table:style-name="Table14.F2" office:value-type="string">
            <text:p text:style-name="P134">修改一个任务的属性</text:p>
          </table:table-cell>
        </table:table-row>
        <table:table-row>
          <table:table-cell table:style-name="Table14.A2" office:value-type="string">
            <text:p text:style-name="P134">/mission/duty</text:p>
          </table:table-cell>
          <table:table-cell table:style-name="Table14.A2" office:value-type="string">
            <text:p text:style-name="P135">POST</text:p>
          </table:table-cell>
          <table:table-cell table:style-name="Table14.A2" office:value-type="string">
            <text:p text:style-name="P135"><text:span text:style-name="T49">duty:</text:span>任务内容，必须；</text:p>
          </table:table-cell>
          <table:table-cell table:style-name="Table14.A2" office:value-type="string">
            <text:p text:style-name="P135">Json</text:p>
          </table:table-cell>
          <table:table-cell table:style-name="Table14.A2" office:value-type="string">
            <text:p text:style-name="P136">学生</text:p>
            <text:p text:style-name="P136">教师</text:p>
            <text:p text:style-name="P136">管理员</text:p>
          </table:table-cell>
          <table:table-cell table:style-name="Table14.F2" office:value-type="string">
            <text:p text:style-name="P134">添加一个任务的职责</text:p>
          </table:table-cell>
        </table:table-row>
        <table:table-row>
          <table:table-cell table:style-name="Table14.A2" office:value-type="string">
            <text:p text:style-name="P134">/mission/<text:span text:style-name="T50">complete</text:span></text:p>
          </table:table-cell>
          <table:table-cell table:style-name="Table14.A2" office:value-type="string">
            <text:p text:style-name="P138">POST</text:p>
          </table:table-cell>
          <table:table-cell table:style-name="Table14.A2" office:value-type="string">
            <text:p text:style-name="P138">无</text:p>
          </table:table-cell>
          <table:table-cell table:style-name="Table14.A2" office:value-type="string">
            <text:p text:style-name="P138">Json</text:p>
          </table:table-cell>
          <table:table-cell table:style-name="Table14.A2" office:value-type="string">
            <text:p text:style-name="P137">教师 </text:p>
            <text:p text:style-name="P137">管理员</text:p>
          </table:table-cell>
          <table:table-cell table:style-name="Table14.F2" office:value-type="string">
            <text:p text:style-name="P138">完成一个任务</text:p>
          </table:table-cell>
        </table:table-row>
        <table:table-row>
          <table:table-cell table:style-name="Table14.A2" office:value-type="string">
            <text:p text:style-name="P134">/miss<text:span text:style-name="T51">ions</text:span></text:p>
          </table:table-cell>
          <table:table-cell table:style-name="Table14.A2" office:value-type="string">
            <text:p text:style-name="P139">GET</text:p>
          </table:table-cell>
          <table:table-cell table:style-name="Table14.A2" office:value-type="string">
            <text:p text:style-name="P138">无</text:p>
          </table:table-cell>
          <table:table-cell table:style-name="Table14.A2" office:value-type="string">
            <text:p text:style-name="P139">Json</text:p>
          </table:table-cell>
          <table:table-cell table:style-name="Table14.A2" office:value-type="string">
            <text:p text:style-name="P137">教师</text:p>
            <text:p text:style-name="P137">管理员</text:p>
          </table:table-cell>
          <table:table-cell table:style-name="Table14.F2" office:value-type="string">
            <text:p text:style-name="P139">获取所有任务记录</text:p>
          </table:table-cell>
        </table:table-row>
        <text:soft-page-break/>
        <table:table-row>
          <table:table-cell table:style-name="Table14.A2" office:value-type="string">
            <text:p text:style-name="P134">/missions</text:p>
          </table:table-cell>
          <table:table-cell table:style-name="Table14.A2" office:value-type="string">
            <text:p text:style-name="P139">DELETE</text:p>
          </table:table-cell>
          <table:table-cell table:style-name="Table14.A2" office:value-type="string">
            <text:p text:style-name="P138">ids<text:span text:style-name="T53">:任务id数组串，必须；</text:span></text:p>
          </table:table-cell>
          <table:table-cell table:style-name="Table14.A2" office:value-type="string">
            <text:p text:style-name="P139">Json</text:p>
          </table:table-cell>
          <table:table-cell table:style-name="Table14.A2" office:value-type="string">
            <text:p text:style-name="P139">教师</text:p>
            <text:p text:style-name="P139">管理员</text:p>
          </table:table-cell>
          <table:table-cell table:style-name="Table14.F2" office:value-type="string">
            <text:p text:style-name="P139">批量删除任务记录</text:p>
          </table:table-cell>
        </table:table-row>
      </table:table>
      <text:p text:style-name="P124"/>
      <text:p text:style-name="P124">4.2.内部接口设计</text:p>
      <text:p text:style-name="P8">用户模块service层: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72">接口名</text:p>
          </table:table-cell>
          <table:table-cell table:style-name="Table8.A1" office:value-type="string">
            <text:p text:style-name="P72">参数</text:p>
          </table:table-cell>
          <table:table-cell table:style-name="Table8.A1" office:value-type="string">
            <text:p text:style-name="P72">返回</text:p>
          </table:table-cell>
          <table:table-cell table:style-name="Table8.D1" office:value-type="string">
            <text:p text:style-name="P72">描述</text:p>
          </table:table-cell>
        </table:table-row>
        <table:table-row>
          <table:table-cell table:style-name="Table8.A2" office:value-type="string">
            <text:p text:style-name="P77">doLogin(String username, String password)</text:p>
          </table:table-cell>
          <table:table-cell table:style-name="Table8.A2" office:value-type="string">
            <text:p text:style-name="P76">username:用户名，必须；</text:p>
            <text:p text:style-name="P76">password:密码，必须；</text:p>
          </table:table-cell>
          <table:table-cell table:style-name="Table8.A2" office:value-type="string">
            <text:p text:style-name="P79">JsonResult对象</text:p>
          </table:table-cell>
          <table:table-cell table:style-name="Table8.D2" office:value-type="string">
            <text:p text:style-name="P72">根据用户名和密码获取用户实体类</text:p>
          </table:table-cell>
        </table:table-row>
        <table:table-row>
          <table:table-cell table:style-name="Table8.A2" office:value-type="string">
            <text:p text:style-name="P78">doLogout()</text:p>
          </table:table-cell>
          <table:table-cell table:style-name="Table8.A2" office:value-type="string">
            <text:p text:style-name="P78">Null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注销</text:p>
          </table:table-cell>
        </table:table-row>
        <table:table-row>
          <table:table-cell table:style-name="Table8.A2" office:value-type="string">
            <text:p text:style-name="P78">do<text:span text:style-name="T41">UpdateUser(User user)</text:span></text:p>
          </table:table-cell>
          <table:table-cell table:style-name="Table8.A2" office:value-type="string">
            <text:p text:style-name="P79">user:要更该的User对象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更新一个用户的信息</text:p>
          </table:table-cell>
        </table:table-row>
        <table:table-row>
          <table:table-cell table:style-name="Table8.A2" office:value-type="string">
            <text:p text:style-name="P78">doRePass<text:span text:style-name="T41">(User user)</text:span></text:p>
          </table:table-cell>
          <table:table-cell table:style-name="Table8.A2" office:value-type="string">
            <text:p text:style-name="P79">user:要更改密码的user对象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更改密码<text:span text:style-name="T41">，只能修改自己的密码</text:span></text:p>
          </table:table-cell>
        </table:table-row>
        <table:table-row>
          <table:table-cell table:style-name="Table8.A2" office:value-type="string">
            <text:p text:style-name="P79">doDeleteUser(User user)</text:p>
          </table:table-cell>
          <table:table-cell table:style-name="Table8.A2" office:value-type="string">
            <text:p text:style-name="P79">user:要删除的user对象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删除一个用户</text:p>
          </table:table-cell>
        </table:table-row>
        <table:table-row>
          <table:table-cell table:style-name="Table8.A2" office:value-type="string">
            <text:p text:style-name="P79">do<text:span text:style-name="T45">DeleteUsers(List&lt;User&gt; users)</text:span></text:p>
          </table:table-cell>
          <table:table-cell table:style-name="Table8.A2" office:value-type="string">
            <text:p text:style-name="P81">users:用户对象集合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批量删除用户</text:p>
          </table:table-cell>
        </table:table-row>
        <table:table-row>
          <table:table-cell table:style-name="Table8.A2" office:value-type="string">
            <text:p text:style-name="P79">doRegUser(User user)</text:p>
          </table:table-cell>
          <table:table-cell table:style-name="Table8.A2" office:value-type="string">
            <text:p text:style-name="P79">user:添加单个用户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添加单个用户</text:p>
          </table:table-cell>
        </table:table-row>
        <table:table-row>
          <table:table-cell table:style-name="Table8.A2" office:value-type="string">
            <text:p text:style-name="P79">doRegUsers(String path)</text:p>
          </table:table-cell>
          <table:table-cell table:style-name="Table8.A2" office:value-type="string">
            <text:p text:style-name="P79">path:excel表格的本地路径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通过excel表格批量导入用户</text:p>
          </table:table-cell>
        </table:table-row>
        <table:table-row>
          <table:table-cell table:style-name="Table8.A2" office:value-type="string">
            <text:p text:style-name="P79">find<text:span text:style-name="T43">UserByUsername(String username)</text:span></text:p>
          </table:table-cell>
          <table:table-cell table:style-name="Table8.A2" office:value-type="string">
            <text:p text:style-name="P80">username:用户名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通过用户名来查找一个用户</text:p>
          </table:table-cell>
        </table:table-row>
        <table:table-row>
          <table:table-cell table:style-name="Table8.A2" office:value-type="string">
            <text:p text:style-name="P79"><text:span text:style-name="T43">f</text:span>ind<text:span text:style-name="T43">UserByEmail(String email)</text:span></text:p>
          </table:table-cell>
          <table:table-cell table:style-name="Table8.A2" office:value-type="string">
            <text:p text:style-name="P80">email:电子邮件地址，必须；</text:p>
          </table:table-cell>
          <table:table-cell table:style-name="Table8.A2" office:value-type="string">
            <text:p text:style-name="P78">JsonResult对象</text:p>
          </table:table-cell>
          <table:table-cell table:style-name="Table8.D2" office:value-type="string">
            <text:p text:style-name="P72">通过电子邮件地址查找一个用户</text:p>
          </table:table-cell>
        </table:table-row>
      </table:table>
      <text:p text:style-name="P13"/>
      <text:p text:style-name="P3">权限模块<text:span text:style-name="T42">service层:</text:span>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68">接口名</text:p>
          </table:table-cell>
          <table:table-cell table:style-name="Table9.A1" office:value-type="string">
            <text:p text:style-name="P68">参数</text:p>
          </table:table-cell>
          <table:table-cell table:style-name="Table9.A1" office:value-type="string">
            <text:p text:style-name="P68">返回</text:p>
          </table:table-cell>
          <table:table-cell table:style-name="Table9.D1" office:value-type="string">
            <text:p text:style-name="P68">描述</text:p>
          </table:table-cell>
        </table:table-row>
        <table:table-row>
          <table:table-cell table:style-name="Table9.A2" office:value-type="string">
            <text:p text:style-name="P70">doCheckAuth()</text:p>
          </table:table-cell>
          <table:table-cell table:style-name="Table9.A2" office:value-type="string">
            <text:p text:style-name="P68"/>
          </table:table-cell>
          <table:table-cell table:style-name="Table9.A2" office:value-type="string">
            <text:p text:style-name="P68"/>
          </table:table-cell>
          <table:table-cell table:style-name="Table9.D2" office:value-type="string">
            <text:p text:style-name="P68"/>
          </table:table-cell>
        </table:table-row>
      </table:table>
      <text:p text:style-name="P39"/>
      <text:p text:style-name="P38">系统消息模块service层:</text:p>
      <text:p text:style-name="P38"><text:soft-page-break/>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68">接口名</text:p>
          </table:table-cell>
          <table:table-cell table:style-name="Table10.A1" office:value-type="string">
            <text:p text:style-name="P68">参数</text:p>
          </table:table-cell>
          <table:table-cell table:style-name="Table10.A1" office:value-type="string">
            <text:p text:style-name="P68">返回</text:p>
          </table:table-cell>
          <table:table-cell table:style-name="Table10.D1" office:value-type="string">
            <text:p text:style-name="P68">描述</text:p>
          </table:table-cell>
        </table:table-row>
        <table:table-row>
          <table:table-cell table:style-name="Table10.A2" office:value-type="string">
            <text:p text:style-name="P68">do<text:span text:style-name="T42">AddNewMsg(SystemMessage msg)</text:span></text:p>
          </table:table-cell>
          <table:table-cell table:style-name="Table10.A2" office:value-type="string">
            <text:p text:style-name="P70">msg:系统消息对象，必须；</text:p>
          </table:table-cell>
          <table:table-cell table:style-name="Table10.A2" office:value-type="string">
            <text:p text:style-name="P68">JsonResult对象</text:p>
          </table:table-cell>
          <table:table-cell table:style-name="Table10.D2" office:value-type="string">
            <text:p text:style-name="P68">添加一条新的系统消息</text:p>
          </table:table-cell>
        </table:table-row>
        <table:table-row>
          <table:table-cell table:style-name="Table10.A2" office:value-type="string">
            <text:p text:style-name="P68">do<text:span text:style-name="T42">UpdateMsg(SystemMessage msg)</text:span></text:p>
          </table:table-cell>
          <table:table-cell table:style-name="Table10.A2" office:value-type="string">
            <text:p text:style-name="P70">msg:要更新的系统消息对象，必须；</text:p>
          </table:table-cell>
          <table:table-cell table:style-name="Table10.A2" office:value-type="string">
            <text:p text:style-name="P68">JsonResult对象</text:p>
          </table:table-cell>
          <table:table-cell table:style-name="Table10.D2" office:value-type="string">
            <text:p text:style-name="P68">更新一条系统消息</text:p>
          </table:table-cell>
        </table:table-row>
        <table:table-row>
          <table:table-cell table:style-name="Table10.A2" office:value-type="string">
            <text:p text:style-name="P68">doSend<text:span text:style-name="T42">Msg(SystemMessage msg)</text:span></text:p>
          </table:table-cell>
          <table:table-cell table:style-name="Table10.A2" office:value-type="string">
            <text:p text:style-name="P70">msg:要发送的系统消息，必须；</text:p>
          </table:table-cell>
          <table:table-cell table:style-name="Table10.A2" office:value-type="string">
            <text:p text:style-name="P68">JsonResult对象</text:p>
          </table:table-cell>
          <table:table-cell table:style-name="Table10.D2" office:value-type="string">
            <text:p text:style-name="P68">向所有用户发送一条系统消息</text:p>
          </table:table-cell>
        </table:table-row>
        <table:table-row>
          <table:table-cell table:style-name="Table10.A2" office:value-type="string">
            <text:p text:style-name="P68">doDelete<text:span text:style-name="T42">Msg(SystemMessage msg)</text:span></text:p>
          </table:table-cell>
          <table:table-cell table:style-name="Table10.A2" office:value-type="string">
            <text:p text:style-name="P70">msg:要删除的系统消息对象，必须；</text:p>
          </table:table-cell>
          <table:table-cell table:style-name="Table10.A2" office:value-type="string">
            <text:p text:style-name="P68">JsonResult对象</text:p>
          </table:table-cell>
          <table:table-cell table:style-name="Table10.D2" office:value-type="string">
            <text:p text:style-name="P68">删除一条系统消息</text:p>
          </table:table-cell>
        </table:table-row>
        <table:table-row>
          <table:table-cell table:style-name="Table10.A2" office:value-type="string">
            <text:p text:style-name="P68"><text:span text:style-name="T43">g</text:span>et<text:span text:style-name="T42">AllMsgs()</text:span></text:p>
          </table:table-cell>
          <table:table-cell table:style-name="Table10.A2" office:value-type="string">
            <text:p text:style-name="P70">Null</text:p>
          </table:table-cell>
          <table:table-cell table:style-name="Table10.A2" office:value-type="string">
            <text:p text:style-name="P70">JsonResult对象</text:p>
          </table:table-cell>
          <table:table-cell table:style-name="Table10.D2" office:value-type="string">
            <text:p text:style-name="P68">获取所有的系统消息</text:p>
          </table:table-cell>
        </table:table-row>
        <table:table-row>
          <table:table-cell table:style-name="Table10.A2" office:value-type="string">
            <text:p text:style-name="P68"><text:span text:style-name="T43">f</text:span>ind<text:span text:style-name="T43">MsgByKeywords(String keywords)</text:span></text:p>
          </table:table-cell>
          <table:table-cell table:style-name="Table10.A2" office:value-type="string">
            <text:p text:style-name="P71">Keywords:关键字，必须；</text:p>
          </table:table-cell>
          <table:table-cell table:style-name="Table10.A2" office:value-type="string">
            <text:p text:style-name="P70">JsonResult对象</text:p>
          </table:table-cell>
          <table:table-cell table:style-name="Table10.D2" office:value-type="string">
            <text:p text:style-name="P68">根据关键字查询系统消息内容相匹配的消息</text:p>
          </table:table-cell>
        </table:table-row>
        <table:table-row>
          <table:table-cell table:style-name="Table10.A2" office:value-type="string">
            <text:p text:style-name="P68"><text:span text:style-name="T43">f</text:span>ind<text:span text:style-name="T43">MsgByAdmin(User user)</text:span></text:p>
          </table:table-cell>
          <table:table-cell table:style-name="Table10.A2" office:value-type="string">
            <text:p text:style-name="P71">user:管理员对象，必须；</text:p>
          </table:table-cell>
          <table:table-cell table:style-name="Table10.A2" office:value-type="string">
            <text:p text:style-name="P70">JsonResult对象</text:p>
          </table:table-cell>
          <table:table-cell table:style-name="Table10.D2" office:value-type="string">
            <text:p text:style-name="P68">根据管理员来查找系统消息</text:p>
          </table:table-cell>
        </table:table-row>
      </table:table>
      <text:p text:style-name="P39"/>
      <text:p text:style-name="P39">学习规划表管理模块service层<text:span text:style-name="T44">:</text:span>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73">接口名</text:p>
          </table:table-cell>
          <table:table-cell table:style-name="Table11.A1" office:value-type="string">
            <text:p text:style-name="P73">参数</text:p>
          </table:table-cell>
          <table:table-cell table:style-name="Table11.A1" office:value-type="string">
            <text:p text:style-name="P73">返回</text:p>
          </table:table-cell>
          <table:table-cell table:style-name="Table11.D1" office:value-type="string">
            <text:p text:style-name="P73">描述</text:p>
          </table:table-cell>
        </table:table-row>
        <table:table-row>
          <table:table-cell table:style-name="Table11.A2" office:value-type="string">
            <text:p text:style-name="P73">get<text:span text:style-name="T45">LearningPlanTemplate()</text:span></text:p>
          </table:table-cell>
          <table:table-cell table:style-name="Table11.A2" office:value-type="string">
            <text:p text:style-name="P81">Null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获取学习规划表模板</text:p>
          </table:table-cell>
        </table:table-row>
        <table:table-row>
          <table:table-cell table:style-name="Table11.A2" office:value-type="string">
            <text:p text:style-name="P81">doAddLearningPlan(LearningPlanForm form)</text:p>
          </table:table-cell>
          <table:table-cell table:style-name="Table11.A2" office:value-type="string">
            <text:p text:style-name="P81">form:规划表对象，必须；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添加（填写）一张规划表</text:p>
          </table:table-cell>
        </table:table-row>
        <table:table-row>
          <table:table-cell table:style-name="Table11.A2" office:value-type="string">
            <text:p text:style-name="P81">doUpdateLearningPlan(LearningPlanForm form)</text:p>
          </table:table-cell>
          <table:table-cell table:style-name="Table11.A2" office:value-type="string">
            <text:p text:style-name="P81">form:规划表对象，必须；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修改一张规划表</text:p>
          </table:table-cell>
        </table:table-row>
        <table:table-row>
          <table:table-cell table:style-name="Table11.A2" office:value-type="string">
            <text:p text:style-name="P81">doDeleteLearningPlan(LearningPlanForm form)</text:p>
          </table:table-cell>
          <table:table-cell table:style-name="Table11.A2" office:value-type="string">
            <text:p text:style-name="P81">form:规划表对象，必须；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删除一张规划表</text:p>
          </table:table-cell>
        </table:table-row>
        <table:table-row>
          <table:table-cell table:style-name="Table11.A2" office:value-type="string">
            <text:p text:style-name="P82">doApproveLearningPlan(LearningPlanForm form)</text:p>
          </table:table-cell>
          <table:table-cell table:style-name="Table11.A2" office:value-type="string">
            <text:p text:style-name="P82">form:规划表对象，必须；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审批一张规划表</text:p>
          </table:table-cell>
        </table:table-row>
        <table:table-row>
          <table:table-cell table:style-name="Table11.A2" office:value-type="string">
            <text:p text:style-name="P82">doShareLearningPlan(LearningPlanForm form)</text:p>
          </table:table-cell>
          <table:table-cell table:style-name="Table11.A2" office:value-type="string">
            <text:p text:style-name="P82">form:规划表对象，必须；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分享一张规划表</text:p>
          </table:table-cell>
        </table:table-row>
        <text:soft-page-break/>
        <table:table-row>
          <table:table-cell table:style-name="Table11.A2" office:value-type="string">
            <text:p text:style-name="P82">doUpdateLearningPlanColumn(LearningPlanColumn colum)</text:p>
          </table:table-cell>
          <table:table-cell table:style-name="Table11.A2" office:value-type="string">
            <text:p text:style-name="P82">colum:规划表模板列，必须；</text:p>
          </table:table-cell>
          <table:table-cell table:style-name="Table11.A2" office:value-type="string">
            <text:p text:style-name="P81">JsonResult对象</text:p>
          </table:table-cell>
          <table:table-cell table:style-name="Table11.D2" office:value-type="string">
            <text:p text:style-name="P81">更改规划模板表的模板</text:p>
          </table:table-cell>
        </table:table-row>
      </table:table>
      <text:p text:style-name="P40"/>
      <text:p text:style-name="P40"/>
      <text:p text:style-name="P40"/>
      <text:p text:style-name="P40">图书管理模块service层<text:span text:style-name="T46">: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74">接口名</text:p>
          </table:table-cell>
          <table:table-cell table:style-name="Table12.A1" office:value-type="string">
            <text:p text:style-name="P74">参数</text:p>
          </table:table-cell>
          <table:table-cell table:style-name="Table12.A1" office:value-type="string">
            <text:p text:style-name="P74">返回</text:p>
          </table:table-cell>
          <table:table-cell table:style-name="Table12.D1" office:value-type="string">
            <text:p text:style-name="P74">描述</text:p>
          </table:table-cell>
        </table:table-row>
        <table:table-row>
          <table:table-cell table:style-name="Table12.A2" office:value-type="string">
            <text:p text:style-name="P74">do<text:span text:style-name="T46">AddBook(Book book)</text:span></text:p>
          </table:table-cell>
          <table:table-cell table:style-name="Table12.A2" office:value-type="string">
            <text:p text:style-name="P82">book:book对象，必须；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添加一本新书</text:p>
          </table:table-cell>
        </table:table-row>
        <table:table-row>
          <table:table-cell table:style-name="Table12.A2" office:value-type="string">
            <text:p text:style-name="P74">do<text:span text:style-name="T46">UpateBook(Book book)</text:span></text:p>
          </table:table-cell>
          <table:table-cell table:style-name="Table12.A2" office:value-type="string">
            <text:p text:style-name="P82">book:图书对象，必须；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修改一本图书</text:p>
          </table:table-cell>
        </table:table-row>
        <table:table-row>
          <table:table-cell table:style-name="Table12.A2" office:value-type="string">
            <text:p text:style-name="P74">do<text:span text:style-name="T46">DeleteBook(Book book)</text:span></text:p>
          </table:table-cell>
          <table:table-cell table:style-name="Table12.A2" office:value-type="string">
            <text:p text:style-name="P82">book:图书对象，必须；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删除一本图书</text:p>
          </table:table-cell>
        </table:table-row>
        <table:table-row>
          <table:table-cell table:style-name="Table12.A2" office:value-type="string">
            <text:p text:style-name="P74">do<text:span text:style-name="T46">DeleteBooks(List&lt;Book&gt; books)</text:span></text:p>
          </table:table-cell>
          <table:table-cell table:style-name="Table12.A2" office:value-type="string">
            <text:p text:style-name="P82">books:图书对象集合，必须；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批量删除图书</text:p>
          </table:table-cell>
        </table:table-row>
        <table:table-row>
          <table:table-cell table:style-name="Table12.A2" office:value-type="string">
            <text:p text:style-name="P74"><text:s/>find<text:span text:style-name="T47">BookByAdmin(User user)</text:span></text:p>
          </table:table-cell>
          <table:table-cell table:style-name="Table12.A2" office:value-type="string">
            <text:p text:style-name="P83">user:管理员用户对象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根据管理员查找图书</text:p>
          </table:table-cell>
        </table:table-row>
        <table:table-row>
          <table:table-cell table:style-name="Table12.A2" office:value-type="string">
            <text:p text:style-name="P74">find<text:span text:style-name="T47">BookByName(String name)</text:span></text:p>
          </table:table-cell>
          <table:table-cell table:style-name="Table12.A2" office:value-type="string">
            <text:p text:style-name="P83">name:书名，必须；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根据书名查找图书</text:p>
          </table:table-cell>
        </table:table-row>
        <table:table-row>
          <table:table-cell table:style-name="Table12.A2" office:value-type="string">
            <text:p text:style-name="P74">find<text:span text:style-name="T47">BookByCategory(String category)</text:span></text:p>
          </table:table-cell>
          <table:table-cell table:style-name="Table12.A2" office:value-type="string">
            <text:p text:style-name="P83">category:类别名，必须；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根据类别查找图书</text:p>
          </table:table-cell>
        </table:table-row>
        <table:table-row>
          <table:table-cell table:style-name="Table12.A2" office:value-type="string">
            <text:p text:style-name="P74">do<text:span text:style-name="T47">BorrowBook()</text:span></text:p>
          </table:table-cell>
          <table:table-cell table:style-name="Table12.A2" office:value-type="string">
            <text:p text:style-name="P83">Null</text:p>
          </table:table-cell>
          <table:table-cell table:style-name="Table12.A2" office:value-type="string">
            <text:p text:style-name="P74">JsonResult对象</text:p>
          </table:table-cell>
          <table:table-cell table:style-name="Table12.D2" office:value-type="string">
            <text:p text:style-name="P74">借书</text:p>
          </table:table-cell>
        </table:table-row>
        <table:table-row>
          <table:table-cell table:style-name="Table12.A2" office:value-type="string">
            <text:p text:style-name="P74">do<text:span text:style-name="T47">ReturnBook()</text:span></text:p>
          </table:table-cell>
          <table:table-cell table:style-name="Table12.A2" office:value-type="string">
            <text:p text:style-name="P83">Null</text:p>
          </table:table-cell>
          <table:table-cell table:style-name="Table12.A2" office:value-type="string">
            <text:p text:style-name="P83">JsonResult对象</text:p>
          </table:table-cell>
          <table:table-cell table:style-name="Table12.D2" office:value-type="string">
            <text:p text:style-name="P74">还书</text:p>
          </table:table-cell>
        </table:table-row>
      </table:table>
      <text:p text:style-name="P57"/>
      <text:p text:style-name="P41">文件管理模块service层<text:span text:style-name="T47">:</text:span>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75">接口名</text:p>
          </table:table-cell>
          <table:table-cell table:style-name="Table13.A1" office:value-type="string">
            <text:p text:style-name="P75">参数</text:p>
          </table:table-cell>
          <table:table-cell table:style-name="Table13.A1" office:value-type="string">
            <text:p text:style-name="P75">返回</text:p>
          </table:table-cell>
          <table:table-cell table:style-name="Table13.D1" office:value-type="string">
            <text:p text:style-name="P75">描述</text:p>
          </table:table-cell>
        </table:table-row>
        <table:table-row>
          <table:table-cell table:style-name="Table13.A2" office:value-type="string">
            <text:p text:style-name="P75">do<text:span text:style-name="T47">UploadFile()</text:span></text:p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83">JsonResult对象</text:p>
          </table:table-cell>
          <table:table-cell table:style-name="Table13.D2" office:value-type="string">
            <text:p text:style-name="P83">上传单个文件到服务器</text:p>
          </table:table-cell>
        </table:table-row>
        <table:table-row>
          <table:table-cell table:style-name="Table13.A2" office:value-type="string">
            <text:p text:style-name="P75">get<text:span text:style-name="T47">UploadFileDetails()</text:span></text:p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83">JsonResult对象</text:p>
          </table:table-cell>
          <table:table-cell table:style-name="Table13.D2" office:value-type="string">
            <text:p text:style-name="P83">查看文件详情</text:p>
          </table:table-cell>
        </table:table-row>
        <table:table-row>
          <table:table-cell table:style-name="Table13.A2" office:value-type="string">
            <text:p text:style-name="P75">do<text:span text:style-name="T47">DownLoadFile()</text:span></text:p>
          </table:table-cell>
          <table:table-cell table:style-name="Table13.A2" office:value-type="string">
            <text:p text:style-name="P75"/>
          </table:table-cell>
          <table:table-cell table:style-name="Table13.A2" office:value-type="string">
            <text:p text:style-name="P83">JsonResult对象</text:p>
          </table:table-cell>
          <table:table-cell table:style-name="Table13.D2" office:value-type="string">
            <text:p text:style-name="P83">下载一个文件</text:p>
          </table:table-cell>
        </table:table-row>
        <table:table-row>
          <table:table-cell table:style-name="Table13.A2" office:value-type="string">
            <text:p text:style-name="P75">do<text:span text:style-name="T47">DeleteFile(Upload file)</text:span></text:p>
          </table:table-cell>
          <table:table-cell table:style-name="Table13.A2" office:value-type="string">
            <text:p text:style-name="P83">file:Upload文件对象，必须；</text:p>
          </table:table-cell>
          <table:table-cell table:style-name="Table13.A2" office:value-type="string">
            <text:p text:style-name="P83">JsonResult对象</text:p>
          </table:table-cell>
          <table:table-cell table:style-name="Table13.D2" office:value-type="string">
            <text:p text:style-name="P83">删除一个上传的文件</text:p>
          </table:table-cell>
        </table:table-row>
        <table:table-row>
          <table:table-cell table:style-name="Table13.A2" office:value-type="string">
            <text:p text:style-name="P75">do<text:span text:style-name="T47">DeleteFiles(List&lt;Upload&gt; files)</text:span></text:p>
          </table:table-cell>
          <table:table-cell table:style-name="Table13.A2" office:value-type="string">
            <text:p text:style-name="P83">files:Upload文件对象集合，必须；</text:p>
          </table:table-cell>
          <table:table-cell table:style-name="Table13.A2" office:value-type="string">
            <text:p text:style-name="P83">JsonResult对象</text:p>
          </table:table-cell>
          <table:table-cell table:style-name="Table13.D2" office:value-type="string">
            <text:p text:style-name="P83">批量删除文件</text:p>
          </table:table-cell>
        </table:table-row>
        <text:soft-page-break/>
        <table:table-row>
          <table:table-cell table:style-name="Table13.A2" office:value-type="string">
            <text:p text:style-name="P75">do<text:span text:style-name="T47">UpdateFile(Upload file)</text:span></text:p>
          </table:table-cell>
          <table:table-cell table:style-name="Table13.A2" office:value-type="string">
            <text:p text:style-name="P83">file:Upload文件对象，必须；</text:p>
          </table:table-cell>
          <table:table-cell table:style-name="Table13.A2" office:value-type="string">
            <text:p text:style-name="P83">JsonResult对象</text:p>
          </table:table-cell>
          <table:table-cell table:style-name="Table13.D2" office:value-type="string">
            <text:p text:style-name="P83">修改一个文件的属性</text:p>
          </table:table-cell>
        </table:table-row>
      </table:table>
      <text:p text:style-name="P126"/>
      <text:p text:style-name="P126">任务管理模块service层<text:span text:style-name="T52">:</text:span></text:p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31">接口名</text:p>
          </table:table-cell>
          <table:table-cell table:style-name="Table15.A1" office:value-type="string">
            <text:p text:style-name="P131">参数</text:p>
          </table:table-cell>
          <table:table-cell table:style-name="Table15.A1" office:value-type="string">
            <text:p text:style-name="P131">返回</text:p>
          </table:table-cell>
          <table:table-cell table:style-name="Table15.D1" office:value-type="string">
            <text:p text:style-name="P131">描述</text:p>
          </table:table-cell>
        </table:table-row>
        <table:table-row>
          <table:table-cell table:style-name="Table15.A2" office:value-type="string">
            <text:p text:style-name="P132">doAddMission(Mission mission)</text:p>
          </table:table-cell>
          <table:table-cell table:style-name="Table15.A2" office:value-type="string">
            <text:p text:style-name="P132">mission:任务对象，必须；</text:p>
          </table:table-cell>
          <table:table-cell table:style-name="Table15.A2" office:value-type="string">
            <text:p text:style-name="P131">JsonResult对象</text:p>
          </table:table-cell>
          <table:table-cell table:style-name="Table15.D2" office:value-type="string">
            <text:p text:style-name="P131">添加一个新任务</text:p>
          </table:table-cell>
        </table:table-row>
        <table:table-row>
          <table:table-cell table:style-name="Table15.A2" office:value-type="string">
            <text:p text:style-name="P132">doUpdateMission(Mission mission)</text:p>
          </table:table-cell>
          <table:table-cell table:style-name="Table15.A2" office:value-type="string">
            <text:p text:style-name="P132">mission:任务对象，必须；</text:p>
          </table:table-cell>
          <table:table-cell table:style-name="Table15.A2" office:value-type="string">
            <text:p text:style-name="P131">JsonResult对象</text:p>
          </table:table-cell>
          <table:table-cell table:style-name="Table15.D2" office:value-type="string">
            <text:p text:style-name="P131">修改一个任务属性</text:p>
          </table:table-cell>
        </table:table-row>
        <table:table-row>
          <table:table-cell table:style-name="Table15.A2" office:value-type="string">
            <text:p text:style-name="P132">doDeleteMission(Mission mission)</text:p>
          </table:table-cell>
          <table:table-cell table:style-name="Table15.A2" office:value-type="string">
            <text:p text:style-name="P132">mission:任务对象，必须；</text:p>
          </table:table-cell>
          <table:table-cell table:style-name="Table15.A2" office:value-type="string">
            <text:p text:style-name="P131">JsonResult对象</text:p>
          </table:table-cell>
          <table:table-cell table:style-name="Table15.D2" office:value-type="string">
            <text:p text:style-name="P131">删除一个任务</text:p>
          </table:table-cell>
        </table:table-row>
        <table:table-row>
          <table:table-cell table:style-name="Table15.A2" office:value-type="string">
            <text:p text:style-name="P132">doDeleteMissions(List&lt;Mission&gt; missions)</text:p>
          </table:table-cell>
          <table:table-cell table:style-name="Table15.A2" office:value-type="string">
            <text:p text:style-name="P132">missions:任务对象集合，必须；</text:p>
          </table:table-cell>
          <table:table-cell table:style-name="Table15.A2" office:value-type="string">
            <text:p text:style-name="P131">JsonResult对象</text:p>
          </table:table-cell>
          <table:table-cell table:style-name="Table15.D2" office:value-type="string">
            <text:p text:style-name="P131">批量删除对象</text:p>
          </table:table-cell>
        </table:table-row>
        <table:table-row>
          <table:table-cell table:style-name="Table15.A2" office:value-type="string">
            <text:p text:style-name="P133">findMissionByAdmin()</text:p>
          </table:table-cell>
          <table:table-cell table:style-name="Table15.A2" office:value-type="string">
            <text:p text:style-name="P133"/>
          </table:table-cell>
          <table:table-cell table:style-name="Table15.A2" office:value-type="string">
            <text:p text:style-name="P133">JsonResult对象</text:p>
          </table:table-cell>
          <table:table-cell table:style-name="Table15.D2" office:value-type="string">
            <text:p text:style-name="P131">根据管理员id查找任务记录</text:p>
          </table:table-cell>
        </table:table-row>
        <table:table-row>
          <table:table-cell table:style-name="Table15.A2" office:value-type="string">
            <text:p text:style-name="P133">findMissionByKeywords(String keywords)</text:p>
          </table:table-cell>
          <table:table-cell table:style-name="Table15.A2" office:value-type="string">
            <text:p text:style-name="P133">keywords:关键字</text:p>
          </table:table-cell>
          <table:table-cell table:style-name="Table15.A2" office:value-type="string">
            <text:p text:style-name="P133">JsonResult对象</text:p>
          </table:table-cell>
          <table:table-cell table:style-name="Table15.D2" office:value-type="string">
            <text:p text:style-name="P131">根据关键字匹配主题相对应的任务记录</text:p>
          </table:table-cell>
        </table:table-row>
        <table:table-row>
          <table:table-cell table:style-name="Table15.A2" office:value-type="string">
            <text:p text:style-name="P133">doWriteDuty(String duty)</text:p>
          </table:table-cell>
          <table:table-cell table:style-name="Table15.A2" office:value-type="string">
            <text:p text:style-name="P133">duty:职责，必须；</text:p>
          </table:table-cell>
          <table:table-cell table:style-name="Table15.A2" office:value-type="string">
            <text:p text:style-name="P133">JsonResult对象</text:p>
          </table:table-cell>
          <table:table-cell table:style-name="Table15.D2" office:value-type="string">
            <text:p text:style-name="P131">填写职责</text:p>
          </table:table-cell>
        </table:table-row>
        <table:table-row>
          <table:table-cell table:style-name="Table15.A2" office:value-type="string">
            <text:p text:style-name="P133">doCompleteMission()</text:p>
          </table:table-cell>
          <table:table-cell table:style-name="Table15.A2" office:value-type="string">
            <text:p text:style-name="P133">无</text:p>
          </table:table-cell>
          <table:table-cell table:style-name="Table15.A2" office:value-type="string">
            <text:p text:style-name="P133">JsonResult对象</text:p>
          </table:table-cell>
          <table:table-cell table:style-name="Table15.D2" office:value-type="string">
            <text:p text:style-name="P131">将一个任务标记为完成</text:p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9:04:10.277472780</meta:creation-date>
    <dc:date>2017-11-20T15:31:02.059097027</dc:date>
    <meta:editing-duration>PT6H6M20S</meta:editing-duration>
    <meta:editing-cycles>55</meta:editing-cycles>
    <meta:generator>LibreOffice/5.4.1.2$Linux_X86_64 LibreOffice_project/40m0$Build-2</meta:generator>
    <meta:document-statistic meta:table-count="16" meta:image-count="0" meta:object-count="0" meta:page-count="13" meta:paragraph-count="687" meta:word-count="3551" meta:character-count="7059" meta:non-whitespace-character-count="6943"/>
  </office:meta>
</office:document-meta>
</file>